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officeooo:paragraph-rsid="0014a114"/>
    </style:style>
    <style:style style:name="P3" style:family="paragraph" style:parent-style-name="Standard">
      <style:text-properties officeooo:rsid="001566fd" officeooo:paragraph-rsid="001566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, an</text:p>
      <text:p text:style-name="Standard">abandon</text:p>
      <text:p text:style-name="Standard">ability n. A2</text:p>
      <text:p text:style-name="Standard">able adj. A2</text:p>
      <text:p text:style-name="Standard">about prep., adv. A1</text:p>
      <text:p text:style-name="Standard">above prep., adv. A1</text:p>
      <text:p text:style-name="Standard">abroad adv. A2</text:p>
      <text:p text:style-name="Standard">absolute adj. B2</text:p>
      <text:p text:style-name="Standard">absolutely adv. B1</text:p>
      <text:p text:style-name="Standard">academic adj.B1, n. B2</text:p>
      <text:p text:style-name="Standard">accept v. A2</text:p>
      <text:p text:style-name="Standard">acceptable adj. B2</text:p>
      <text:p text:style-name="Standard">access n., v. B1</text:p>
      <text:p text:style-name="Standard">accident n. A2</text:p>
      <text:p text:style-name="Standard">accommodation n. B1</text:p>
      <text:p text:style-name="Standard">accompany</text:p>
      <text:p text:style-name="Standard">according to prep. A2</text:p>
      <text:p text:style-name="Standard">account n. B1,</text:p>
      <text:p text:style-name="Standard">accurate adj. B2</text:p>
      <text:p text:style-name="Standard">accuse</text:p>
      <text:p text:style-name="Standard">achieve v. A2</text:p>
      <text:p text:style-name="Standard">achievement n. B1</text:p>
      <text:p text:style-name="Standard">acknowledge</text:p>
      <text:p text:style-name="Standard">acquire</text:p>
      <text:p text:style-name="Standard">across prep., adv. A1</text:p>
      <text:p text:style-name="Standard">act v. A2, n. B1</text:p>
      <text:p text:style-name="Standard">action n. A1</text:p>
      <text:p text:style-name="Standard">active adj. A2</text:p>
      <text:p text:style-name="Standard">activity n. A1</text:p>
      <text:p text:style-name="Standard">actor n. A1</text:p>
      <text:p text:style-name="Standard">actress n. A1</text:p>
      <text:p text:style-name="Standard">actual adj. B2</text:p>
      <text:p text:style-name="Standard">actually adv. A2</text:p>
      <text:p text:style-name="Standard">ad n. B1</text:p>
      <text:p text:style-name="Standard">adapt</text:p>
      <text:p text:style-name="Standard">add v. A1</text:p>
      <text:p text:style-name="Standard">addition n. B1</text:p>
      <text:p text:style-name="Standard">additional adj. B2</text:p>
      <text:p text:style-name="Standard">address n. A1,</text:p>
      <text:p text:style-name="Standard">administration n. B2</text:p>
      <text:p text:style-name="Standard">admire v. B1</text:p>
      <text:p text:style-name="Standard">admit v. B1</text:p>
      <text:p text:style-name="Standard">adopt</text:p>
      <text:p text:style-name="Standard">adult n. A1, adj. A2</text:p>
      <text:p text:style-name="Standard">advance n., v., adj. B2</text:p>
      <text:p text:style-name="Standard">advanced adj. B1</text:p>
      <text:p text:style-name="Standard">advantage n. A2</text:p>
      <text:p text:style-name="Standard">adventure n. A2</text:p>
      <text:p text:style-name="Standard">advertise v. A2</text:p>
      <text:p text:style-name="Standard">advertisement n. A2</text:p>
      <text:p text:style-name="Standard">advertising n. A2</text:p>
      <text:p text:style-name="Standard">advice n. A1</text:p>
      <text:p text:style-name="Standard">advise v. B1</text:p>
      <text:p text:style-name="Standard">affair n. B2</text:p>
      <text:p text:style-name="Standard">affect v. A2</text:p>
      <text:p text:style-name="Standard">afford v. B1</text:p>
      <text:p text:style-name="Standard">afraid adj. A1</text:p>
      <text:p text:style-name="Standard">after prep. A1, conj., adv. A2</text:p>
      <text:p text:style-name="Standard">afternoon n. A1</text:p>
      <text:p text:style-name="Standard">afterwards adv. B2</text:p>
      <text:p text:style-name="Standard">again adv. A1</text:p>
      <text:p text:style-name="Standard">against prep. A2</text:p>
      <text:p text:style-name="Standard">age n. A1, v. B1</text:p>
      <text:p text:style-name="Standard">aged adj. B1</text:p>
      <text:p text:style-name="Standard">agency n. B2</text:p>
      <text:p text:style-name="Standard">agenda n. B2</text:p>
      <text:p text:style-name="Standard">agent n. B1</text:p>
      <text:p text:style-name="Standard">aggressive adj. B2</text:p>
      <text:p text:style-name="Standard">ago adv. A1</text:p>
      <text:p text:style-name="Standard">agree v. A1</text:p>
      <text:p text:style-name="Standard">agreement n. B1</text:p>
      <text:p text:style-name="Standard">ah exclam. A2</text:p>
      <text:p text:style-name="Standard">ahead adv. B1</text:p>
      <text:p text:style-name="Standard">aid n.,</text:p>
      <text:p text:style-name="Standard">aim v., n. B1</text:p>
      <text:p text:style-name="Standard">air n. A1</text:p>
      <text:p text:style-name="Standard">aircraft n. B2</text:p>
      <text:p text:style-name="Standard">airline n. A2</text:p>
      <text:p text:style-name="Standard">airport n. A1</text:p>
      <text:p text:style-name="Standard">alarm n. B1,</text:p>
      <text:p text:style-name="Standard">album n. B1</text:p>
      <text:p text:style-name="Standard">alcohol n. B1</text:p>
      <text:p text:style-name="Standard">alcoholic adj. B1</text:p>
      <text:p text:style-name="Standard">alive adj. A2</text:p>
      <text:p text:style-name="Standard"><text:soft-page-break/>all det., pron. A1, adv. A2</text:p>
      <text:p text:style-name="Standard">all right adj./adv., exclam. A2</text:p>
      <text:p text:style-name="Standard">allow v. A2</text:p>
      <text:p text:style-name="Standard">almost adv. A2</text:p>
      <text:p text:style-name="Standard">alone adj./adv. A2</text:p>
      <text:p text:style-name="Standard">along prep., adv. A2</text:p>
      <text:p text:style-name="Standard">already adv. A2</text:p>
      <text:p text:style-name="Standard">also adv. A1</text:p>
      <text:p text:style-name="Standard">alter</text:p>
      <text:p text:style-name="Standard">alternative n. A2, adj. B1</text:p>
      <text:p text:style-name="Standard">although conj. A2</text:p>
      <text:p text:style-name="Standard">always adv. A1</text:p>
      <text:p text:style-name="Standard">amazed adj. B1</text:p>
      <text:p text:style-name="Standard">amazing adj. A1</text:p>
      <text:p text:style-name="Standard">ambition n. B1</text:p>
      <text:p text:style-name="Standard">ambitious adj. B1</text:p>
      <text:p text:style-name="Standard">among prep. A2</text:p>
      <text:p text:style-name="Standard">amount n. A2,</text:p>
      <text:p text:style-name="Standard">analyse v. B1</text:p>
      <text:p text:style-name="Standard">analysis n. B1</text:p>
      <text:p text:style-name="Standard">ancient adj. A2</text:p>
      <text:p text:style-name="Standard">and conj. A1</text:p>
      <text:p text:style-name="Standard">anger n. B2</text:p>
      <text:p text:style-name="Standard">angle n. B2</text:p>
      <text:p text:style-name="Standard">angry adj. A1</text:p>
      <text:p text:style-name="Standard">animal n. A1</text:p>
      <text:p text:style-name="Standard">ankle n. A2</text:p>
      <text:p text:style-name="Standard">anniversary n. B2</text:p>
      <text:p text:style-name="Standard">announce v. B1</text:p>
      <text:p text:style-name="Standard">announcement n. B1</text:p>
      <text:p text:style-name="Standard">annoy v. B1</text:p>
      <text:p text:style-name="Standard">annoyed adj. B1</text:p>
      <text:p text:style-name="Standard">annoying adj. B1</text:p>
      <text:p text:style-name="Standard">annual adj. B2</text:p>
      <text:p text:style-name="Standard">another det./pron. A1</text:p>
      <text:p text:style-name="Standard">answer n., v. A1</text:p>
      <text:p text:style-name="Standard">anxious adj. B2</text:p>
      <text:p text:style-name="Standard">any det., pron. A1, adv. A2</text:p>
      <text:p text:style-name="Standard">anybody pron. A2</text:p>
      <text:p text:style-name="Standard">any more adv. A2</text:p>
      <text:p text:style-name="Standard">anyone pron. A1</text:p>
      <text:p text:style-name="Standard">anything pron. A1</text:p>
      <text:p text:style-name="Standard">anyway adv. A2</text:p>
      <text:p text:style-name="Standard">anywhere adv., pron. A2</text:p>
      <text:p text:style-name="Standard">apart adv. B1</text:p>
      <text:p text:style-name="Standard">apartment n. A1</text:p>
      <text:p text:style-name="Standard">apologize v. B1</text:p>
      <text:p text:style-name="Standard">app n. A2</text:p>
      <text:p text:style-name="Standard">apparent adj. B2</text:p>
      <text:p text:style-name="Standard">apparently adv. B2</text:p>
      <text:p text:style-name="Standard">appeal n.,</text:p>
      <text:p text:style-name="Standard">appear v. A2</text:p>
      <text:p text:style-name="Standard">appearance n. A2</text:p>
      <text:p text:style-name="Standard">apple n. A1</text:p>
      <text:p text:style-name="Standard">application n. B1</text:p>
      <text:p text:style-name="Standard">apply v. A2</text:p>
      <text:p text:style-name="Standard">appointment n. B1</text:p>
      <text:p text:style-name="Standard">appreciate v. B1</text:p>
      <text:p text:style-name="Standard">approach n.,</text:p>
      <text:p text:style-name="Standard">appropriate adj. B2</text:p>
      <text:p text:style-name="Standard">approval n. B2</text:p>
      <text:p text:style-name="Standard">approve</text:p>
      <text:p text:style-name="Standard">approximately adv. B1</text:p>
      <text:p text:style-name="Standard">April n. A1</text:p>
      <text:p text:style-name="Standard">architect n. A2</text:p>
      <text:p text:style-name="Standard">architecture n. A2</text:p>
      <text:p text:style-name="Standard">area n. A1</text:p>
      <text:p text:style-name="Standard">argue v. A2</text:p>
      <text:p text:style-name="Standard">argument n. A2</text:p>
      <text:p text:style-name="Standard">arise</text:p>
      <text:p text:style-name="Standard">arm n. A1</text:p>
      <text:p text:style-name="Standard">armed adj. B2</text:p>
      <text:p text:style-name="Standard">arms n. B2</text:p>
      <text:p text:style-name="Standard">army n. A2</text:p>
      <text:p text:style-name="Standard">around prep., adv. A1</text:p>
      <text:p text:style-name="Standard">arrange v. A2</text:p>
      <text:p text:style-name="Standard">arrangement n. A2</text:p>
      <text:p text:style-name="Standard">arrest v., n. B1</text:p>
      <text:p text:style-name="Standard">arrival n. B1</text:p>
      <text:p text:style-name="Standard">arrive v. A1</text:p>
      <text:p text:style-name="Standard">art n. A1</text:p>
      <text:p text:style-name="Standard">article n. A1</text:p>
      <text:p text:style-name="Standard">artificial adj. B2</text:p>
      <text:p text:style-name="Standard">artist n. A1</text:p>
      <text:p text:style-name="Standard"><text:soft-page-break/>artistic adj. B2</text:p>
      <text:p text:style-name="Standard">as prep. A1, adv., conj. A2</text:p>
      <text:p text:style-name="Standard">ashamed adj. B2</text:p>
      <text:p text:style-name="Standard">ask v. A1</text:p>
      <text:p text:style-name="Standard">asleep adj. A2</text:p>
      <text:p text:style-name="Standard">aspect n. B2</text:p>
      <text:p text:style-name="Standard">assess</text:p>
      <text:p text:style-name="Standard">assessment n. B2</text:p>
      <text:p text:style-name="Standard">assignment n. B1</text:p>
      <text:p text:style-name="Standard">assist v. B1</text:p>
      <text:p text:style-name="Standard">assistant n., adj. A2</text:p>
      <text:p text:style-name="Standard">associate</text:p>
      <text:p text:style-name="Standard">associated adj. B2</text:p>
      <text:p text:style-name="Standard">association n. B2</text:p>
      <text:p text:style-name="Standard">assume</text:p>
      <text:p text:style-name="Standard">at prep. A1</text:p>
      <text:p text:style-name="Standard">athlete n. A2</text:p>
      <text:p text:style-name="Standard">atmosphere n. B1</text:p>
      <text:p text:style-name="Standard">attach v. B1</text:p>
      <text:p text:style-name="Standard">attack n., v. A2</text:p>
      <text:p text:style-name="Standard">attempt n.,</text:p>
      <text:p text:style-name="Standard">attend v. A2</text:p>
      <text:p text:style-name="Standard">attention n., exclam. A2</text:p>
      <text:p text:style-name="Standard">attitude n. B1</text:p>
      <text:p text:style-name="Standard">attract v. B1</text:p>
      <text:p text:style-name="Standard">attraction n. B1</text:p>
      <text:p text:style-name="Standard">attractive adj. A2</text:p>
      <text:p text:style-name="Standard">audience n. A2</text:p>
      <text:p text:style-name="Standard">August n. A1</text:p>
      <text:p text:style-name="Standard">aunt n. A1</text:p>
      <text:p text:style-name="Standard">author n. A2</text:p>
      <text:p text:style-name="Standard">authority n. B1</text:p>
      <text:p text:style-name="Standard">autumn n. A1</text:p>
      <text:p text:style-name="Standard">available adj. A2</text:p>
      <text:p text:style-name="Standard">average adj., n. A2, v. B1</text:p>
      <text:p text:style-name="Standard">avoid v. A2</text:p>
      <text:p text:style-name="Standard">award n. A2, v. B1</text:p>
      <text:p text:style-name="Standard">aware adj. B1</text:p>
      <text:p text:style-name="Standard">away adv. A1</text:p>
      <text:p text:style-name="Standard">awful adj. A2</text:p>
      <text:p text:style-name="Standard">baby n. A1</text:p>
      <text:p text:style-name="Standard">back n., adv. A1, adj. A2,</text:p>
      <text:p text:style-name="Standard">background n. A2</text:p>
      <text:p text:style-name="Standard">backwards adv. B1</text:p>
      <text:p text:style-name="Standard">bacteria n. B2</text:p>
      <text:p text:style-name="Standard">bad adj. A1</text:p>
      <text:p text:style-name="Standard">badly adv. A2</text:p>
      <text:p text:style-name="Standard">bag n. A1</text:p>
      <text:p text:style-name="Standard">bake v. B1</text:p>
      <text:p text:style-name="Standard">balance n., v. B1</text:p>
      <text:p text:style-name="Standard">ball n. A1</text:p>
      <text:p text:style-name="Standard">ban v., n. B1</text:p>
      <text:p text:style-name="Standard">banana n. A1</text:p>
      <text:p text:style-name="Standard">band n. A1</text:p>
      <text:p text:style-name="Standard">bank (money) n. A1</text:p>
      <text:p text:style-name="Standard">bank (river) n. B1</text:p>
      <text:p text:style-name="Standard">bar n. A2,</text:p>
      <text:p text:style-name="Standard">barrier n. B2</text:p>
      <text:p text:style-name="Standard">base n., v. B1</text:p>
      <text:p text:style-name="Standard">baseball n. A2</text:p>
      <text:p text:style-name="Standard">based adj. A2</text:p>
      <text:p text:style-name="Standard">basic adj. B1</text:p>
      <text:p text:style-name="Standard">basically adv. B2</text:p>
      <text:p text:style-name="Standard">basis n. B1</text:p>
      <text:p text:style-name="Standard">basketball n. A2</text:p>
      <text:p text:style-name="Standard">bath n. A1</text:p>
      <text:p text:style-name="Standard">bathroom n. A1</text:p>
      <text:p text:style-name="Standard">battery n. B1</text:p>
      <text:p text:style-name="Standard">battle n. B1,</text:p>
      <text:p text:style-name="Standard">be v., auxiliary v. A1</text:p>
      <text:p text:style-name="Standard">beach n. A1</text:p>
      <text:p text:style-name="Standard">bean n. A2</text:p>
      <text:p text:style-name="Standard">bear (deal with)</text:p>
      <text:p text:style-name="Standard">bear (animal) n. A2</text:p>
      <text:p text:style-name="Standard">beat v. A2, n. B2</text:p>
      <text:p text:style-name="Standard">beautiful adj. A1</text:p>
      <text:p text:style-name="Standard">beauty n. B1</text:p>
      <text:p text:style-name="Standard">because conj. A1</text:p>
      <text:p text:style-name="Standard">become v. A1</text:p>
      <text:p text:style-name="Standard">bed n. A1</text:p>
      <text:p text:style-name="Standard">bedroom n. A1</text:p>
      <text:p text:style-name="Standard">bee n. B1</text:p>
      <text:p text:style-name="Standard">beef n. A2</text:p>
      <text:p text:style-name="Standard">beer n. A1</text:p>
      <text:p text:style-name="Standard"><text:soft-page-break/>before prep. A1, conj., adv. A2</text:p>
      <text:p text:style-name="Standard">beg</text:p>
      <text:p text:style-name="Standard">begin v. A1</text:p>
      <text:p text:style-name="Standard">beginning n. A1</text:p>
      <text:p text:style-name="Standard">behave v. A2</text:p>
      <text:p text:style-name="Standard">behaviour n. A2</text:p>
      <text:p text:style-name="Standard">behind prep., adv. A1</text:p>
      <text:p text:style-name="Standard">being n. B2</text:p>
      <text:p text:style-name="Standard">belief n. B1</text:p>
      <text:p text:style-name="Standard">believe v. A1</text:p>
      <text:p text:style-name="Standard">bell n. B1</text:p>
      <text:p text:style-name="Standard">belong v. A2</text:p>
      <text:p text:style-name="Standard">below adv., prep. A1</text:p>
      <text:p text:style-name="Standard">belt n. A2</text:p>
      <text:p text:style-name="Standard">bend v., n. B1</text:p>
      <text:p text:style-name="Standard">benefit n. A2, v. B1</text:p>
      <text:p text:style-name="Standard">bent adj. B2</text:p>
      <text:p text:style-name="Standard">best adj. A1, adv., n. A2</text:p>
      <text:p text:style-name="Standard">bet v., n. B2</text:p>
      <text:p text:style-name="Standard">better adj. A1, adv. A2, n. B1</text:p>
      <text:p text:style-name="Standard">between prep. A1, adv. A2</text:p>
      <text:p text:style-name="Standard">beyond prep., adv. B2</text:p>
      <text:p text:style-name="Standard">bicycle n. A1</text:p>
      <text:p text:style-name="Standard">big adj. A1</text:p>
      <text:p text:style-name="Standard">bike n. A1</text:p>
      <text:p text:style-name="Standard">bill n. A1,</text:p>
      <text:p text:style-name="Standard">billion number A2</text:p>
      <text:p text:style-name="Standard">bin n. A2</text:p>
      <text:p text:style-name="Standard">biology n. A2</text:p>
      <text:p text:style-name="Standard">bird n. A1</text:p>
      <text:p text:style-name="Standard">birth n. A2</text:p>
      <text:p text:style-name="Standard">birthday n. A1</text:p>
      <text:p text:style-name="Standard">biscuit n. A2</text:p>
      <text:p text:style-name="Standard">bit n. A2</text:p>
      <text:p text:style-name="Standard">bite v., n. B1</text:p>
      <text:p text:style-name="Standard">bitter adj. B2</text:p>
      <text:p text:style-name="Standard">black adj., n. A1</text:p>
      <text:p text:style-name="Standard">blame v., n. B2</text:p>
      <text:p text:style-name="Standard">blank adj., n. A2</text:p>
      <text:p text:style-name="Standard">blind adj. B2</text:p>
      <text:p text:style-name="Standard">block n., v. B1</text:p>
      <text:p text:style-name="Standard">blog n. A1</text:p>
      <text:p text:style-name="Standard">blonde adj. A1</text:p>
      <text:p text:style-name="Standard">blood n. A2</text:p>
      <text:p text:style-name="Standard">blow v. A2</text:p>
      <text:p text:style-name="Standard">blue adj., n. A1</text:p>
      <text:p text:style-name="Standard">board n. A2, v. B1</text:p>
      <text:p text:style-name="Standard">boat n. A1</text:p>
      <text:p text:style-name="Standard">body n. A1</text:p>
      <text:p text:style-name="Standard">boil v. A2</text:p>
      <text:p text:style-name="Standard">bomb n., v. B1</text:p>
      <text:p text:style-name="Standard">bond n. B2</text:p>
      <text:p text:style-name="Standard">bone n. A2</text:p>
      <text:p text:style-name="Standard">book n. A1, v. A2</text:p>
      <text:p text:style-name="Standard">boot n. A1</text:p>
      <text:p text:style-name="Standard">border n. B1,</text:p>
      <text:p text:style-name="Standard">bored adj. A1</text:p>
      <text:p text:style-name="Standard">boring adj. A1</text:p>
      <text:p text:style-name="Standard">born v. A1</text:p>
      <text:p text:style-name="Standard">borrow v. A2</text:p>
      <text:p text:style-name="Standard">boss n. A2</text:p>
      <text:p text:style-name="Standard">both det./pron. A1</text:p>
      <text:p text:style-name="Standard">bother v. B1</text:p>
      <text:p text:style-name="Standard">bottle n. A1</text:p>
      <text:p text:style-name="Standard">bottom n., adj. A2</text:p>
      <text:p text:style-name="Standard">bowl n. A2</text:p>
      <text:p text:style-name="Standard">box n. A1</text:p>
      <text:p text:style-name="Standard">boy n. A1</text:p>
      <text:p text:style-name="Standard">boyfriend n. A1</text:p>
      <text:p text:style-name="Standard">brain n. A2</text:p>
      <text:p text:style-name="Standard">branch n. B1</text:p>
      <text:p text:style-name="Standard">brand n., v. B1</text:p>
      <text:p text:style-name="Standard">brave adj. B1</text:p>
      <text:p text:style-name="Standard">bread n. A1</text:p>
      <text:p text:style-name="Standard">break v., n. A1</text:p>
      <text:p text:style-name="Standard">breakfast n. A1</text:p>
      <text:p text:style-name="Standard">breast n. B2</text:p>
      <text:p text:style-name="Standard">breath n. B1</text:p>
      <text:p text:style-name="Standard">breathe v. B1</text:p>
      <text:p text:style-name="Standard">breathing n. B1</text:p>
      <text:p text:style-name="Standard">bride n. B1</text:p>
      <text:p text:style-name="Standard">bridge n. A2</text:p>
      <text:p text:style-name="Standard">brief adj. B2</text:p>
      <text:p text:style-name="Standard">bright adj. A2</text:p>
      <text:p text:style-name="Standard"><text:soft-page-break/>brilliant adj. A2</text:p>
      <text:p text:style-name="Standard">bring v. A1</text:p>
      <text:p text:style-name="Standard">broad adj. B2</text:p>
      <text:p text:style-name="Standard">broadcast v., n. B2</text:p>
      <text:p text:style-name="Standard">broken adj. A2</text:p>
      <text:p text:style-name="Standard">brother n. A1</text:p>
      <text:p text:style-name="Standard">brown adj., n. A1</text:p>
      <text:p text:style-name="Standard">brush v., n. A2</text:p>
      <text:p text:style-name="Standard">bubble n. B1</text:p>
      <text:p text:style-name="Standard">budget n. B2</text:p>
      <text:p text:style-name="Standard">build v. A1</text:p>
      <text:p text:style-name="Standard">building n. A1</text:p>
      <text:p text:style-name="Standard">bullet n. B2</text:p>
      <text:p text:style-name="Standard">bunch n. B2</text:p>
      <text:p text:style-name="Standard">burn v. A2, n. B2</text:p>
      <text:p text:style-name="Standard">bury v. B1</text:p>
      <text:p text:style-name="Standard">bus n. A1</text:p>
      <text:p text:style-name="Standard">bush n. B2</text:p>
      <text:p text:style-name="Standard">business n. A1</text:p>
      <text:p text:style-name="Standard">businessman n. A2</text:p>
      <text:p text:style-name="Standard">busy adj. A1</text:p>
      <text:p text:style-name="Standard">but conj. A1, prep. B2</text:p>
      <text:p text:style-name="Standard">butter n. A1</text:p>
      <text:p text:style-name="Standard">button n. A2</text:p>
      <text:p text:style-name="Standard">buy v. A1</text:p>
      <text:p text:style-name="Standard">by prep. A1, adv. B1</text:p>
      <text:p text:style-name="Standard">bye exclam. A1</text:p>
      <text:p text:style-name="Standard">cable n. B2</text:p>
      <text:p text:style-name="Standard">cafe n. A1</text:p>
      <text:p text:style-name="Standard">cake n. A1</text:p>
      <text:p text:style-name="Standard">calculate</text:p>
      <text:p text:style-name="Standard">call v., n. A1</text:p>
      <text:p text:style-name="Standard">calm adj., v., n. B1</text:p>
      <text:p text:style-name="Standard">camera n. A1</text:p>
      <text:p text:style-name="Standard">camp n., v. A2</text:p>
      <text:p text:style-name="Standard">campaign n., v. B1</text:p>
      <text:p text:style-name="Standard">camping n. A2</text:p>
      <text:p text:style-name="Standard">campus n. B1</text:p>
      <text:p text:style-name="Standard">can1 modal v. A1</text:p>
      <text:p text:style-name="Standard">can2 n. A2</text:p>
      <text:p text:style-name="Standard">cancel</text:p>
      <text:p text:style-name="Standard">cancer n. B2</text:p>
      <text:p text:style-name="Standard">candidate n. B1</text:p>
      <text:p text:style-name="Standard">cannot v. A1</text:p>
      <text:p text:style-name="Standard">cap n. B1</text:p>
      <text:p text:style-name="Standard">capable adj. B2</text:p>
      <text:p text:style-name="Standard">capacity n. B2</text:p>
      <text:p text:style-name="Standard">capital n., adj. A1</text:p>
      <text:p text:style-name="Standard">captain n. B1</text:p>
      <text:p text:style-name="Standard">capture v., n. B2</text:p>
      <text:p text:style-name="Standard">car n. A1</text:p>
      <text:p text:style-name="Standard">card n. A1</text:p>
      <text:p text:style-name="Standard">care n., v. A2</text:p>
      <text:p text:style-name="Standard">career n. A1</text:p>
      <text:p text:style-name="Standard">careful adj. A2</text:p>
      <text:p text:style-name="Standard">carefully adv. A2</text:p>
      <text:p text:style-name="Standard">careless adj. B1</text:p>
      <text:p text:style-name="Standard">carpet n. A2</text:p>
      <text:p text:style-name="Standard">carrot n. A1</text:p>
      <text:p text:style-name="Standard">carry v. A1</text:p>
      <text:p text:style-name="Standard">cartoon n. A2</text:p>
      <text:p text:style-name="Standard">case n. A2</text:p>
      <text:p text:style-name="Standard">cash n. A2</text:p>
      <text:p text:style-name="Standard">cast n.,</text:p>
      <text:p text:style-name="Standard">castle n. A2</text:p>
      <text:p text:style-name="Standard">cat n. A1</text:p>
      <text:p text:style-name="Standard">catch v. A2, n. B2</text:p>
      <text:p text:style-name="Standard">category n. B1</text:p>
      <text:p text:style-name="Standard">cause n., v. A2</text:p>
      <text:p text:style-name="Standard">CD n. A1</text:p>
      <text:p text:style-name="Standard">ceiling n. B1</text:p>
      <text:p text:style-name="Standard">celebrate v. A2</text:p>
      <text:p text:style-name="Standard">celebration n. B1</text:p>
      <text:p text:style-name="Standard">celebrity n. A2</text:p>
      <text:p text:style-name="Standard">cell n. B2</text:p>
      <text:p text:style-name="Standard">cent n. A1</text:p>
      <text:p text:style-name="Standard">central adj. B1</text:p>
      <text:p text:style-name="Standard">centre n. A1, v. B1</text:p>
      <text:p text:style-name="Standard">century n. A1</text:p>
      <text:p text:style-name="Standard">ceremony n. B1</text:p>
      <text:p text:style-name="Standard">certain adj. A2</text:p>
      <text:p text:style-name="Standard">certainly adv. A2</text:p>
      <text:p text:style-name="Standard">chain n. B1,</text:p>
      <text:p text:style-name="Standard">chair n. A1,</text:p>
      <text:p text:style-name="Standard"><text:soft-page-break/>chairman n. B2</text:p>
      <text:p text:style-name="Standard">challenge n. B1,</text:p>
      <text:p text:style-name="Standard">champion n. B1</text:p>
      <text:p text:style-name="Standard">chance n. A2</text:p>
      <text:p text:style-name="Standard">change v., n. A1</text:p>
      <text:p text:style-name="Standard">channel n. B1</text:p>
      <text:p text:style-name="Standard">chapter n. B1</text:p>
      <text:p text:style-name="Standard">character n. A2</text:p>
      <text:p text:style-name="Standard">characteristic n., adj. B2</text:p>
      <text:p text:style-name="Standard">charge n., v. B1</text:p>
      <text:p text:style-name="Standard">charity n. A2</text:p>
      <text:p text:style-name="Standard">chart n. A1,</text:p>
      <text:p text:style-name="Standard">chat v., n. A2</text:p>
      <text:p text:style-name="Standard">cheap adj. A1, adv. B1</text:p>
      <text:p text:style-name="Standard">cheat v., n. B1</text:p>
      <text:p text:style-name="Standard">check v. A1, n. A2</text:p>
      <text:p text:style-name="Standard">cheerful adj. B1</text:p>
      <text:p text:style-name="Standard">cheese n. A1</text:p>
      <text:p text:style-name="Standard">chef n. A2</text:p>
      <text:p text:style-name="Standard">chemical adj., n. B1</text:p>
      <text:p text:style-name="Standard">chemistry n. A2</text:p>
      <text:p text:style-name="Standard">chest n. B1</text:p>
      <text:p text:style-name="Standard">chicken n. A1</text:p>
      <text:p text:style-name="Standard">chief adj., n. B2</text:p>
      <text:p text:style-name="Standard">child n. A1</text:p>
      <text:p text:style-name="Standard">childhood n. B1</text:p>
      <text:p text:style-name="Standard">chip n. A2</text:p>
      <text:p text:style-name="Standard">chocolate n. A1</text:p>
      <text:p text:style-name="Standard">choice n. A2</text:p>
      <text:p text:style-name="Standard">choose v. A1</text:p>
      <text:p text:style-name="Standard">church n. A2</text:p>
      <text:p text:style-name="Standard">cigarette n. A2</text:p>
      <text:p text:style-name="Standard">cinema n. A1</text:p>
      <text:p text:style-name="Standard">circle n., v. A2</text:p>
      <text:p text:style-name="Standard">circumstance n. B2</text:p>
      <text:p text:style-name="Standard">cite</text:p>
      <text:p text:style-name="Standard">citizen n. B2</text:p>
      <text:p text:style-name="Standard">city n. A1</text:p>
      <text:p text:style-name="Standard">civil adj. B2</text:p>
      <text:p text:style-name="Standard">claim v., n. B1</text:p>
      <text:p text:style-name="Standard">class n. A1</text:p>
      <text:p text:style-name="Standard">classic adj., n. B2</text:p>
      <text:p text:style-name="Standard">classical adj. A2</text:p>
      <text:p text:style-name="Standard">classroom n. A1</text:p>
      <text:p text:style-name="Standard">clause n. B1</text:p>
      <text:p text:style-name="Standard">clean adj., v. A1</text:p>
      <text:p text:style-name="Standard">clear adj. A2, v. B1</text:p>
      <text:p text:style-name="Standard">clearly adv. A2</text:p>
      <text:p text:style-name="Standard">clever adj. A2</text:p>
      <text:p text:style-name="Standard">click v., n. B1</text:p>
      <text:p text:style-name="Standard">client n. B1</text:p>
      <text:p text:style-name="Standard">climate n. A2</text:p>
      <text:p text:style-name="Standard">climb v. A1, n. B1</text:p>
      <text:p text:style-name="Standard">clock n. A1</text:p>
      <text:p text:style-name="Standard">close1 v. A1, n. B2</text:p>
      <text:p text:style-name="Standard">close2 adj. A2, adv. B1</text:p>
      <text:p text:style-name="Standard">closed adj. A2</text:p>
      <text:p text:style-name="Standard">closely adv. B2</text:p>
      <text:p text:style-name="Standard">cloth n. B1</text:p>
      <text:p text:style-name="Standard">clothes n. A1</text:p>
      <text:p text:style-name="Standard">clothing n. A2</text:p>
      <text:p text:style-name="Standard">cloud n. A2</text:p>
      <text:p text:style-name="Standard">club n. A1</text:p>
      <text:p text:style-name="Standard">clue n. B1</text:p>
      <text:p text:style-name="Standard">coach n. A2, v. B1</text:p>
      <text:p text:style-name="Standard">coal n. B1</text:p>
      <text:p text:style-name="Standard">coast n. A2</text:p>
      <text:p text:style-name="Standard">coat n. A1</text:p>
      <text:p text:style-name="Standard">code n. A2</text:p>
      <text:p text:style-name="Standard">coffee n. A1</text:p>
      <text:p text:style-name="Standard">coin n. B1</text:p>
      <text:p text:style-name="Standard">cold adj., n. A1</text:p>
      <text:p text:style-name="Standard">collapse v., n. B2</text:p>
      <text:p text:style-name="Standard">colleague n. A2</text:p>
      <text:p text:style-name="Standard">collect v. A2</text:p>
      <text:p text:style-name="Standard">collection n. B1</text:p>
      <text:p text:style-name="Standard">college n. A1</text:p>
      <text:p text:style-name="Standard">colour n. A1</text:p>
      <text:p text:style-name="Standard">coloured adj. B1</text:p>
      <text:p text:style-name="Standard">column n. A2</text:p>
      <text:p text:style-name="Standard">combination n. B2</text:p>
      <text:p text:style-name="Standard">combine v. B1</text:p>
      <text:p text:style-name="Standard">come v. A1</text:p>
      <text:p text:style-name="Standard">comedy n. A2</text:p>
      <text:p text:style-name="Standard"><text:soft-page-break/>comfort n.,</text:p>
      <text:p text:style-name="Standard">comfortable adj. A2</text:p>
      <text:p text:style-name="Standard">command n.,</text:p>
      <text:p text:style-name="Standard">comment n. A2, v. B1</text:p>
      <text:p text:style-name="Standard">commercial adj., n. B1</text:p>
      <text:p text:style-name="Standard">commission n.,</text:p>
      <text:p text:style-name="Standard">commit v. B1</text:p>
      <text:p text:style-name="Standard">commitment n. B2</text:p>
      <text:p text:style-name="Standard">committee n. B2</text:p>
      <text:p text:style-name="Standard">common adj., n. A1</text:p>
      <text:p text:style-name="Standard">commonly adv. B2</text:p>
      <text:p text:style-name="Standard">communicate v. A2</text:p>
      <text:p text:style-name="Standard">communication n. B1</text:p>
      <text:p text:style-name="Standard">community n. A2</text:p>
      <text:p text:style-name="Standard">company n. A1</text:p>
      <text:p text:style-name="Standard">compare v. A1</text:p>
      <text:p text:style-name="Standard">comparison n. B1</text:p>
      <text:p text:style-name="Standard">compete v. A2</text:p>
      <text:p text:style-name="Standard">competition n. A2</text:p>
      <text:p text:style-name="Standard">competitive adj. B1</text:p>
      <text:p text:style-name="Standard">competitor n. B1</text:p>
      <text:p text:style-name="Standard">complain v. A2</text:p>
      <text:p text:style-name="Standard">complaint n. B1</text:p>
      <text:p text:style-name="Standard">complete adj., v. A1</text:p>
      <text:p text:style-name="Standard">completely adv. A2</text:p>
      <text:p text:style-name="Standard">complex adj. B1, n. B2</text:p>
      <text:p text:style-name="Standard">complicated adj. B2</text:p>
      <text:p text:style-name="Standard">component n. B2</text:p>
      <text:p text:style-name="Standard">computer n. A1</text:p>
      <text:p text:style-name="Standard">concentrate v. B1</text:p>
      <text:p text:style-name="Standard">concentration n. B2</text:p>
      <text:p text:style-name="Standard">concept n. B2</text:p>
      <text:p text:style-name="Standard">concern n.,</text:p>
      <text:p text:style-name="Standard">concerned adj. B2</text:p>
      <text:p text:style-name="Standard">concert n. A1</text:p>
      <text:p text:style-name="Standard">conclude v. B1</text:p>
      <text:p text:style-name="Standard">conclusion n. B1</text:p>
      <text:p text:style-name="Standard">condition n. A2</text:p>
      <text:p text:style-name="Standard">conduct v., n. B2</text:p>
      <text:p text:style-name="Standard">conference n. A2</text:p>
      <text:p text:style-name="Standard">confidence n. B2</text:p>
      <text:p text:style-name="Standard">confident adj. B1</text:p>
      <text:p text:style-name="Standard">confirm v. B1</text:p>
      <text:p text:style-name="Standard">conflict n.,</text:p>
      <text:p text:style-name="Standard">confuse v. B1</text:p>
      <text:p text:style-name="Standard">confused adj. B1</text:p>
      <text:p text:style-name="Standard">confusing adj. B2</text:p>
      <text:p text:style-name="Standard">connect v. A2</text:p>
      <text:p text:style-name="Standard">connected adj. A2</text:p>
      <text:p text:style-name="Standard">connection n. B1</text:p>
      <text:p text:style-name="Standard">conscious adj. B2</text:p>
      <text:p text:style-name="Standard">consequence n. B1</text:p>
      <text:p text:style-name="Standard">conservative adj., n. B2</text:p>
      <text:p text:style-name="Standard">consider v. A2</text:p>
      <text:p text:style-name="Standard">consideration n. B2</text:p>
      <text:p text:style-name="Standard">consist v. B1</text:p>
      <text:p text:style-name="Standard">consistent adj. B2</text:p>
      <text:p text:style-name="Standard">constant adj. B2</text:p>
      <text:p text:style-name="Standard">constantly adv. B2</text:p>
      <text:p text:style-name="Standard">construct</text:p>
      <text:p text:style-name="Standard">construction n. B2</text:p>
      <text:p text:style-name="Standard">consume v. B1</text:p>
      <text:p text:style-name="Standard">consumer n. B1</text:p>
      <text:p text:style-name="Standard">contact n., v. B1</text:p>
      <text:p text:style-name="Standard">contain v. A2</text:p>
      <text:p text:style-name="Standard">container n. B1</text:p>
      <text:p text:style-name="Standard">contemporary adj. B2</text:p>
      <text:p text:style-name="Standard">content1 n. B1</text:p>
      <text:p text:style-name="Standard">contest n.,</text:p>
      <text:p text:style-name="Standard">context n. A2</text:p>
      <text:p text:style-name="Standard">continent n. A2</text:p>
      <text:p text:style-name="Standard">continue v. A2</text:p>
      <text:p text:style-name="Standard">continuous adj. B1</text:p>
      <text:p text:style-name="Standard">contract n.,</text:p>
      <text:p text:style-name="Standard">contrast n., v. B1</text:p>
      <text:p text:style-name="Standard">contribute</text:p>
      <text:p text:style-name="Standard">contribution n. B2</text:p>
      <text:p text:style-name="Standard">control n., v. A2</text:p>
      <text:p text:style-name="Standard">convenient adj. B1</text:p>
      <text:p text:style-name="Standard">conversation n. A1</text:p>
      <text:p text:style-name="Standard">convert</text:p>
      <text:p text:style-name="Standard">convince v. B1</text:p>
      <text:p text:style-name="Standard">convinced adj. B2</text:p>
      <text:p text:style-name="Standard">cook v. A1, n. A2</text:p>
      <text:p text:style-name="Standard"><text:soft-page-break/>cooker n. A2</text:p>
      <text:p text:style-name="Standard">cooking n. A1</text:p>
      <text:p text:style-name="Standard">cool adj. A1, v. B1</text:p>
      <text:p text:style-name="Standard">copy n., v. A2</text:p>
      <text:p text:style-name="Standard">core n., adj. B2</text:p>
      <text:p text:style-name="Standard">corner n. A2</text:p>
      <text:p text:style-name="Standard">corporate adj. B2</text:p>
      <text:p text:style-name="Standard">correct adj., v. A1</text:p>
      <text:p text:style-name="Standard">correctly adv. A2</text:p>
      <text:p text:style-name="Standard">cost n., v. A1</text:p>
      <text:p text:style-name="Standard">costume n. B1</text:p>
      <text:p text:style-name="Standard">cottage n. B1</text:p>
      <text:p text:style-name="Standard">cotton n. B1</text:p>
      <text:p text:style-name="Standard">could modal v. A1</text:p>
      <text:p text:style-name="Standard">council n. B2</text:p>
      <text:p text:style-name="Standard">count v. A2, n. B1</text:p>
      <text:p text:style-name="Standard">country n. A1</text:p>
      <text:p text:style-name="Standard">countryside n. B1</text:p>
      <text:p text:style-name="Standard">county n. B2</text:p>
      <text:p text:style-name="Standard">couple n. A2</text:p>
      <text:p text:style-name="Standard">courage n. B2</text:p>
      <text:p text:style-name="Standard">course n. A1</text:p>
      <text:p text:style-name="Standard">court n. B1</text:p>
      <text:p text:style-name="Standard">cousin n. A1</text:p>
      <text:p text:style-name="Standard">cover v. A2, n. B1</text:p>
      <text:p text:style-name="Standard">covered adj. B1</text:p>
      <text:p text:style-name="Standard">cow n. A1</text:p>
      <text:p text:style-name="Standard">crash n.,</text:p>
      <text:p text:style-name="Standard">crazy adj. A2</text:p>
      <text:p text:style-name="Standard">cream n. A1, adj. B1</text:p>
      <text:p text:style-name="Standard">create v. A1</text:p>
      <text:p text:style-name="Standard">creation n. B2</text:p>
      <text:p text:style-name="Standard">creative adj. A2</text:p>
      <text:p text:style-name="Standard">creature n. B2</text:p>
      <text:p text:style-name="Standard">credit n. A2,</text:p>
      <text:p text:style-name="Standard">crew n. B2</text:p>
      <text:p text:style-name="Standard">crime n. A2</text:p>
      <text:p text:style-name="Standard">criminal n. A2, adj. B1</text:p>
      <text:p text:style-name="Standard">crisis n. B2</text:p>
      <text:p text:style-name="Standard">criterion n. B2</text:p>
      <text:p text:style-name="Standard">critic n. B2</text:p>
      <text:p text:style-name="Standard">critical adj. B2</text:p>
      <text:p text:style-name="Standard">criticism n. B2</text:p>
      <text:p text:style-name="Standard">criticize</text:p>
      <text:p text:style-name="Standard">crop n. B2</text:p>
      <text:p text:style-name="Standard">cross v., n. A2</text:p>
      <text:p text:style-name="Standard">crowd n. A2</text:p>
      <text:p text:style-name="Standard">crowded adj. A2</text:p>
      <text:p text:style-name="Standard">crucial adj. B2</text:p>
      <text:p text:style-name="Standard">cruel adj. B1</text:p>
      <text:p text:style-name="Standard">cry v. A2, n. B2</text:p>
      <text:p text:style-name="Standard">cultural adj. B1</text:p>
      <text:p text:style-name="Standard">culture n. A1</text:p>
      <text:p text:style-name="Standard">cup n. A1</text:p>
      <text:p text:style-name="Standard">cupboard n. A2</text:p>
      <text:p text:style-name="Standard">cure v., n. B2</text:p>
      <text:p text:style-name="Standard">curly adj. A2</text:p>
      <text:p text:style-name="Standard">currency n. B1</text:p>
      <text:p text:style-name="Standard">current adj. B1, n. B2</text:p>
      <text:p text:style-name="Standard">currently adv. B1</text:p>
      <text:p text:style-name="Standard">curtain n. B1</text:p>
      <text:p text:style-name="Standard">curve n.,</text:p>
      <text:p text:style-name="Standard">curved adj. B2</text:p>
      <text:p text:style-name="Standard">custom n. B1</text:p>
      <text:p text:style-name="Standard">customer n. A1</text:p>
      <text:p text:style-name="Standard">cut v. A1, n. B1</text:p>
      <text:p text:style-name="Standard">cycle n., v. A2</text:p>
      <text:p text:style-name="Standard">dad n. A1</text:p>
      <text:p text:style-name="Standard">daily adj. A2, adv. B1</text:p>
      <text:p text:style-name="Standard">damage n., v. B1</text:p>
      <text:p text:style-name="Standard">dance n., v. A1</text:p>
      <text:p text:style-name="Standard">dancer n. A1</text:p>
      <text:p text:style-name="Standard">dancing n. A1</text:p>
      <text:p text:style-name="Standard">danger n. A2</text:p>
      <text:p text:style-name="Standard">dangerous adj. A1</text:p>
      <text:p text:style-name="Standard">dark adj. A1, n. A2</text:p>
      <text:p text:style-name="Standard">data n. A2</text:p>
      <text:p text:style-name="Standard">date n. A1,</text:p>
      <text:p text:style-name="Standard">daughter n. A1</text:p>
      <text:p text:style-name="Standard">day n. A1</text:p>
      <text:p text:style-name="Standard">dead adj. A2</text:p>
      <text:p text:style-name="Standard">deal v. A2, n. B1</text:p>
      <text:p text:style-name="Standard">dear adj. A1, exclam. A2</text:p>
      <text:p text:style-name="Standard">death n. A2</text:p>
      <text:p text:style-name="Standard"><text:soft-page-break/>debate n.,</text:p>
      <text:p text:style-name="Standard">debt n. B2</text:p>
      <text:p text:style-name="Standard">decade n. B1</text:p>
      <text:p text:style-name="Standard">December n. A1</text:p>
      <text:p text:style-name="Standard">decent adj. B2</text:p>
      <text:p text:style-name="Standard">decide v. A1</text:p>
      <text:p text:style-name="Standard">decision n. A2</text:p>
      <text:p text:style-name="Standard">declare</text:p>
      <text:p text:style-name="Standard">decline v., n. B2</text:p>
      <text:p text:style-name="Standard">decorate v. B1</text:p>
      <text:p text:style-name="Standard">decoration n. B2</text:p>
      <text:p text:style-name="Standard">decrease v., n. B2</text:p>
      <text:p text:style-name="Standard">deep adj. A2, adv. B1</text:p>
      <text:p text:style-name="Standard">deeply adv. B2</text:p>
      <text:p text:style-name="Standard">defeat v., n. B2</text:p>
      <text:p text:style-name="Standard">defence n. B2</text:p>
      <text:p text:style-name="Standard">defend</text:p>
      <text:p text:style-name="Standard">define v. B1</text:p>
      <text:p text:style-name="Standard">definite adj. B1</text:p>
      <text:p text:style-name="Standard">definitely adv. A2</text:p>
      <text:p text:style-name="Standard">definition n. B1</text:p>
      <text:p text:style-name="Standard">degree n. A2</text:p>
      <text:p text:style-name="Standard">delay v., n. B2</text:p>
      <text:p text:style-name="Standard">deliberate adj. B2</text:p>
      <text:p text:style-name="Standard">deliberately adv. B2</text:p>
      <text:p text:style-name="Standard">delicious adj. A1</text:p>
      <text:p text:style-name="Standard">delight v., n. B2</text:p>
      <text:p text:style-name="Standard">delighted adj. B2</text:p>
      <text:p text:style-name="Standard">deliver v. B1</text:p>
      <text:p text:style-name="Standard">delivery n. B2</text:p>
      <text:p text:style-name="Standard">demand n.,</text:p>
      <text:p text:style-name="Standard">demonstrate</text:p>
      <text:p text:style-name="Standard">dentist n. A2</text:p>
      <text:p text:style-name="Standard">deny</text:p>
      <text:p text:style-name="Standard">department n. A2</text:p>
      <text:p text:style-name="Standard">departure n. B1</text:p>
      <text:p text:style-name="Standard">depend v. A2</text:p>
      <text:p text:style-name="Standard">depressed adj. B2</text:p>
      <text:p text:style-name="Standard">depressing adj. B2</text:p>
      <text:p text:style-name="Standard">depth n. B2</text:p>
      <text:p text:style-name="Standard">describe v. A1</text:p>
      <text:p text:style-name="Standard">description n. A1</text:p>
      <text:p text:style-name="Standard">desert n. A2,</text:p>
      <text:p text:style-name="Standard">deserve</text:p>
      <text:p text:style-name="Standard">design n., v. A1</text:p>
      <text:p text:style-name="Standard">designer n. A2</text:p>
      <text:p text:style-name="Standard">desire n.,</text:p>
      <text:p text:style-name="Standard">desk n. A1</text:p>
      <text:p text:style-name="Standard">desperate adj. B2</text:p>
      <text:p text:style-name="Standard">despite prep. B1</text:p>
      <text:p text:style-name="Standard">destination n. B1</text:p>
      <text:p text:style-name="Standard">destroy v. A2</text:p>
      <text:p text:style-name="Standard">detail n. A1,</text:p>
      <text:p text:style-name="Standard">detailed adj. B2</text:p>
      <text:p text:style-name="Standard">detect</text:p>
      <text:p text:style-name="Standard">detective n. A2</text:p>
      <text:p text:style-name="Standard">determine v. B1</text:p>
      <text:p text:style-name="Standard">determined adj. B1</text:p>
      <text:p text:style-name="Standard">develop v. A2</text:p>
      <text:p text:style-name="Standard">development n. B1</text:p>
      <text:p text:style-name="Standard">device n. A2</text:p>
      <text:p text:style-name="Standard">diagram n. B1</text:p>
      <text:p text:style-name="Standard">dialogue n. A1</text:p>
      <text:p text:style-name="Standard">diamond n. B1</text:p>
      <text:p text:style-name="Standard">diary n. A2</text:p>
      <text:p text:style-name="Standard">dictionary n. A1</text:p>
      <text:p text:style-name="Standard">die v. A1</text:p>
      <text:p text:style-name="Standard">diet n. A1</text:p>
      <text:p text:style-name="Standard">difference n. A1</text:p>
      <text:p text:style-name="Standard">different adj. A1</text:p>
      <text:p text:style-name="Standard">differently adv. A2</text:p>
      <text:p text:style-name="Standard">difficult adj. A1</text:p>
      <text:p text:style-name="Standard">difficulty n. B1</text:p>
      <text:p text:style-name="Standard">dig</text:p>
      <text:p text:style-name="Standard">digital adj. A2</text:p>
      <text:p text:style-name="Standard">dinner n. A1</text:p>
      <text:p text:style-name="Standard">direct adj. A2, v., adv. B1</text:p>
      <text:p text:style-name="Standard">direction n. A2</text:p>
      <text:p text:style-name="Standard">directly adv. B1</text:p>
      <text:p text:style-name="Standard">director n. A2</text:p>
      <text:p text:style-name="Standard">dirt n. B1</text:p>
      <text:p text:style-name="Standard">dirty adj. A1</text:p>
      <text:p text:style-name="Standard">disadvantage n. B1</text:p>
      <text:p text:style-name="Standard">disagree v. A2</text:p>
      <text:p text:style-name="Standard"><text:soft-page-break/>disappear v. A2</text:p>
      <text:p text:style-name="Standard">disappointed adj. B1</text:p>
      <text:p text:style-name="Standard">disappointing adj. B1</text:p>
      <text:p text:style-name="Standard">disaster n. A2</text:p>
      <text:p text:style-name="Standard">disc n. B2</text:p>
      <text:p text:style-name="Standard">discipline n. B2</text:p>
      <text:p text:style-name="Standard">discount n. B1,</text:p>
      <text:p text:style-name="Standard">discover v. A2</text:p>
      <text:p text:style-name="Standard">discovery n. A2</text:p>
      <text:p text:style-name="Standard">discuss v. A1</text:p>
      <text:p text:style-name="Standard">discussion n. A2</text:p>
      <text:p text:style-name="Standard">disease n. A2</text:p>
      <text:p text:style-name="Standard">dish n. A1</text:p>
      <text:p text:style-name="Standard">dishonest adj. B2</text:p>
      <text:p text:style-name="Standard">dislike v., n. B1</text:p>
      <text:p text:style-name="Standard">dismiss</text:p>
      <text:p text:style-name="Standard">display v., n. B2</text:p>
      <text:p text:style-name="Standard">distance n. A2</text:p>
      <text:p text:style-name="Standard">distribute</text:p>
      <text:p text:style-name="Standard">distribution n. B2</text:p>
      <text:p text:style-name="Standard">district n. B2</text:p>
      <text:p text:style-name="Standard">divide v. B1, n. B2</text:p>
      <text:p text:style-name="Standard">division n. B2</text:p>
      <text:p text:style-name="Standard">divorced adj. A2</text:p>
      <text:p text:style-name="Standard">do1 v., auxiliary v. A1</text:p>
      <text:p text:style-name="Standard">doctor n. A1</text:p>
      <text:p text:style-name="Standard">document n. A2,</text:p>
      <text:p text:style-name="Standard">documentary n. B1</text:p>
      <text:p text:style-name="Standard">drug n. A2</text:p>
      <text:p text:style-name="Standard">drum n. B1</text:p>
      <text:p text:style-name="Standard">drunk adj. B1</text:p>
      <text:p text:style-name="Standard">dry adj., v. A2</text:p>
      <text:p text:style-name="Standard">due adj. B1</text:p>
      <text:p text:style-name="Standard">during prep. A1</text:p>
      <text:p text:style-name="Standard">dust n. B1</text:p>
      <text:p text:style-name="Standard">duty n. B1</text:p>
      <text:p text:style-name="Standard">DVD n. A1</text:p>
      <text:p text:style-name="Standard">each det./pron./adv. A1</text:p>
      <text:p text:style-name="Standard">ear n. A1</text:p>
      <text:p text:style-name="Standard">early adj., adv. A1</text:p>
      <text:p text:style-name="Standard">earn v. A2</text:p>
      <text:p text:style-name="Standard">earth n. A2</text:p>
      <text:p text:style-name="Standard">earthquake n. B1</text:p>
      <text:p text:style-name="Standard">easily adv. A2</text:p>
      <text:p text:style-name="Standard">east n., adj., adv. A1</text:p>
      <text:p text:style-name="Standard">eastern adj. B1</text:p>
      <text:p text:style-name="Standard">easy adj. A1</text:p>
      <text:p text:style-name="Standard">eat v. A1</text:p>
      <text:p text:style-name="Standard">economic adj. B1</text:p>
      <text:p text:style-name="Standard">economy n. B1</text:p>
      <text:p text:style-name="Standard">edge n. B1</text:p>
      <text:p text:style-name="Standard">edit</text:p>
      <text:p text:style-name="Standard">edition n. B2</text:p>
      <text:p text:style-name="Standard">editor n. B1</text:p>
      <text:p text:style-name="Standard">educate v. B1</text:p>
      <text:p text:style-name="Standard">educated adj. B1</text:p>
      <text:p text:style-name="Standard">education n. A2</text:p>
      <text:p text:style-name="Standard">educational adj. B1</text:p>
      <text:p text:style-name="Standard">effect n. A2</text:p>
      <text:p text:style-name="Standard">effective adj. B1</text:p>
      <text:p text:style-name="Standard">effectively adv. B1</text:p>
      <text:p text:style-name="Standard">efficient adj. B2</text:p>
      <text:p text:style-name="Standard">effort n. B1</text:p>
      <text:p text:style-name="Standard">egg n. A1</text:p>
      <text:p text:style-name="Standard">eight number A1</text:p>
      <text:p text:style-name="Standard">eighteen number A1</text:p>
      <text:p text:style-name="Standard">eighty number A1</text:p>
      <text:p text:style-name="Standard">either det./pron., adv. A2</text:p>
      <text:p text:style-name="Standard">elderly adj. B2</text:p>
      <text:p text:style-name="Standard">elect</text:p>
      <text:p text:style-name="Standard">election n. B1</text:p>
      <text:p text:style-name="Standard">electric adj. A2</text:p>
      <text:p text:style-name="Standard">electrical adj. A2</text:p>
      <text:p text:style-name="Standard">electricity n. A2</text:p>
      <text:p text:style-name="Standard">electronic adj. A2</text:p>
      <text:p text:style-name="Standard">element n. B1</text:p>
      <text:p text:style-name="Standard">elephant n. A1</text:p>
      <text:p text:style-name="Standard">eleven number A1</text:p>
      <text:p text:style-name="Standard">else adv. A1</text:p>
      <text:p text:style-name="Standard">elsewhere adv. B2</text:p>
      <text:p text:style-name="Standard">email n., v. A1</text:p>
      <text:p text:style-name="Standard">embarrassed adj. B1</text:p>
      <text:p text:style-name="Standard">embarrassing adj. B1</text:p>
      <text:p text:style-name="Standard">emerge</text:p>
      <text:p text:style-name="Standard"><text:soft-page-break/>emergency n. B1</text:p>
      <text:p text:style-name="Standard">emotion n. B1</text:p>
      <text:p text:style-name="Standard">emotional adj. B2</text:p>
      <text:p text:style-name="Standard">emphasis n. B2</text:p>
      <text:p text:style-name="Standard">emphasize</text:p>
      <text:p text:style-name="Standard">employ v. A2</text:p>
      <text:p text:style-name="Standard">employee n. A2</text:p>
      <text:p text:style-name="Standard">employer n. A2</text:p>
      <text:p text:style-name="Standard">employment n. B1</text:p>
      <text:p text:style-name="Standard">empty adj. A2, v. B1</text:p>
      <text:p text:style-name="Standard">enable</text:p>
      <text:p text:style-name="Standard">encounter v., n. B2</text:p>
      <text:p text:style-name="Standard">encourage v. B1</text:p>
      <text:p text:style-name="Standard">end n., v. A1</text:p>
      <text:p text:style-name="Standard">ending n. A2</text:p>
      <text:p text:style-name="Standard">enemy n. B1</text:p>
      <text:p text:style-name="Standard">energy n. A2</text:p>
      <text:p text:style-name="Standard">engage</text:p>
      <text:p text:style-name="Standard">engaged adj. B1</text:p>
      <text:p text:style-name="Standard">engine n. A2</text:p>
      <text:p text:style-name="Standard">engineer n. A2</text:p>
      <text:p text:style-name="Standard">engineering n. B1</text:p>
      <text:p text:style-name="Standard">enhance</text:p>
      <text:p text:style-name="Standard">enjoy v. A1</text:p>
      <text:p text:style-name="Standard">enormous adj. A2</text:p>
      <text:p text:style-name="Standard">enough det., pron., adv. A1</text:p>
      <text:p text:style-name="Standard">enquiry n. B2</text:p>
      <text:p text:style-name="Standard">ensure</text:p>
      <text:p text:style-name="Standard">enter v. A2</text:p>
      <text:p text:style-name="Standard">entertain v. B1</text:p>
      <text:p text:style-name="Standard">entertainment n. B1</text:p>
      <text:p text:style-name="Standard">enthusiasm n. B2</text:p>
      <text:p text:style-name="Standard">enthusiastic adj. B2</text:p>
      <text:p text:style-name="Standard">entire adj. B2</text:p>
      <text:p text:style-name="Standard">entirely adv. B2</text:p>
      <text:p text:style-name="Standard">entrance n. B1</text:p>
      <text:p text:style-name="Standard">entry n. B1</text:p>
      <text:p text:style-name="Standard">environment n. A2</text:p>
      <text:p text:style-name="Standard">environmental adj. B1</text:p>
      <text:p text:style-name="Standard">episode n. B1</text:p>
      <text:p text:style-name="Standard">equal adj., v. B1, n. B2</text:p>
      <text:p text:style-name="Standard">equally adv. B1</text:p>
      <text:p text:style-name="Standard">equipment n. A2</text:p>
      <text:p text:style-name="Standard">error n. A2</text:p>
      <text:p text:style-name="Standard">escape v., n. B1</text:p>
      <text:p text:style-name="Standard">especially adv. A2</text:p>
      <text:p text:style-name="Standard">essay n. A2</text:p>
      <text:p text:style-name="Standard">essential adj. B1</text:p>
      <text:p text:style-name="Standard">establish</text:p>
      <text:p text:style-name="Standard">estate n. B2</text:p>
      <text:p text:style-name="Standard">estimate v., n. B2</text:p>
      <text:p text:style-name="Standard">ethical adj. B2</text:p>
      <text:p text:style-name="Standard">euro n. A1</text:p>
      <text:p text:style-name="Standard">evaluate</text:p>
      <text:p text:style-name="Standard">even adv. A1, adj. B2</text:p>
      <text:p text:style-name="Standard">evening n. A1</text:p>
      <text:p text:style-name="Standard">event n. A1</text:p>
      <text:p text:style-name="Standard">eventually adv. B1</text:p>
      <text:p text:style-name="Standard">ever adv. A1</text:p>
      <text:p text:style-name="Standard">every det. A1</text:p>
      <text:p text:style-name="Standard">everybody pron. A1</text:p>
      <text:p text:style-name="Standard">everyday adj. A2</text:p>
      <text:p text:style-name="Standard">everyone pron. A1</text:p>
      <text:p text:style-name="Standard">everything pron. A1</text:p>
      <text:p text:style-name="Standard">everywhere adv. A2</text:p>
      <text:p text:style-name="Standard">evidence n. A2</text:p>
      <text:p text:style-name="Standard">evil adj., n. B2</text:p>
      <text:p text:style-name="Standard">exact adj. A2</text:p>
      <text:p text:style-name="Standard">exactly adv. A2</text:p>
      <text:p text:style-name="Standard">exam n. A1</text:p>
      <text:p text:style-name="Standard">examination n. B2</text:p>
      <text:p text:style-name="Standard">examine v. B1</text:p>
      <text:p text:style-name="Standard">example n. A1</text:p>
      <text:p text:style-name="Standard">excellent adj. A2</text:p>
      <text:p text:style-name="Standard">except prep. A2, conj. B1</text:p>
      <text:p text:style-name="Standard">exchange n., v. B1</text:p>
      <text:p text:style-name="Standard">excited adj. A1</text:p>
      <text:p text:style-name="Standard">excitement n. B1</text:p>
      <text:p text:style-name="Standard">exciting adj. A1</text:p>
      <text:p text:style-name="Standard">excuse n.,</text:p>
      <text:p text:style-name="Standard">executive n., adj. B2</text:p>
      <text:p text:style-name="Standard">exercise n., v. A1</text:p>
      <text:p text:style-name="Standard">exhibition n. B1</text:p>
      <text:p text:style-name="Standard">exist v. A2</text:p>
      <text:p text:style-name="Standard"><text:soft-page-break/>existence n. B2</text:p>
      <text:p text:style-name="Standard">expand v. B1</text:p>
      <text:p text:style-name="Standard">expect v. A2</text:p>
      <text:p text:style-name="Standard">expectation n. B2</text:p>
      <text:p text:style-name="Standard">expected adj. B1</text:p>
      <text:p text:style-name="Standard">expedition n. B1</text:p>
      <text:p text:style-name="Standard">expense n. B2</text:p>
      <text:p text:style-name="Standard">expensive adj. A1</text:p>
      <text:p text:style-name="Standard">experience n. A2, v. B1</text:p>
      <text:p text:style-name="Standard">experienced adj. B1</text:p>
      <text:p text:style-name="Standard">experiment n. A2, v. B1</text:p>
      <text:p text:style-name="Standard">expert n., adj. A2</text:p>
      <text:p text:style-name="Standard">explain v. A1</text:p>
      <text:p text:style-name="Standard">explanation n. A2</text:p>
      <text:p text:style-name="Standard">explode v. B1</text:p>
      <text:p text:style-name="Standard">exploration n. B2</text:p>
      <text:p text:style-name="Standard">explore v. B1</text:p>
      <text:p text:style-name="Standard">explosion n. B1</text:p>
      <text:p text:style-name="Standard">export n., v. B1</text:p>
      <text:p text:style-name="Standard">expose</text:p>
      <text:p text:style-name="Standard">express v. A2</text:p>
      <text:p text:style-name="Standard">expression n. A2</text:p>
      <text:p text:style-name="Standard">extend</text:p>
      <text:p text:style-name="Standard">extent n. B2</text:p>
      <text:p text:style-name="Standard">external adj. B2</text:p>
      <text:p text:style-name="Standard">extra adj. A1, n., adv. B1</text:p>
      <text:p text:style-name="Standard">extraordinary adj. B2</text:p>
      <text:p text:style-name="Standard">extreme adj. A2, n. B2</text:p>
      <text:p text:style-name="Standard">extremely adv. A2</text:p>
      <text:p text:style-name="Standard">eye n. A1</text:p>
      <text:p text:style-name="Standard">face n. A1, v. B1</text:p>
      <text:p text:style-name="Standard">facility n. B2</text:p>
      <text:p text:style-name="Standard">fact n. A1</text:p>
      <text:p text:style-name="Standard">factor n. A2</text:p>
      <text:p text:style-name="Standard">factory n. A2</text:p>
      <text:p text:style-name="Standard">fail v. A2</text:p>
      <text:p text:style-name="Standard">failure n. B2</text:p>
      <text:p text:style-name="Standard">fair adj. A2</text:p>
      <text:p text:style-name="Standard">fairly adv. B1</text:p>
      <text:p text:style-name="Standard">faith n. B2</text:p>
      <text:p text:style-name="Standard">fall v. A1, n. A2</text:p>
      <text:p text:style-name="Standard">false adj. A1</text:p>
      <text:p text:style-name="Standard">familiar adj. B1</text:p>
      <text:p text:style-name="Standard">family n., adj. A1</text:p>
      <text:p text:style-name="Standard">famous adj. A1</text:p>
      <text:p text:style-name="Standard">fan n. A2</text:p>
      <text:p text:style-name="Standard">fancy v., adj. B1</text:p>
      <text:p text:style-name="Standard">fantastic adj. A1</text:p>
      <text:p text:style-name="Standard">far adv. A1, adj. B1</text:p>
      <text:p text:style-name="Standard">farm n. A1, v.A2</text:p>
      <text:p text:style-name="Standard">farmer n. A1</text:p>
      <text:p text:style-name="Standard">farming n. A2</text:p>
      <text:p text:style-name="Standard">fascinating adj. B1</text:p>
      <text:p text:style-name="Standard">fashion n. A2</text:p>
      <text:p text:style-name="Standard">fashionable adj. B1</text:p>
      <text:p text:style-name="Standard">fast adj., adv. A1</text:p>
      <text:p text:style-name="Standard">fasten v. B1</text:p>
      <text:p text:style-name="Standard">fat adj. A1, n.A2</text:p>
      <text:p text:style-name="Standard">father n. A1</text:p>
      <text:p text:style-name="Standard">fault n. B2</text:p>
      <text:p text:style-name="Standard">favour n. B1,</text:p>
      <text:p text:style-name="Standard">favourite adj., n. A1</text:p>
      <text:p text:style-name="Standard">fear n. A2, v. B1</text:p>
      <text:p text:style-name="Standard">feather n. B2</text:p>
      <text:p text:style-name="Standard">feature n. A2, v. B1</text:p>
      <text:p text:style-name="Standard">February n. A1</text:p>
      <text:p text:style-name="Standard">fee n. B2</text:p>
      <text:p text:style-name="Standard">feed v. A2, n. B2</text:p>
      <text:p text:style-name="Standard">feedback n. B2</text:p>
      <text:p text:style-name="Standard">feel v. A1, n. B2</text:p>
      <text:p text:style-name="Standard">feeling n. A1</text:p>
      <text:p text:style-name="Standard">fellow adj. B2</text:p>
      <text:p text:style-name="Standard">female adj., n. A2</text:p>
      <text:p text:style-name="Standard">fence n. B1</text:p>
      <text:p text:style-name="Standard">festival n. A1</text:p>
      <text:p text:style-name="Standard">few det./adj., pron. A1</text:p>
      <text:p text:style-name="Standard">fiction n. A2</text:p>
      <text:p text:style-name="Standard">field n. A2</text:p>
      <text:p text:style-name="Standard">fifteen number A1</text:p>
      <text:p text:style-name="Standard">fifth number A1</text:p>
      <text:p text:style-name="Standard">fifty number A1</text:p>
      <text:p text:style-name="Standard">fight v., n. A2</text:p>
      <text:p text:style-name="Standard">fighting n. B1</text:p>
      <text:p text:style-name="Standard">figure n. A2,</text:p>
      <text:p text:style-name="Standard"><text:soft-page-break/>file n. B1,</text:p>
      <text:p text:style-name="Standard">fill v. A1</text:p>
      <text:p text:style-name="Standard">film n. A1, v. A2</text:p>
      <text:p text:style-name="Standard">final adj. A1, n. A2</text:p>
      <text:p text:style-name="Standard">finally adv. A2</text:p>
      <text:p text:style-name="Standard">finance n.,</text:p>
      <text:p text:style-name="Standard">financial adj. B1</text:p>
      <text:p text:style-name="Standard">find v. A1</text:p>
      <text:p text:style-name="Standard">finding n. B2</text:p>
      <text:p text:style-name="Standard">fine adj. A1</text:p>
      <text:p text:style-name="Standard">finger n. A2</text:p>
      <text:p text:style-name="Standard">finish v. A1, n. A2</text:p>
      <text:p text:style-name="Standard">fire n. A1, v. B1</text:p>
      <text:p text:style-name="Standard">firm n. B2</text:p>
      <text:p text:style-name="Standard">first det./number, adv. A1, n. A2</text:p>
      <text:p text:style-name="Standard">firstly adv. A2</text:p>
      <text:p text:style-name="Standard">fish n. A1, v. A2</text:p>
      <text:p text:style-name="Standard">fishing n. A2</text:p>
      <text:p text:style-name="Standard">fit v., adj. A2</text:p>
      <text:p text:style-name="Standard">fitness n. B1</text:p>
      <text:p text:style-name="Standard">five number A1</text:p>
      <text:p text:style-name="Standard">fix v. A2, n. B2</text:p>
      <text:p text:style-name="Standard">fixed adj. B1</text:p>
      <text:p text:style-name="Standard">flag n. B1</text:p>
      <text:p text:style-name="Standard">flame n. B2</text:p>
      <text:p text:style-name="Standard">flash n., v. B2</text:p>
      <text:p text:style-name="Standard">flat n. A1, adj. A2</text:p>
      <text:p text:style-name="Standard">flexible adj. B2</text:p>
      <text:p text:style-name="Standard">flight n. A1</text:p>
      <text:p text:style-name="Standard">float v. B2</text:p>
      <text:p text:style-name="Standard">flood n., v. B1</text:p>
      <text:p text:style-name="Standard">floor n. A1</text:p>
      <text:p text:style-name="Standard">flour n. B1</text:p>
      <text:p text:style-name="Standard">flow v., n. B1</text:p>
      <text:p text:style-name="Standard">flower n. A1</text:p>
      <text:p text:style-name="Standard">flu n. A2</text:p>
      <text:p text:style-name="Standard">fly v. A1, n. A2</text:p>
      <text:p text:style-name="Standard">flying n., adj. A2</text:p>
      <text:p text:style-name="Standard">focus v., n. A2</text:p>
      <text:p text:style-name="Standard">fold v. B1, n. B2</text:p>
      <text:p text:style-name="Standard">folding adj. B2</text:p>
      <text:p text:style-name="Standard">folk n., adj. B1</text:p>
      <text:p text:style-name="Standard">follow v. A1</text:p>
      <text:p text:style-name="Standard">following adj. A2, n. B1, prep. B2</text:p>
      <text:p text:style-name="Standard">food n. A1</text:p>
      <text:p text:style-name="Standard">foot n. A1</text:p>
      <text:p text:style-name="Standard">football n. A1</text:p>
      <text:p text:style-name="Standard">for prep. A1</text:p>
      <text:p text:style-name="Standard">force n., v. B1</text:p>
      <text:p text:style-name="Standard">foreign adj. A2</text:p>
      <text:p text:style-name="Standard">forest n. A2</text:p>
      <text:p text:style-name="Standard">forever adv. B1</text:p>
      <text:p text:style-name="Standard">forget v. A1</text:p>
      <text:p text:style-name="Standard">forgive v. B2</text:p>
      <text:p text:style-name="Standard">fork n. A2</text:p>
      <text:p text:style-name="Standard">form n., v. A1</text:p>
      <text:p text:style-name="Standard">formal adj. A2</text:p>
      <text:p text:style-name="Standard">former adj. B2</text:p>
      <text:p text:style-name="Standard">fortunately adv. A2</text:p>
      <text:p text:style-name="Standard">fortune n. B2</text:p>
      <text:p text:style-name="Standard">forty number A1</text:p>
      <text:p text:style-name="Standard">forward adv. A2, adj. B2</text:p>
      <text:p text:style-name="Standard">found v. B2</text:p>
      <text:p text:style-name="Standard">four number A1</text:p>
      <text:p text:style-name="Standard">fourteen number A1</text:p>
      <text:p text:style-name="Standard">fourth number A1</text:p>
      <text:p text:style-name="Standard">frame n., v. B1</text:p>
      <text:p text:style-name="Standard">free adj. A1, adv. A2, v. B2</text:p>
      <text:p text:style-name="Standard">freedom n. B2</text:p>
      <text:p text:style-name="Standard">freeze v. B1</text:p>
      <text:p text:style-name="Standard">frequency n. B2</text:p>
      <text:p text:style-name="Standard">frequently adv. B1</text:p>
      <text:p text:style-name="Standard">fresh adj. A2</text:p>
      <text:p text:style-name="Standard">Friday n. A1</text:p>
      <text:p text:style-name="Standard">fridge n. A2</text:p>
      <text:p text:style-name="Standard">friend n. A1</text:p>
      <text:p text:style-name="Standard">friendly adj. A1</text:p>
      <text:p text:style-name="Standard">friendship n. B1</text:p>
      <text:p text:style-name="Standard">frighten v. B1</text:p>
      <text:p text:style-name="Standard">frightened adj. B1</text:p>
      <text:p text:style-name="Standard">frightening adj. B1</text:p>
      <text:p text:style-name="Standard">frog n. A2</text:p>
      <text:p text:style-name="Standard">from prep. A1</text:p>
      <text:p text:style-name="Standard">front n., adj. A1</text:p>
      <text:p text:style-name="Standard"><text:soft-page-break/>frozen adj. B1</text:p>
      <text:p text:style-name="Standard">fruit n. A1</text:p>
      <text:p text:style-name="Standard">fry v. B1</text:p>
      <text:p text:style-name="Standard">fuel n. B1, v. B2</text:p>
      <text:p text:style-name="Standard">full adj. A1</text:p>
      <text:p text:style-name="Standard">fully adv. B2</text:p>
      <text:p text:style-name="Standard">fun n. A1, adj. A2</text:p>
      <text:p text:style-name="Standard">function n. B1, v. B2</text:p>
      <text:p text:style-name="Standard">fund n., v. B2</text:p>
      <text:p text:style-name="Standard">fundamental adj. B2</text:p>
      <text:p text:style-name="Standard">funding n. B2</text:p>
      <text:p text:style-name="Standard">funny adj. A1</text:p>
      <text:p text:style-name="Standard">fur n. B1</text:p>
      <text:p text:style-name="Standard">furniture n. A2</text:p>
      <text:p text:style-name="Standard">further adj. A2, adv. B1</text:p>
      <text:p text:style-name="Standard">furthermore adv. B2</text:p>
      <text:p text:style-name="Standard">future n. A1, adj. A2</text:p>
      <text:p text:style-name="Standard">gain v., n. B2</text:p>
      <text:p text:style-name="Standard">gallery n. A2</text:p>
      <text:p text:style-name="Standard">game n. A1</text:p>
      <text:p text:style-name="Standard">gang n. B2</text:p>
      <text:p text:style-name="Standard">gap n. A2</text:p>
      <text:p text:style-name="Standard">garage n. B1</text:p>
      <text:p text:style-name="Standard">garden n. A1</text:p>
      <text:p text:style-name="Standard">gas n. A2</text:p>
      <text:p text:style-name="Standard">gate n. A2</text:p>
      <text:p text:style-name="Standard">gather v. B1</text:p>
      <text:p text:style-name="Standard">general adj. A2</text:p>
      <text:p text:style-name="Standard">generally adv. B1</text:p>
      <text:p text:style-name="Standard">generate v. B2</text:p>
      <text:p text:style-name="Standard">generation n. B1</text:p>
      <text:p text:style-name="Standard">generous adj. B1</text:p>
      <text:p text:style-name="Standard">genre n. B2</text:p>
      <text:p text:style-name="Standard">gentle adj. B1</text:p>
      <text:p text:style-name="Standard">gentleman n. B1</text:p>
      <text:p text:style-name="Standard">geography n. A1</text:p>
      <text:p text:style-name="Standard">get v. A1</text:p>
      <text:p text:style-name="Standard">ghost n. B1</text:p>
      <text:p text:style-name="Standard">giant adj., n. B1</text:p>
      <text:p text:style-name="Standard">gift n. A2</text:p>
      <text:p text:style-name="Standard">girl n. A1</text:p>
      <text:p text:style-name="Standard">girlfriend n. A1</text:p>
      <text:p text:style-name="Standard">give v. A1</text:p>
      <text:p text:style-name="Standard">glad adj. B1</text:p>
      <text:p text:style-name="Standard">glass n. A1</text:p>
      <text:p text:style-name="Standard">global adj. B1</text:p>
      <text:p text:style-name="Standard">glove n. B1</text:p>
      <text:p text:style-name="Standard">go v. A1, n. B1</text:p>
      <text:p text:style-name="Standard">goal n. A2</text:p>
      <text:p text:style-name="Standard">god n. A2</text:p>
      <text:p text:style-name="Standard">gold n., adj. A2</text:p>
      <text:p text:style-name="Standard">golf n. A2</text:p>
      <text:p text:style-name="Standard">good adj. A1, n. A2</text:p>
      <text:p text:style-name="Standard">goodbye exclam./n. A1</text:p>
      <text:p text:style-name="Standard">goods n. B1</text:p>
      <text:p text:style-name="Standard">govern v. B2</text:p>
      <text:p text:style-name="Standard">government n. A2</text:p>
      <text:p text:style-name="Standard">grab v. B2</text:p>
      <text:p text:style-name="Standard">grade n. B1, v. B2</text:p>
      <text:p text:style-name="Standard">gradually adv. B2</text:p>
      <text:p text:style-name="Standard">graduate n., v. B1</text:p>
      <text:p text:style-name="Standard">grain n. B1</text:p>
      <text:p text:style-name="Standard">grand adj. B2</text:p>
      <text:p text:style-name="Standard">grandfather n. A1</text:p>
      <text:p text:style-name="Standard">grandmother n. A1</text:p>
      <text:p text:style-name="Standard">grandparent n. A1</text:p>
      <text:p text:style-name="Standard">grant v., n. B2</text:p>
      <text:p text:style-name="Standard">grass n. A2</text:p>
      <text:p text:style-name="Standard">grateful adj. B1</text:p>
      <text:p text:style-name="Standard">great adj. A1</text:p>
      <text:p text:style-name="Standard">green adj., n. A1</text:p>
      <text:p text:style-name="Standard">greet v. A2</text:p>
      <text:p text:style-name="Standard">grey adj., n. A1</text:p>
      <text:p text:style-name="Standard">ground n. A2</text:p>
      <text:p text:style-name="Standard">group n. A1</text:p>
      <text:p text:style-name="Standard">grow v. A1</text:p>
      <text:p text:style-name="Standard">growth n. B1</text:p>
      <text:p text:style-name="Standard">guarantee v., n. B2</text:p>
      <text:p text:style-name="Standard">guard n., v. B1</text:p>
      <text:p text:style-name="Standard">guess v., n. A1</text:p>
      <text:p text:style-name="Standard">guest n. A2</text:p>
      <text:p text:style-name="Standard">guide n., v. A2</text:p>
      <text:p text:style-name="Standard">guilty adj. B1</text:p>
      <text:p text:style-name="Standard">guitar n. A1</text:p>
      <text:p text:style-name="Standard"><text:soft-page-break/>gun n. A2</text:p>
      <text:p text:style-name="Standard">guy n. A2</text:p>
      <text:p text:style-name="Standard">gym n. A1</text:p>
      <text:p text:style-name="Standard">habit n. A2</text:p>
      <text:p text:style-name="Standard">hair n. A1</text:p>
      <text:p text:style-name="Standard">half n., det./pron. A1, adv. A2</text:p>
      <text:p text:style-name="Standard">hall n. A2</text:p>
      <text:p text:style-name="Standard">hand n. A1, v. B1</text:p>
      <text:p text:style-name="Standard">handle v., n. B2</text:p>
      <text:p text:style-name="Standard">hang v. B1</text:p>
      <text:p text:style-name="Standard">happen v. A1</text:p>
      <text:p text:style-name="Standard">happily adv. A2</text:p>
      <text:p text:style-name="Standard">happiness n. B1</text:p>
      <text:p text:style-name="Standard">happy adj. A1</text:p>
      <text:p text:style-name="Standard">hard adj., adv. A1</text:p>
      <text:p text:style-name="Standard">hardly adv. B1</text:p>
      <text:p text:style-name="Standard">harm n., v. B2</text:p>
      <text:p text:style-name="Standard">harmful adj. B2</text:p>
      <text:p text:style-name="Standard">hat n. A1</text:p>
      <text:p text:style-name="Standard">hate v. A1, n. B1</text:p>
      <text:p text:style-name="Standard">have v. A1, auxiliary v. A2</text:p>
      <text:p text:style-name="Standard">have to modal v. A1</text:p>
      <text:p text:style-name="Standard">he pron. A1</text:p>
      <text:p text:style-name="Standard">head n. A1, v. B1</text:p>
      <text:p text:style-name="Standard">headache n. A2</text:p>
      <text:p text:style-name="Standard">headline n. B1</text:p>
      <text:p text:style-name="Standard">health n. A1</text:p>
      <text:p text:style-name="Standard">healthy adj. A1</text:p>
      <text:p text:style-name="Standard">hear v. A1</text:p>
      <text:p text:style-name="Standard">hearing n. B2</text:p>
      <text:p text:style-name="Standard">heart n. A2</text:p>
      <text:p text:style-name="Standard">heat n., v. A2</text:p>
      <text:p text:style-name="Standard">heating n. B1</text:p>
      <text:p text:style-name="Standard">heaven n. B2</text:p>
      <text:p text:style-name="Standard">heavily adv. B1</text:p>
      <text:p text:style-name="Standard">heavy adj. A2</text:p>
      <text:p text:style-name="Standard">heel n. B2</text:p>
      <text:p text:style-name="Standard">height n. A2</text:p>
      <text:p text:style-name="Standard">helicopter n. B1</text:p>
      <text:p text:style-name="Standard">hell n. B2</text:p>
      <text:p text:style-name="Standard">hello exclam./n. A1</text:p>
      <text:p text:style-name="Standard">help v., n. A1</text:p>
      <text:p text:style-name="Standard">helpful adj. A2</text:p>
      <text:p text:style-name="Standard">her pron., det. A1</text:p>
      <text:p text:style-name="Standard">here adv. A1</text:p>
      <text:p text:style-name="Standard">hero n. A2</text:p>
      <text:p text:style-name="Standard">hers pron. A2</text:p>
      <text:p text:style-name="Standard">herself pron. A2</text:p>
      <text:p text:style-name="Standard">hesitate v. B2</text:p>
      <text:p text:style-name="Standard">hey exclam. A1</text:p>
      <text:p text:style-name="Standard">hi exclam. A1</text:p>
      <text:p text:style-name="Standard">hide v. A2</text:p>
      <text:p text:style-name="Standard">high adj. A1, adv. A2, n. B2</text:p>
      <text:p text:style-name="Standard">highlight v., n. B1</text:p>
      <text:p text:style-name="Standard">highly adv. B1</text:p>
      <text:p text:style-name="Standard">hill n. A2</text:p>
      <text:p text:style-name="Standard">him pron. A1</text:p>
      <text:p text:style-name="Standard">himself pron. A2</text:p>
      <text:p text:style-name="Standard">hire v. B1, n. B2</text:p>
      <text:p text:style-name="Standard">his det. A1, pron. A2</text:p>
      <text:p text:style-name="Standard">historic adj. B1</text:p>
      <text:p text:style-name="Standard">historical adj. B1</text:p>
      <text:p text:style-name="Standard">history n. A1</text:p>
      <text:p text:style-name="Standard">hit v., n. A2</text:p>
      <text:p text:style-name="Standard">hobby n. A1</text:p>
      <text:p text:style-name="Standard">hockey n. A2</text:p>
      <text:p text:style-name="Standard">hold v. A2, n. B2</text:p>
      <text:p text:style-name="Standard">hole n. A2</text:p>
      <text:p text:style-name="Standard">holiday n. A1</text:p>
      <text:p text:style-name="Standard">hollow adj. B2</text:p>
      <text:p text:style-name="Standard">holy adj. B2</text:p>
      <text:p text:style-name="Standard">home n., adv. A1, adj. A2</text:p>
      <text:p text:style-name="Standard">homework n. A1</text:p>
      <text:p text:style-name="Standard">honest adj. B1</text:p>
      <text:p text:style-name="Standard">honour n., v. B2</text:p>
      <text:p text:style-name="Standard">hope v. A1, n. A2</text:p>
      <text:p text:style-name="Standard">horrible adj. B1</text:p>
      <text:p text:style-name="Standard">horror n. B1</text:p>
      <text:p text:style-name="Standard">horse n. A1</text:p>
      <text:p text:style-name="Standard">hospital n. A1</text:p>
      <text:p text:style-name="Standard">host n. B1, v. B2</text:p>
      <text:p text:style-name="Standard">hot adj. A1</text:p>
      <text:p text:style-name="Standard">hotel n. A1</text:p>
      <text:p text:style-name="Standard">hour n. A1</text:p>
      <text:p text:style-name="Standard"><text:soft-page-break/>house n. A1, v. B2</text:p>
      <text:p text:style-name="Standard">household n. B2</text:p>
      <text:p text:style-name="Standard">housing n. B2</text:p>
      <text:p text:style-name="Standard">how adv. A1</text:p>
      <text:p text:style-name="Standard">however adv. A1</text:p>
      <text:p text:style-name="Standard">huge adj. A2</text:p>
      <text:p text:style-name="Standard">human adj., n. A2</text:p>
      <text:p text:style-name="Standard">humorous adj. B2</text:p>
      <text:p text:style-name="Standard">humour n. B2</text:p>
      <text:p text:style-name="Standard">hundred number A1</text:p>
      <text:p text:style-name="Standard">hungry adj. A1</text:p>
      <text:p text:style-name="Standard">hunt v. B1, n. B2</text:p>
      <text:p text:style-name="Standard">hunting n. B2</text:p>
      <text:p text:style-name="Standard">hurricane n. B1</text:p>
      <text:p text:style-name="Standard">hurry n., v. B1</text:p>
      <text:p text:style-name="Standard">hurt v., adj. A2, n. B2</text:p>
      <text:p text:style-name="Standard">husband n. A1</text:p>
      <text:p text:style-name="Standard">I pron. A1</text:p>
      <text:p text:style-name="Standard">ice n. A1</text:p>
      <text:p text:style-name="Standard">ice cream n. A1</text:p>
      <text:p text:style-name="Standard">idea n. A1</text:p>
      <text:p text:style-name="Standard">ideal adj. A2, n. B2</text:p>
      <text:p text:style-name="Standard">identify v. A2</text:p>
      <text:p text:style-name="Standard">identity n. B1</text:p>
      <text:p text:style-name="Standard">if conj. A1</text:p>
      <text:p text:style-name="Standard">ignore v. B1</text:p>
      <text:p text:style-name="Standard">ill adj. A2</text:p>
      <text:p text:style-name="Standard">illegal adj. B1</text:p>
      <text:p text:style-name="Standard">illness n. A2</text:p>
      <text:p text:style-name="Standard">illustrate v. B2</text:p>
      <text:p text:style-name="Standard">illustration n. B2</text:p>
      <text:p text:style-name="Standard">image n. A2</text:p>
      <text:p text:style-name="Standard">imaginary adj. B1</text:p>
      <text:p text:style-name="Standard">imagination n. B2</text:p>
      <text:p text:style-name="Standard">imagine v. A1</text:p>
      <text:p text:style-name="Standard">immediate adj. B1</text:p>
      <text:p text:style-name="Standard">immediately adv. A2</text:p>
      <text:p text:style-name="Standard">immigrant n. B1</text:p>
      <text:p text:style-name="Standard">impact n., v. B1</text:p>
      <text:p text:style-name="Standard">impatient adj. B2</text:p>
      <text:p text:style-name="Standard">imply v. B2</text:p>
      <text:p text:style-name="Standard">import n., v. B1</text:p>
      <text:p text:style-name="Standard">importance n. B1</text:p>
      <text:p text:style-name="Standard">important adj. A1</text:p>
      <text:p text:style-name="Standard">impose v. B2</text:p>
      <text:p text:style-name="Standard">impossible adj. A2</text:p>
      <text:p text:style-name="Standard">impress v. B2</text:p>
      <text:p text:style-name="Standard">impressed adj. B2</text:p>
      <text:p text:style-name="Standard">impression n. B1</text:p>
      <text:p text:style-name="Standard">impressive adj. B1</text:p>
      <text:p text:style-name="Standard">improve v. A1</text:p>
      <text:p text:style-name="Standard">improvement n. B1</text:p>
      <text:p text:style-name="Standard">in prep., adv. A1</text:p>
      <text:p text:style-name="Standard">inch n. B2</text:p>
      <text:p text:style-name="Standard">incident n. B2</text:p>
      <text:p text:style-name="Standard">include v. A1</text:p>
      <text:p text:style-name="Standard">included adj. A2</text:p>
      <text:p text:style-name="Standard">including prep. A2</text:p>
      <text:p text:style-name="Standard">income n. B2</text:p>
      <text:p text:style-name="Standard">increase v., n. A2</text:p>
      <text:p text:style-name="Standard">increasingly adv. B2</text:p>
      <text:p text:style-name="Standard">incredible adj. A2</text:p>
      <text:p text:style-name="Standard">incredibly adv. B1</text:p>
      <text:p text:style-name="Standard">indeed adv. B1</text:p>
      <text:p text:style-name="Standard">independent adj. A2</text:p>
      <text:p text:style-name="Standard">indicate v. B1</text:p>
      <text:p text:style-name="Standard">indirect adj. B1</text:p>
      <text:p text:style-name="Standard">individual n., adj. A2</text:p>
      <text:p text:style-name="Standard">indoor adj. B1</text:p>
      <text:p text:style-name="Standard">indoors adv. B1</text:p>
      <text:p text:style-name="Standard">industrial adj. B2</text:p>
      <text:p text:style-name="Standard">industry n. A2</text:p>
      <text:p text:style-name="Standard">infection n. B2</text:p>
      <text:p text:style-name="Standard">influence n., v. B1</text:p>
      <text:p text:style-name="Standard">inform v. B2</text:p>
      <text:p text:style-name="Standard">informal adj. A2</text:p>
      <text:p text:style-name="Standard">information n. A1</text:p>
      <text:p text:style-name="Standard">ingredient n. B1</text:p>
      <text:p text:style-name="Standard">initial adj. B2</text:p>
      <text:p text:style-name="Standard">initially adv. B2</text:p>
      <text:p text:style-name="Standard">initiative n. B2</text:p>
      <text:p text:style-name="Standard">injure v. B1</text:p>
      <text:p text:style-name="Standard">injured adj. B1</text:p>
      <text:p text:style-name="Standard">injury n. A2</text:p>
      <text:p text:style-name="Standard"><text:soft-page-break/>inner adj. B2</text:p>
      <text:p text:style-name="Standard">innocent adj. B1</text:p>
      <text:p text:style-name="Standard">insect n. A2</text:p>
      <text:p text:style-name="Standard">inside prep., adv., n., adj. A2</text:p>
      <text:p text:style-name="Standard">insight n. B2</text:p>
      <text:p text:style-name="Standard">insist v. B2</text:p>
      <text:p text:style-name="Standard">inspire v. B2</text:p>
      <text:p text:style-name="Standard">install v. B2</text:p>
      <text:p text:style-name="Standard">instance n. B2</text:p>
      <text:p text:style-name="Standard">instead adv. A2</text:p>
      <text:p text:style-name="Standard">institute n. B2</text:p>
      <text:p text:style-name="Standard">institution n. B2</text:p>
      <text:p text:style-name="Standard">instruction n. A2</text:p>
      <text:p text:style-name="Standard">instructor n. A2</text:p>
      <text:p text:style-name="Standard">instrument n. A2</text:p>
      <text:p text:style-name="Standard">insurance n. B2</text:p>
      <text:p text:style-name="Standard">intelligence n. B1</text:p>
      <text:p text:style-name="Standard">intelligent adj. A2</text:p>
      <text:p text:style-name="Standard">intend v. B1</text:p>
      <text:p text:style-name="Standard">intended adj. B2</text:p>
      <text:p text:style-name="Standard">intense adj. B2</text:p>
      <text:p text:style-name="Standard">intention n. B1</text:p>
      <text:p text:style-name="Standard">interest n., v. A1</text:p>
      <text:p text:style-name="Standard">interested adj. A1</text:p>
      <text:p text:style-name="Standard">interesting adj. A1</text:p>
      <text:p text:style-name="Standard">internal adj. B2</text:p>
      <text:p text:style-name="Standard">international adj. A2</text:p>
      <text:p text:style-name="Standard">internet n. A1</text:p>
      <text:p text:style-name="Standard">interpret v. B2</text:p>
      <text:p text:style-name="Standard">interrupt v. B2</text:p>
      <text:p text:style-name="Standard">interview n., v. A1</text:p>
      <text:p text:style-name="Standard">into prep. A1</text:p>
      <text:p text:style-name="Standard">introduce v. A1</text:p>
      <text:p text:style-name="Standard">introduction n. A2</text:p>
      <text:p text:style-name="Standard">invent v. A2</text:p>
      <text:p text:style-name="Standard">invention n. A2</text:p>
      <text:p text:style-name="Standard">invest v. B1</text:p>
      <text:p text:style-name="Standard">investigate v. B1</text:p>
      <text:p text:style-name="Standard">investigation n. B2</text:p>
      <text:p text:style-name="Standard">investment n. B2</text:p>
      <text:p text:style-name="Standard">invitation n. A2</text:p>
      <text:p text:style-name="Standard">invite v. A2</text:p>
      <text:p text:style-name="Standard">involve v. A2</text:p>
      <text:p text:style-name="Standard">involved adj. B1</text:p>
      <text:p text:style-name="Standard">iron n., v. B1</text:p>
      <text:p text:style-name="Standard">island n. A1</text:p>
      <text:p text:style-name="Standard">issue n. B1, v. B2</text:p>
      <text:p text:style-name="Standard">IT n. B1</text:p>
      <text:p text:style-name="Standard">it pron. A1</text:p>
      <text:p text:style-name="Standard">item n. A2</text:p>
      <text:p text:style-name="Standard">its det. A1</text:p>
      <text:p text:style-name="Standard">itself pron. A2</text:p>
      <text:p text:style-name="Standard">jacket n. A1</text:p>
      <text:p text:style-name="Standard">jam n. A2</text:p>
      <text:p text:style-name="Standard">January n. A1</text:p>
      <text:p text:style-name="Standard">jazz n. A2</text:p>
      <text:p text:style-name="Standard">jeans n. A1</text:p>
      <text:p text:style-name="Standard">jewellery n. A2</text:p>
      <text:p text:style-name="Standard">job n. A1</text:p>
      <text:p text:style-name="Standard">join v. A1</text:p>
      <text:p text:style-name="Standard">joke n., v. A2</text:p>
      <text:p text:style-name="Standard">journal n. B1</text:p>
      <text:p text:style-name="Standard">journalist n. A2</text:p>
      <text:p text:style-name="Standard">journey n. A1</text:p>
      <text:p text:style-name="Standard">joy n. B2</text:p>
      <text:p text:style-name="Standard">judge n., v. B1</text:p>
      <text:p text:style-name="Standard">judgement n. B2</text:p>
      <text:p text:style-name="Standard">juice n. A1</text:p>
      <text:p text:style-name="Standard">July n. A1</text:p>
      <text:p text:style-name="Standard">jump v., n. A2</text:p>
      <text:p text:style-name="Standard">June n. A1</text:p>
      <text:p text:style-name="Standard">junior adj. B2</text:p>
      <text:p text:style-name="Standard">just adv. A1</text:p>
      <text:p text:style-name="Standard">justice n. B2</text:p>
      <text:p text:style-name="Standard">justify v. B2</text:p>
      <text:p text:style-name="Standard">keen adj. B1</text:p>
      <text:p text:style-name="Standard">keep v. A1</text:p>
      <text:p text:style-name="Standard">key n., adj. A1, v. B1</text:p>
      <text:p text:style-name="Standard">keyboard n. B1</text:p>
      <text:p text:style-name="Standard">kick v., n. B1</text:p>
      <text:p text:style-name="Standard">kid n. A2</text:p>
      <text:p text:style-name="Standard">kill v. A2</text:p>
      <text:p text:style-name="Standard">killing n. B1</text:p>
      <text:p text:style-name="Standard">kilometre n. A1</text:p>
      <text:p text:style-name="Standard"><text:soft-page-break/>kind (type) n. A1</text:p>
      <text:p text:style-name="Standard">kind (caring) adj. B1</text:p>
      <text:p text:style-name="Standard">king n. A2</text:p>
      <text:p text:style-name="Standard">kiss v., n. B1</text:p>
      <text:p text:style-name="Standard">kitchen n. A1</text:p>
      <text:p text:style-name="Standard">knee n. A2</text:p>
      <text:p text:style-name="Standard">knife n. A2</text:p>
      <text:p text:style-name="Standard">knock v. A2, n. B1</text:p>
      <text:p text:style-name="Standard">know v. A1</text:p>
      <text:p text:style-name="Standard">knowledge n. A2</text:p>
      <text:p text:style-name="Standard">lab n. A2</text:p>
      <text:p text:style-name="Standard">label n., v. B1</text:p>
      <text:p text:style-name="Standard">laboratory n. B1</text:p>
      <text:p text:style-name="Standard">labour n. B2</text:p>
      <text:p text:style-name="Standard">lack n., v. B1</text:p>
      <text:p text:style-name="Standard">lady n. A2</text:p>
      <text:p text:style-name="Standard">lake n. A2</text:p>
      <text:p text:style-name="Standard">lamp n. A2</text:p>
      <text:p text:style-name="Standard">land n. A1, v. A2</text:p>
      <text:p text:style-name="Standard">landscape n. B2</text:p>
      <text:p text:style-name="Standard">language n. A1</text:p>
      <text:p text:style-name="Standard">laptop n. A2</text:p>
      <text:p text:style-name="Standard">large adj. A1</text:p>
      <text:p text:style-name="Standard">largely adv. B2</text:p>
      <text:p text:style-name="Standard">last1 (final) det. A1, adv., n. A2</text:p>
      <text:p text:style-name="Standard">last1 (taking time) v. A2</text:p>
      <text:p text:style-name="Standard">late adj., adv. A1</text:p>
      <text:p text:style-name="Standard">later adv. A1, adj. A2</text:p>
      <text:p text:style-name="Standard">latest adj. B1, n. B2</text:p>
      <text:p text:style-name="Standard">laugh v., n. A1</text:p>
      <text:p text:style-name="Standard">laughter n. A2</text:p>
      <text:p text:style-name="Standard">launch v., n. B2</text:p>
      <text:p text:style-name="Standard">law n. A2</text:p>
      <text:p text:style-name="Standard">lawyer n. A2</text:p>
      <text:p text:style-name="Standard">lay v. B1</text:p>
      <text:p text:style-name="Standard">layer n. B1</text:p>
      <text:p text:style-name="Standard">lazy adj. A2</text:p>
      <text:p text:style-name="Standard">lead1 v. A2, n. B1</text:p>
      <text:p text:style-name="Standard">leader n. A2</text:p>
      <text:p text:style-name="Standard">leadership n. B2</text:p>
      <text:p text:style-name="Standard">leading adj. B1</text:p>
      <text:p text:style-name="Standard">leaf n. B1</text:p>
      <text:p text:style-name="Standard">league n. B2</text:p>
      <text:p text:style-name="Standard">lean v. B2</text:p>
      <text:p text:style-name="Standard">learn v. A1</text:p>
      <text:p text:style-name="Standard">learning n. A2</text:p>
      <text:p text:style-name="Standard">least det./pron., adv. A2</text:p>
      <text:p text:style-name="Standard">leather n. B1</text:p>
      <text:p text:style-name="Standard">leave v. A1, n. B2</text:p>
      <text:p text:style-name="Standard">lecture n., v. A2</text:p>
      <text:p text:style-name="Standard">left adj., adv., n. A1</text:p>
      <text:p text:style-name="Standard">leg n. A1</text:p>
      <text:p text:style-name="Standard">legal adj. B1</text:p>
      <text:p text:style-name="Standard">leisure n. B1</text:p>
      <text:p text:style-name="Standard">lemon n. A2</text:p>
      <text:p text:style-name="Standard">lend v. A2</text:p>
      <text:p text:style-name="Standard">length n. B1</text:p>
      <text:p text:style-name="Standard">less det./pron., adv. A2</text:p>
      <text:p text:style-name="Standard">lesson n. A1</text:p>
      <text:p text:style-name="Standard">let v. A1</text:p>
      <text:p text:style-name="Standard">letter n. A1</text:p>
      <text:p text:style-name="Standard">level n. A2, adj. B1, v. B2</text:p>
      <text:p text:style-name="Standard">library n. A1</text:p>
      <text:p text:style-name="Standard">licence n. B2</text:p>
      <text:p text:style-name="Standard">lie1 v. A1</text:p>
      <text:p text:style-name="Standard">lie2 (tell a lie) v., n. B1</text:p>
      <text:p text:style-name="Standard">life n. A1</text:p>
      <text:p text:style-name="Standard">lifestyle n. A2</text:p>
      <text:p text:style-name="Standard">lift v., n. A2</text:p>
      <text:p text:style-name="Standard">light (from the sun/a lamp) n.,</text:p>
      <text:p text:style-name="Standard">adj. A1, v. A2</text:p>
      <text:p text:style-name="Standard">light (not heavy) adj. A2</text:p>
      <text:p text:style-name="Standard">like (similar) prep. A1</text:p>
      <text:p text:style-name="Standard">like (find sb/sth pleasant) v. A1,</text:p>
      <text:p text:style-name="Standard">n. B1</text:p>
      <text:p text:style-name="Standard">likely adj. A2</text:p>
      <text:p text:style-name="Standard">limit n., v. B1</text:p>
      <text:p text:style-name="Standard">limited adj. B2</text:p>
      <text:p text:style-name="Standard">line n. A1, v. B2</text:p>
      <text:p text:style-name="Standard">link n., v. A2</text:p>
      <text:p text:style-name="Standard">lion n. A1</text:p>
      <text:p text:style-name="Standard">lip n. B1</text:p>
      <text:p text:style-name="Standard">liquid n., adj. B1</text:p>
      <text:p text:style-name="Standard">list n., v. A1</text:p>
      <text:p text:style-name="Standard"><text:soft-page-break/>listen v. A1</text:p>
      <text:p text:style-name="Standard">listener n. A2</text:p>
      <text:p text:style-name="Standard">literature n. B1</text:p>
      <text:p text:style-name="Standard">little adj., det./pron. A1, adv. A2</text:p>
      <text:p text:style-name="Standard">live1 v. A1</text:p>
      <text:p text:style-name="Standard">live2 adj., adv. B1</text:p>
      <text:p text:style-name="Standard">lively adj. B2</text:p>
      <text:p text:style-name="Standard">living adj., n. B1</text:p>
      <text:p text:style-name="Standard">load n., v. B2</text:p>
      <text:p text:style-name="Standard">loan n. B2</text:p>
      <text:p text:style-name="Standard">local adj. A1, n. B1</text:p>
      <text:p text:style-name="Standard">locate v. B1</text:p>
      <text:p text:style-name="Standard">located adj. B1</text:p>
      <text:p text:style-name="Standard">location n. B1</text:p>
      <text:p text:style-name="Standard">lock v., n. A2</text:p>
      <text:p text:style-name="Standard">logical adj. B2</text:p>
      <text:p text:style-name="Standard">lonely adj. B1</text:p>
      <text:p text:style-name="Standard">long1 adj., adv. A1</text:p>
      <text:p text:style-name="Standard">long-term adj., adv. B2</text:p>
      <text:p text:style-name="Standard">look v. A1, n. A2</text:p>
      <text:p text:style-name="Standard">loose adj. B2</text:p>
      <text:p text:style-name="Standard">lord n. B2</text:p>
      <text:p text:style-name="Standard">lorry n. A2</text:p>
      <text:p text:style-name="Standard">lose v. A1</text:p>
      <text:p text:style-name="Standard">loss n. B1</text:p>
      <text:p text:style-name="Standard">lost adj. A2</text:p>
      <text:p text:style-name="Standard">lot pron., det., adv. A1</text:p>
      <text:p text:style-name="Standard">loud adj., adv. A2</text:p>
      <text:p text:style-name="Standard">loudly adv. A2</text:p>
      <text:p text:style-name="Standard">love n., v. A1</text:p>
      <text:p text:style-name="Standard">lovely adj. A2</text:p>
      <text:p text:style-name="Standard">low adj., adv. A2, n. B2</text:p>
      <text:p text:style-name="Standard">lower v. B2</text:p>
      <text:p text:style-name="Standard">luck n. A2</text:p>
      <text:p text:style-name="Standard">lucky adj. A2</text:p>
      <text:p text:style-name="Standard">lunch n. A1</text:p>
      <text:p text:style-name="Standard">lung n. B2</text:p>
      <text:p text:style-name="Standard">luxury n. B1</text:p>
      <text:p text:style-name="Standard">machine n. A1</text:p>
      <text:p text:style-name="Standard">mad adj. B1</text:p>
      <text:p text:style-name="Standard">magazine n. A1</text:p>
      <text:p text:style-name="Standard">magic n., adj. B1</text:p>
      <text:p text:style-name="Standard">mail n., v. A2</text:p>
      <text:p text:style-name="Standard">main adj. A1</text:p>
      <text:p text:style-name="Standard">mainly adv. B1</text:p>
      <text:p text:style-name="Standard">maintain v. B2</text:p>
      <text:p text:style-name="Standard">major adj. A2</text:p>
      <text:p text:style-name="Standard">majority n. B2</text:p>
      <text:p text:style-name="Standard">make v. A1, n. B2</text:p>
      <text:p text:style-name="Standard">male adj., n. A2</text:p>
      <text:p text:style-name="Standard">mall n. B1</text:p>
      <text:p text:style-name="Standard">man n. A1</text:p>
      <text:p text:style-name="Standard">manage v. A2</text:p>
      <text:p text:style-name="Standard">management n. B1</text:p>
      <text:p text:style-name="Standard">manager n. A2</text:p>
      <text:p text:style-name="Standard">manner n. A2</text:p>
      <text:p text:style-name="Standard">many det./pron. A1</text:p>
      <text:p text:style-name="Standard">map n. A1, v. B2</text:p>
      <text:p text:style-name="Standard">March n. A1</text:p>
      <text:p text:style-name="Standard">mark v., n. A2</text:p>
      <text:p text:style-name="Standard">market n. A1, v. B1</text:p>
      <text:p text:style-name="Standard">marketing n. B1</text:p>
      <text:p text:style-name="Standard">marriage n. B1</text:p>
      <text:p text:style-name="Standard">married adj. A1</text:p>
      <text:p text:style-name="Standard">marry v. A2</text:p>
      <text:p text:style-name="Standard">mass n., adj. B2</text:p>
      <text:p text:style-name="Standard">massive adj. B2</text:p>
      <text:p text:style-name="Standard">master n., v. B2</text:p>
      <text:p text:style-name="Standard">match (contest/correspond) n.,</text:p>
      <text:p text:style-name="Standard">v. A1</text:p>
      <text:p text:style-name="Standard">matching adj. B2</text:p>
      <text:p text:style-name="Standard">material n. A2, adj. B2</text:p>
      <text:p text:style-name="Standard">mathematics n. A2</text:p>
      <text:p text:style-name="Standard">maths n. A2</text:p>
      <text:p text:style-name="Standard">matter n., v. A2</text:p>
      <text:p text:style-name="Standard">maximum adj., n. B2</text:p>
      <text:p text:style-name="Standard">May n. A1</text:p>
      <text:p text:style-name="Standard">may modal v. A2</text:p>
      <text:p text:style-name="Standard">maybe adv. A1</text:p>
      <text:p text:style-name="Standard">me pron. A1</text:p>
      <text:p text:style-name="Standard">meal n. A1</text:p>
      <text:p text:style-name="Standard">mean v. A1</text:p>
      <text:p text:style-name="Standard">meaning n. A1</text:p>
      <text:p text:style-name="Standard">means n. B2</text:p>
      <text:p text:style-name="Standard"><text:soft-page-break/>meanwhile adv. B1</text:p>
      <text:p text:style-name="Standard">measure v., n. B1</text:p>
      <text:p text:style-name="Standard">measurement n. B2</text:p>
      <text:p text:style-name="Standard">meat n. A1</text:p>
      <text:p text:style-name="Standard">media n. A2</text:p>
      <text:p text:style-name="Standard">medical adj. A2</text:p>
      <text:p text:style-name="Standard">medicine n. A2</text:p>
      <text:p text:style-name="Standard">medium adj. B1, n. B2</text:p>
      <text:p text:style-name="Standard">meet v. A1</text:p>
      <text:p text:style-name="Standard">meeting n. A1</text:p>
      <text:p text:style-name="Standard">melt v. B2</text:p>
      <text:p text:style-name="Standard">member n. A1</text:p>
      <text:p text:style-name="Standard">memory n. A2</text:p>
      <text:p text:style-name="Standard">mental adj. B1</text:p>
      <text:p text:style-name="Standard">mention v. A2, n. B1</text:p>
      <text:p text:style-name="Standard">menu n. A1</text:p>
      <text:p text:style-name="Standard">mess n., v. B1</text:p>
      <text:p text:style-name="Standard">message n. A1</text:p>
      <text:p text:style-name="Standard">metal n. A2</text:p>
      <text:p text:style-name="Standard">method n. A2</text:p>
      <text:p text:style-name="Standard">metre n. A1</text:p>
      <text:p text:style-name="Standard">middle n., adj. A2</text:p>
      <text:p text:style-name="Standard">midnight n. A1</text:p>
      <text:p text:style-name="Standard">might modal v. A2</text:p>
      <text:p text:style-name="Standard">mild adj. B1</text:p>
      <text:p text:style-name="Standard">mile n. A1</text:p>
      <text:p text:style-name="Standard">military adj., n. B2</text:p>
      <text:p text:style-name="Standard">milk n. A1</text:p>
      <text:p text:style-name="Standard">million number A1</text:p>
      <text:p text:style-name="Standard">mind n., v. A2</text:p>
      <text:p text:style-name="Standard">mine (belongs to me) pron. A2</text:p>
      <text:p text:style-name="Standard">mine (hole in the ground) n. B1</text:p>
      <text:p text:style-name="Standard">mineral n. B2</text:p>
      <text:p text:style-name="Standard">minimum adj., n. B2</text:p>
      <text:p text:style-name="Standard">minister n. B2</text:p>
      <text:p text:style-name="Standard">minor adj. B2</text:p>
      <text:p text:style-name="Standard">minority n. B2</text:p>
      <text:p text:style-name="Standard">minute1 n. A1</text:p>
      <text:p text:style-name="Standard">mirror n. A2</text:p>
      <text:p text:style-name="Standard">miss v. A1</text:p>
      <text:p text:style-name="Standard">missing adj. A2</text:p>
      <text:p text:style-name="Standard">mission n. B2</text:p>
      <text:p text:style-name="Standard">mistake n. A1, v. B2</text:p>
      <text:p text:style-name="Standard">mix v., n. B1</text:p>
      <text:p text:style-name="Standard">mixed adj. B2</text:p>
      <text:p text:style-name="Standard">mixture n. B1</text:p>
      <text:p text:style-name="Standard">mobile adj., n. A2</text:p>
      <text:p text:style-name="Standard">model n. A1, v. B2</text:p>
      <text:p text:style-name="Standard">modern adj. A1</text:p>
      <text:p text:style-name="Standard">modify v. B2</text:p>
      <text:p text:style-name="Standard">moment n. A1</text:p>
      <text:p text:style-name="Standard">Monday n. A1</text:p>
      <text:p text:style-name="Standard">money n. A1</text:p>
      <text:p text:style-name="Standard">monitor n., v. B2</text:p>
      <text:p text:style-name="Standard">monkey n. A2</text:p>
      <text:p text:style-name="Standard">month n. A1</text:p>
      <text:p text:style-name="Standard">mood n. B1</text:p>
      <text:p text:style-name="Standard">moon n. A2</text:p>
      <text:p text:style-name="Standard">moral adj., n. B2</text:p>
      <text:p text:style-name="Standard">more det./pron., adv. A1</text:p>
      <text:p text:style-name="Standard">morning n. A1</text:p>
      <text:p text:style-name="Standard">most det./pron., adv. A1</text:p>
      <text:p text:style-name="Standard">mostly adv. A2</text:p>
      <text:p text:style-name="Standard">mother n. A1</text:p>
      <text:p text:style-name="Standard">motor n., adj. B2</text:p>
      <text:p text:style-name="Standard">motorcycle n. A2</text:p>
      <text:p text:style-name="Standard">mount v. B2</text:p>
      <text:p text:style-name="Standard">mountain n. A1</text:p>
      <text:p text:style-name="Standard">mouse n. A1</text:p>
      <text:p text:style-name="Standard">mouth n. A1</text:p>
      <text:p text:style-name="Standard">move v. A1, n. B1</text:p>
      <text:p text:style-name="Standard">movement n. A2</text:p>
      <text:p text:style-name="Standard">movie n. A1</text:p>
      <text:p text:style-name="Standard">much det./pron., adv. A1</text:p>
      <text:p text:style-name="Standard">mud n. B1</text:p>
      <text:p text:style-name="Standard">multiple adj. B2</text:p>
      <text:p text:style-name="Standard">multiply v. B2</text:p>
      <text:p text:style-name="Standard">mum n. A1</text:p>
      <text:p text:style-name="Standard">murder n., v. B1</text:p>
      <text:p text:style-name="Standard">muscle n. B1</text:p>
      <text:p text:style-name="Standard">museum n. A1</text:p>
      <text:p text:style-name="Standard">music n. A1</text:p>
      <text:p text:style-name="Standard">musical adj. A2, n. B1</text:p>
      <text:p text:style-name="Standard">musician n. A2</text:p>
      <text:p text:style-name="Standard"><text:soft-page-break/>must modal v. A1</text:p>
      <text:p text:style-name="Standard">my det. A1</text:p>
      <text:p text:style-name="Standard">myself pron. A2</text:p>
      <text:p text:style-name="Standard">mysterious adj. B2</text:p>
      <text:p text:style-name="Standard">mystery n. B1</text:p>
      <text:p text:style-name="Standard">nail n. B1</text:p>
      <text:p text:style-name="Standard">name n., v. A1</text:p>
      <text:p text:style-name="Standard">narrative n., adj. B1</text:p>
      <text:p text:style-name="Standard">narrow adj. A2, v. B2</text:p>
      <text:p text:style-name="Standard">nation n. B1</text:p>
      <text:p text:style-name="Standard">national adj. A2, n. B2</text:p>
      <text:p text:style-name="Standard">native adj., n. B1</text:p>
      <text:p text:style-name="Standard">natural adj. A1</text:p>
      <text:p text:style-name="Standard">naturally adv. B1</text:p>
      <text:p text:style-name="Standard">nature n. A2</text:p>
      <text:p text:style-name="Standard">near prep., adj., adv. A1</text:p>
      <text:p text:style-name="Standard">nearly adv. A2</text:p>
      <text:p text:style-name="Standard">neat adj. B2</text:p>
      <text:p text:style-name="Standard">necessarily adv. B1</text:p>
      <text:p text:style-name="Standard">necessary adj. A2</text:p>
      <text:p text:style-name="Standard">neck n. A2</text:p>
      <text:p text:style-name="Standard">need v. A1, n. A2, modal v. B1</text:p>
      <text:p text:style-name="Standard">needle n. B1</text:p>
      <text:p text:style-name="Standard">negative adj. A1, n. B2</text:p>
      <text:p text:style-name="Standard">neighbour n. A1</text:p>
      <text:p text:style-name="Standard">neighbourhood n. B1</text:p>
      <text:p text:style-name="Standard">neither det./pron. A2, adv. B1</text:p>
      <text:p text:style-name="Standard">nerve n. B2</text:p>
      <text:p text:style-name="Standard">nervous adj. A2</text:p>
      <text:p text:style-name="Standard">net n. B1</text:p>
      <text:p text:style-name="Standard">network n. A2</text:p>
      <text:p text:style-name="Standard">never adv. A1</text:p>
      <text:p text:style-name="Standard">nevertheless adv. B2</text:p>
      <text:p text:style-name="Standard">new adj. A1</text:p>
      <text:p text:style-name="Standard">news n. A1</text:p>
      <text:p text:style-name="Standard">newspaper n. A1</text:p>
      <text:p text:style-name="Standard">next adj., adv. A1, n. B1</text:p>
      <text:p text:style-name="Standard">next to prep. A1</text:p>
      <text:p text:style-name="Standard">nice adj. A1</text:p>
      <text:p text:style-name="Standard">night n. A1</text:p>
      <text:p text:style-name="Standard">nightmare n. B2</text:p>
      <text:p text:style-name="Standard">nine number A1</text:p>
      <text:p text:style-name="Standard">nineteen number A1</text:p>
      <text:p text:style-name="Standard">ninety number A1</text:p>
      <text:p text:style-name="Standard">no exclam., det. A1</text:p>
      <text:p text:style-name="Standard">no one pron. A1</text:p>
      <text:p text:style-name="Standard">nobody pron. A1</text:p>
      <text:p text:style-name="Standard">noise n. A2</text:p>
      <text:p text:style-name="Standard">noisy adj. A2</text:p>
      <text:p text:style-name="Standard">none pron. A2</text:p>
      <text:p text:style-name="Standard">nor conj./adv. B1</text:p>
      <text:p text:style-name="Standard">normal adj. A2, n. B1</text:p>
      <text:p text:style-name="Standard">normally adv. A2</text:p>
      <text:p text:style-name="Standard">north n., adj., adv. A1</text:p>
      <text:p text:style-name="Standard">northern adj. B1</text:p>
      <text:p text:style-name="Standard">nose n. A1</text:p>
      <text:p text:style-name="Standard">not adv. A1</text:p>
      <text:p text:style-name="Standard">note n. A1, v. B1</text:p>
      <text:p text:style-name="Standard">nothing pron. A1</text:p>
      <text:p text:style-name="Standard">notice v., n. A2</text:p>
      <text:p text:style-name="Standard">notion n. B2</text:p>
      <text:p text:style-name="Standard">novel n. A2</text:p>
      <text:p text:style-name="Standard">November n. A1</text:p>
      <text:p text:style-name="Standard">now adv. A1, conj. B1</text:p>
      <text:p text:style-name="Standard">nowhere adv. A2</text:p>
      <text:p text:style-name="Standard">nuclear adj. B1</text:p>
      <text:p text:style-name="Standard">number n. A1, v. A2</text:p>
      <text:p text:style-name="Standard">numerous adj. B2</text:p>
      <text:p text:style-name="Standard">nurse n. A1</text:p>
      <text:p text:style-name="Standard">nut n. A2</text:p>
      <text:p text:style-name="Standard">obey v. B2</text:p>
      <text:p text:style-name="Standard">object n. A1, v. B2</text:p>
      <text:p text:style-name="Standard">objective n., adj. B2</text:p>
      <text:p text:style-name="Standard">obligation n. B2</text:p>
      <text:p text:style-name="Standard">observation n. B2</text:p>
      <text:p text:style-name="Standard">observe v. B2</text:p>
      <text:p text:style-name="Standard">obtain v. B2</text:p>
      <text:p text:style-name="Standard">obvious adj. B1</text:p>
      <text:p text:style-name="Standard">obviously adv. B1</text:p>
      <text:p text:style-name="Standard">occasion n. B1</text:p>
      <text:p text:style-name="Standard">occasionally adv. B2</text:p>
      <text:p text:style-name="Standard">occur v. B1</text:p>
      <text:p text:style-name="Standard">ocean n. A2</text:p>
      <text:p text:style-name="Standard">o’clock adv. A1</text:p>
      <text:p text:style-name="Standard"><text:soft-page-break/>October n. A1</text:p>
      <text:p text:style-name="Standard">odd adj. B1</text:p>
      <text:p text:style-name="Standard">of prep. A1</text:p>
      <text:p text:style-name="Standard">off adv., prep. A1</text:p>
      <text:p text:style-name="Standard">offence n. B2</text:p>
      <text:p text:style-name="Standard">offend v. B2</text:p>
      <text:p text:style-name="Standard">offensive adj. B2</text:p>
      <text:p text:style-name="Standard">offer v., n. A2</text:p>
      <text:p text:style-name="Standard">office n. A1</text:p>
      <text:p text:style-name="Standard">officer n. A2</text:p>
      <text:p text:style-name="Standard">official adj. B1, n. B2</text:p>
      <text:p text:style-name="Standard">often adv. A1</text:p>
      <text:p text:style-name="Standard">oh exclam. A1</text:p>
      <text:p text:style-name="Standard">oil n. A2</text:p>
      <text:p text:style-name="Standard">OK exclam., adj./adv. A1</text:p>
      <text:p text:style-name="Standard">old adj. A1</text:p>
      <text:p text:style-name="Standard">old-fashioned adj. B1</text:p>
      <text:p text:style-name="Standard">on prep., adv. A1</text:p>
      <text:p text:style-name="Standard">once adv. A1, conj. B1</text:p>
      <text:p text:style-name="Standard">one number/det., pron. A1</text:p>
      <text:p text:style-name="Standard">onion n. A1</text:p>
      <text:p text:style-name="Standard">online adj., adv. A1</text:p>
      <text:p text:style-name="Standard">only adj., adv. A1</text:p>
      <text:p text:style-name="Standard">onto prep. A2</text:p>
      <text:p text:style-name="Standard">open adj., v. A1</text:p>
      <text:p text:style-name="Standard">opening n. B2</text:p>
      <text:p text:style-name="Standard">operate v. B2</text:p>
      <text:p text:style-name="Standard">operation n. B1</text:p>
      <text:p text:style-name="Standard">opinion n. A1</text:p>
      <text:p text:style-name="Standard">opponent n. B2</text:p>
      <text:p text:style-name="Standard">opportunity n. A2</text:p>
      <text:p text:style-name="Standard">oppose v. B2</text:p>
      <text:p text:style-name="Standard">opposed adj. B2</text:p>
      <text:p text:style-name="Standard">opposite adj., adv., prep., n. A1</text:p>
      <text:p text:style-name="Standard">opposition n. B2</text:p>
      <text:p text:style-name="Standard">option n. A2</text:p>
      <text:p text:style-name="Standard">or conj. A1</text:p>
      <text:p text:style-name="Standard">orange n., adj. A1</text:p>
      <text:p text:style-name="Standard">order n., v. A1</text:p>
      <text:p text:style-name="Standard">ordinary adj. A2</text:p>
      <text:p text:style-name="Standard">organ n. B2</text:p>
      <text:p text:style-name="Standard">organization n. A2</text:p>
      <text:p text:style-name="Standard">organize v. A2</text:p>
      <text:p text:style-name="Standard">organized adj. B1</text:p>
      <text:p text:style-name="Standard">organizer n. B1</text:p>
      <text:p text:style-name="Standard">origin n. B2</text:p>
      <text:p text:style-name="Standard">original adj. A2, n.B1</text:p>
      <text:p text:style-name="Standard">originally adv. B1</text:p>
      <text:p text:style-name="Standard">other adj./pron. A1</text:p>
      <text:p text:style-name="Standard">otherwise adv. B2</text:p>
      <text:p text:style-name="Standard">ought modal v. B1</text:p>
      <text:p text:style-name="Standard">our det. A1</text:p>
      <text:p text:style-name="Standard">ours pron. B1</text:p>
      <text:p text:style-name="Standard">ourselves pron. A2</text:p>
      <text:p text:style-name="Standard">out adv./prep. A1</text:p>
      <text:p text:style-name="Standard">outcome n. B2</text:p>
      <text:p text:style-name="Standard">outdoor adj. B1</text:p>
      <text:p text:style-name="Standard">outdoors adv. B1</text:p>
      <text:p text:style-name="Standard">outer adj. B2</text:p>
      <text:p text:style-name="Standard">outline n., v. B2</text:p>
      <text:p text:style-name="Standard">outside adv. A1, prep., noun., adj.</text:p>
      <text:p text:style-name="Standard">A2</text:p>
      <text:p text:style-name="Standard">oven n. A2</text:p>
      <text:p text:style-name="Standard">over prep., adv. A1</text:p>
      <text:p text:style-name="Standard">overall adj., adv. B2</text:p>
      <text:p text:style-name="Standard">owe v. B2</text:p>
      <text:p text:style-name="Standard">own adj./pron. A1, v. A2</text:p>
      <text:p text:style-name="Standard">owner n. A2</text:p>
      <text:p text:style-name="Standard">pace n., v. B2</text:p>
      <text:p text:style-name="Standard">pack v. A2, n. B1</text:p>
      <text:p text:style-name="Standard">package n. B1, v. B2</text:p>
      <text:p text:style-name="Standard">page n. A1</text:p>
      <text:p text:style-name="Standard">pain n. A2</text:p>
      <text:p text:style-name="Standard">painful adj. B1</text:p>
      <text:p text:style-name="Standard">paint v., n. A1</text:p>
      <text:p text:style-name="Standard">painter n. A2</text:p>
      <text:p text:style-name="Standard">painting n. A1</text:p>
      <text:p text:style-name="Standard">pair n. A1</text:p>
      <text:p text:style-name="Standard">palace n. A2</text:p>
      <text:p text:style-name="Standard">pale adj. B1</text:p>
      <text:p text:style-name="Standard">pan n. B1</text:p>
      <text:p text:style-name="Standard">panel n. B2</text:p>
      <text:p text:style-name="Standard">pants n. A2</text:p>
      <text:p text:style-name="Standard">paper n. A1</text:p>
      <text:p text:style-name="Standard"><text:soft-page-break/>paragraph n. A1</text:p>
      <text:p text:style-name="Standard">parent n. A1</text:p>
      <text:p text:style-name="Standard">park n., v. A1</text:p>
      <text:p text:style-name="Standard">parking n. A2</text:p>
      <text:p text:style-name="Standard">parliament n. B2</text:p>
      <text:p text:style-name="Standard">part n. A1</text:p>
      <text:p text:style-name="Standard">participant n. B2</text:p>
      <text:p text:style-name="Standard">participate v. B1</text:p>
      <text:p text:style-name="Standard">particular adj. A2</text:p>
      <text:p text:style-name="Standard">particularly adv. B1</text:p>
      <text:p text:style-name="Standard">partly adv. B2</text:p>
      <text:p text:style-name="Standard">partner n. A1</text:p>
      <text:p text:style-name="Standard">party n. A1</text:p>
      <text:p text:style-name="Standard">pass v. A2, n. B1</text:p>
      <text:p text:style-name="Standard">passage n. B2</text:p>
      <text:p text:style-name="Standard">passenger n. A2</text:p>
      <text:p text:style-name="Standard">passion n. B1</text:p>
      <text:p text:style-name="Standard">passport n. A1</text:p>
      <text:p text:style-name="Standard">past adj., n., prep. A1, adv. A2</text:p>
      <text:p text:style-name="Standard">path n. B1</text:p>
      <text:p text:style-name="Standard">patient n. A2, adj. B2</text:p>
      <text:p text:style-name="Standard">pattern n. A2</text:p>
      <text:p text:style-name="Standard">pay v. A1, n. A2</text:p>
      <text:p text:style-name="Standard">payment n. B1</text:p>
      <text:p text:style-name="Standard">peace n. A2</text:p>
      <text:p text:style-name="Standard">peaceful adj. B1</text:p>
      <text:p text:style-name="Standard">pen n. A1</text:p>
      <text:p text:style-name="Standard">pencil n. A1</text:p>
      <text:p text:style-name="Standard">penny n. A2</text:p>
      <text:p text:style-name="Standard">pension1 n. B2</text:p>
      <text:p text:style-name="Standard">people n. A1</text:p>
      <text:p text:style-name="Standard">pepper n. A1</text:p>
      <text:p text:style-name="Standard">per prep. A2</text:p>
      <text:p text:style-name="Standard">per cent n., adj./adv. A2</text:p>
      <text:p text:style-name="Standard">percentage n. B1</text:p>
      <text:p text:style-name="Standard">perfect adj. A1</text:p>
      <text:p text:style-name="Standard">perfectly adv. B1</text:p>
      <text:p text:style-name="Standard">perform v. A2</text:p>
      <text:p text:style-name="Standard">performance n. B1</text:p>
      <text:p text:style-name="Standard">perhaps adv. A2</text:p>
      <text:p text:style-name="Standard">period n. A1</text:p>
      <text:p text:style-name="Standard">permanent adj. B2</text:p>
      <text:p text:style-name="Standard">permission n. A2</text:p>
      <text:p text:style-name="Standard">permit v., n. B2</text:p>
      <text:p text:style-name="Standard">person n. A1</text:p>
      <text:p text:style-name="Standard">personal adj. A1</text:p>
      <text:p text:style-name="Standard">personality n. A2</text:p>
      <text:p text:style-name="Standard">personally adv. B1</text:p>
      <text:p text:style-name="Standard">perspective n. B2</text:p>
      <text:p text:style-name="Standard">persuade v. B1</text:p>
      <text:p text:style-name="Standard">pet n. A2</text:p>
      <text:p text:style-name="Standard">petrol n. A2</text:p>
      <text:p text:style-name="Standard">phase n. B2</text:p>
      <text:p text:style-name="Standard">phenomenon n. B2</text:p>
      <text:p text:style-name="Standard">philosophy n. B2</text:p>
      <text:p text:style-name="Standard">phone n., v. A1</text:p>
      <text:p text:style-name="Standard">photo n. A1</text:p>
      <text:p text:style-name="Standard">photograph n. A1, v. A2</text:p>
      <text:p text:style-name="Standard">photographer n. B1</text:p>
      <text:p text:style-name="Standard">photography n. B1</text:p>
      <text:p text:style-name="Standard">phrase n. A1</text:p>
      <text:p text:style-name="Standard">physical adj. A2</text:p>
      <text:p text:style-name="Standard">physics n. A2</text:p>
      <text:p text:style-name="Standard">piano n. A1</text:p>
      <text:p text:style-name="Standard">pick v. A2, n. B2</text:p>
      <text:p text:style-name="Standard">picture n. A1, v. B2</text:p>
      <text:p text:style-name="Standard">piece n. A1</text:p>
      <text:p text:style-name="Standard">pig n. A1</text:p>
      <text:p text:style-name="Standard">pile n., v. B2</text:p>
      <text:p text:style-name="Standard">pilot n. A2</text:p>
      <text:p text:style-name="Standard">pin n., v. B1</text:p>
      <text:p text:style-name="Standard">pink adj., n. A1</text:p>
      <text:p text:style-name="Standard">pipe n. B1</text:p>
      <text:p text:style-name="Standard">pitch n. B2</text:p>
      <text:p text:style-name="Standard">place n. A1, v. B1</text:p>
      <text:p text:style-name="Standard">plain adj. B2</text:p>
      <text:p text:style-name="Standard">plan n., v. A1</text:p>
      <text:p text:style-name="Standard">plane n. A1</text:p>
      <text:p text:style-name="Standard">planet n. A2</text:p>
      <text:p text:style-name="Standard">planning n. B1</text:p>
      <text:p text:style-name="Standard">plant n. A1, v. A2</text:p>
      <text:p text:style-name="Standard">plastic n., adj. A2</text:p>
      <text:p text:style-name="Standard">plate n. A2</text:p>
      <text:p text:style-name="Standard">platform n. A2</text:p>
      <text:p text:style-name="Standard"><text:soft-page-break/>play v., n. A1</text:p>
      <text:p text:style-name="Standard">player n. A1</text:p>
      <text:p text:style-name="Standard">pleasant adj. B1</text:p>
      <text:p text:style-name="Standard">please exclam. A1, v. A2</text:p>
      <text:p text:style-name="Standard">pleased adj. A2</text:p>
      <text:p text:style-name="Standard">pleasure n. B1</text:p>
      <text:p text:style-name="Standard">plenty pron. B1</text:p>
      <text:p text:style-name="Standard">plot n. B1, v. B2</text:p>
      <text:p text:style-name="Standard">plus1 prep. B1, adj., conj., n. B2</text:p>
      <text:p text:style-name="Standard">pocket n. A2</text:p>
      <text:p text:style-name="Standard">poem n. B1</text:p>
      <text:p text:style-name="Standard">poet n. B1</text:p>
      <text:p text:style-name="Standard">poetry n. B1</text:p>
      <text:p text:style-name="Standard">point n. A1, v. B1</text:p>
      <text:p text:style-name="Standard">pointed adj. B2</text:p>
      <text:p text:style-name="Standard">poison n., v. B1</text:p>
      <text:p text:style-name="Standard">poisonous adj. B1</text:p>
      <text:p text:style-name="Standard">police n. A1</text:p>
      <text:p text:style-name="Standard">policeman n. A1</text:p>
      <text:p text:style-name="Standard">policy n. B1</text:p>
      <text:p text:style-name="Standard">polite adj. A2</text:p>
      <text:p text:style-name="Standard">political adj. B1</text:p>
      <text:p text:style-name="Standard">politician n. B1</text:p>
      <text:p text:style-name="Standard">politics n. B1</text:p>
      <text:p text:style-name="Standard">pollution n. A2</text:p>
      <text:p text:style-name="Standard">pool n. A1</text:p>
      <text:p text:style-name="Standard">poor adj. A1</text:p>
      <text:p text:style-name="Standard">pop n., adj. A2</text:p>
      <text:p text:style-name="Standard">popular adj. A1</text:p>
      <text:p text:style-name="Standard">popularity n. B2</text:p>
      <text:p text:style-name="Standard">population n. A2</text:p>
      <text:p text:style-name="Standard">port n. B1</text:p>
      <text:p text:style-name="Standard">portrait n. B1</text:p>
      <text:p text:style-name="Standard">pose v. B2</text:p>
      <text:p text:style-name="Standard">position n. A2, v. B2</text:p>
      <text:p text:style-name="Standard">positive adj. A1, n. B2</text:p>
      <text:p text:style-name="Standard">possess v. B2</text:p>
      <text:p text:style-name="Standard">possession n. A2</text:p>
      <text:p text:style-name="Standard">possibility n. A2</text:p>
      <text:p text:style-name="Standard">possible adj. A1</text:p>
      <text:p text:style-name="Standard">possibly adv. B1</text:p>
      <text:p text:style-name="Standard">post n., v. A1</text:p>
      <text:p text:style-name="Standard">poster n. A2</text:p>
      <text:p text:style-name="Standard">pot n. B1</text:p>
      <text:p text:style-name="Standard">potato n. A1</text:p>
      <text:p text:style-name="Standard">potential adj., n. B2</text:p>
      <text:p text:style-name="Standard">pound n. A1</text:p>
      <text:p text:style-name="Standard">pour v. B1</text:p>
      <text:p text:style-name="Standard">poverty n. B1</text:p>
      <text:p text:style-name="Standard">powder n. B1</text:p>
      <text:p text:style-name="Standard">power n. A2, v. B2</text:p>
      <text:p text:style-name="Standard">powerful adj. B1</text:p>
      <text:p text:style-name="Standard">practical adj. B1</text:p>
      <text:p text:style-name="Standard">practice n. A1</text:p>
      <text:p text:style-name="Standard">practise v. A1</text:p>
      <text:p text:style-name="Standard">praise n., v. B2</text:p>
      <text:p text:style-name="Standard">pray v. B1</text:p>
      <text:p text:style-name="Standard">prayer n. B1</text:p>
      <text:p text:style-name="Standard">predict v. A2</text:p>
      <text:p text:style-name="Standard">prediction n. B1</text:p>
      <text:p text:style-name="Standard">prefer v. A1</text:p>
      <text:p text:style-name="Standard">pregnant adj. B2</text:p>
      <text:p text:style-name="Standard">preparation n. B2</text:p>
      <text:p text:style-name="Standard">prepare v. A1</text:p>
      <text:p text:style-name="Standard">prepared adj. B1</text:p>
      <text:p text:style-name="Standard">presence n. B2</text:p>
      <text:p text:style-name="Standard">present adj., n. A1, v. A2</text:p>
      <text:p text:style-name="Standard">presentation n. B1</text:p>
      <text:p text:style-name="Standard">preserve v. B2</text:p>
      <text:p text:style-name="Standard">president n. A2</text:p>
      <text:p text:style-name="Standard">press v., n. B1</text:p>
      <text:p text:style-name="Standard">pressure n. B1</text:p>
      <text:p text:style-name="Standard">pretend v. B1</text:p>
      <text:p text:style-name="Standard">pretty adj., adv. A1</text:p>
      <text:p text:style-name="Standard">prevent v. A2</text:p>
      <text:p text:style-name="Standard">previous adj. B1</text:p>
      <text:p text:style-name="Standard">previously adv. B1</text:p>
      <text:p text:style-name="Standard">price n. A1, v. B2</text:p>
      <text:p text:style-name="Standard">priest n. B1</text:p>
      <text:p text:style-name="Standard">primary adj. B1</text:p>
      <text:p text:style-name="Standard">prime adj. B2</text:p>
      <text:p text:style-name="Standard">prince n. B1</text:p>
      <text:p text:style-name="Standard">princess n. B1</text:p>
      <text:p text:style-name="Standard">principle n. B2</text:p>
      <text:p text:style-name="Standard"><text:soft-page-break/>print v. A2, n. B2</text:p>
      <text:p text:style-name="Standard">printer n. A2</text:p>
      <text:p text:style-name="Standard">printing n. B1</text:p>
      <text:p text:style-name="Standard">priority n. B2</text:p>
      <text:p text:style-name="Standard">prison n. A2</text:p>
      <text:p text:style-name="Standard">prisoner n. B1</text:p>
      <text:p text:style-name="Standard">privacy n. B2</text:p>
      <text:p text:style-name="Standard">private adj. B1</text:p>
      <text:p text:style-name="Standard">prize n. A2</text:p>
      <text:p text:style-name="Standard">probably adv. A1</text:p>
      <text:p text:style-name="Standard">problem n. A1</text:p>
      <text:p text:style-name="Standard">procedure n. B2</text:p>
      <text:p text:style-name="Standard">process n. A2, v. B2</text:p>
      <text:p text:style-name="Standard">produce v. A2, v. B2</text:p>
      <text:p text:style-name="Standard">producer n. B1</text:p>
      <text:p text:style-name="Standard">product n. A1</text:p>
      <text:p text:style-name="Standard">production n. B1</text:p>
      <text:p text:style-name="Standard">profession n. B1</text:p>
      <text:p text:style-name="Standard">professional adj. A2, n. B2</text:p>
      <text:p text:style-name="Standard">professor n. A2</text:p>
      <text:p text:style-name="Standard">profile n. A2</text:p>
      <text:p text:style-name="Standard">profit n. B1</text:p>
      <text:p text:style-name="Standard">program n. A2, v. B1</text:p>
      <text:p text:style-name="Standard">programme n. A1</text:p>
      <text:p text:style-name="Standard">progress n. A2, v. B2</text:p>
      <text:p text:style-name="Standard">project n. A1, v. B2</text:p>
      <text:p text:style-name="Standard">promise v., n. A2</text:p>
      <text:p text:style-name="Standard">promote v. B1</text:p>
      <text:p text:style-name="Standard">pronounce v. A2</text:p>
      <text:p text:style-name="Standard">proof n. B2</text:p>
      <text:p text:style-name="Standard">proper adj. B1</text:p>
      <text:p text:style-name="Standard">properly adv. B1</text:p>
      <text:p text:style-name="Standard">property n. B1</text:p>
      <text:p text:style-name="Standard">proposal n. B2</text:p>
      <text:p text:style-name="Standard">propose v. B2</text:p>
      <text:p text:style-name="Standard">prospect n. B2</text:p>
      <text:p text:style-name="Standard">protect v. A2</text:p>
      <text:p text:style-name="Standard">protection n. B2</text:p>
      <text:p text:style-name="Standard">protest n., v. B1</text:p>
      <text:p text:style-name="Standard">proud adj. B1</text:p>
      <text:p text:style-name="Standard">prove v. B1</text:p>
      <text:p text:style-name="Standard">provide v. A2</text:p>
      <text:p text:style-name="Standard">psychologist n. B2</text:p>
      <text:p text:style-name="Standard">psychology n. B2</text:p>
      <text:p text:style-name="Standard">pub n. A2</text:p>
      <text:p text:style-name="Standard">public adj., n. A2</text:p>
      <text:p text:style-name="Standard">publication n. B2</text:p>
      <text:p text:style-name="Standard">publish v. A2</text:p>
      <text:p text:style-name="Standard">pull v. A2, n. B1</text:p>
      <text:p text:style-name="Standard">punish v. B1</text:p>
      <text:p text:style-name="Standard">punishment n. B1</text:p>
      <text:p text:style-name="Standard">pupil n. B2</text:p>
      <text:p text:style-name="Standard">purchase n., v. B2</text:p>
      <text:p text:style-name="Standard">pure adj. B2</text:p>
      <text:p text:style-name="Standard">purple adj., n. A1</text:p>
      <text:p text:style-name="Standard">purpose n. A2</text:p>
      <text:p text:style-name="Standard">pursue v. B2</text:p>
      <text:p text:style-name="Standard">push v. A2, n. B1</text:p>
      <text:p text:style-name="Standard">put v. A1</text:p>
      <text:p text:style-name="Standard">qualification n. B1</text:p>
      <text:p text:style-name="Standard">qualified adj. B1</text:p>
      <text:p text:style-name="Standard">qualify v. B1</text:p>
      <text:p text:style-name="Standard">quality n. A2</text:p>
      <text:p text:style-name="Standard">quantity n. A2</text:p>
      <text:p text:style-name="Standard">quarter n. A1</text:p>
      <text:p text:style-name="Standard">queen n. A2</text:p>
      <text:p text:style-name="Standard">question n. A1, v. A2</text:p>
      <text:p text:style-name="Standard">queue n., v. B1</text:p>
      <text:p text:style-name="Standard">quick adj. A1</text:p>
      <text:p text:style-name="Standard">quickly adv. A1</text:p>
      <text:p text:style-name="Standard">quiet adj. A1</text:p>
      <text:p text:style-name="Standard">quietly adv. A2</text:p>
      <text:p text:style-name="Standard">quit v. B1</text:p>
      <text:p text:style-name="Standard">quite adv. A1</text:p>
      <text:p text:style-name="Standard">quotation n. B1</text:p>
      <text:p text:style-name="Standard">quote v., n. B1</text:p>
      <text:p text:style-name="Standard">race (competition) n., v. A2</text:p>
      <text:p text:style-name="Standard">race (people) n. B1</text:p>
      <text:p text:style-name="Standard">racing n. B1</text:p>
      <text:p text:style-name="Standard">radio n. A1</text:p>
      <text:p text:style-name="Standard">railway n. A2</text:p>
      <text:p text:style-name="Standard">rain n., v. A1</text:p>
      <text:p text:style-name="Standard">raise v. A2</text:p>
      <text:p text:style-name="Standard">range n. B1, v. B2</text:p>
      <text:p text:style-name="Standard"><text:soft-page-break/>rank n., v. B2</text:p>
      <text:p text:style-name="Standard">rapid adj. B2</text:p>
      <text:p text:style-name="Standard">rapidly adv. B2</text:p>
      <text:p text:style-name="Standard">rare adj. B1</text:p>
      <text:p text:style-name="Standard">rarely adv. B1</text:p>
      <text:p text:style-name="Standard">rate n. A2, v. B2</text:p>
      <text:p text:style-name="Standard">rather adv. A2</text:p>
      <text:p text:style-name="Standard">raw adj. B2</text:p>
      <text:p text:style-name="Standard">reach v. A2, n. B2</text:p>
      <text:p text:style-name="Standard">react v. A2</text:p>
      <text:p text:style-name="Standard">reaction n. B1</text:p>
      <text:p text:style-name="Standard">read v. A1</text:p>
      <text:p text:style-name="Standard">reader n. A1</text:p>
      <text:p text:style-name="Standard">reading n. A1</text:p>
      <text:p text:style-name="Standard">ready adj. A1</text:p>
      <text:p text:style-name="Standard">real adj. A1</text:p>
      <text:p text:style-name="Standard">realistic adj. B2</text:p>
      <text:p text:style-name="Standard">reality n. B1</text:p>
      <text:p text:style-name="Standard">realize v. A2</text:p>
      <text:p text:style-name="Standard">really adv. A1</text:p>
      <text:p text:style-name="Standard">reason n. A1</text:p>
      <text:p text:style-name="Standard">reasonable adj. B2</text:p>
      <text:p text:style-name="Standard">recall v. B2</text:p>
      <text:p text:style-name="Standard">receipt n. B1</text:p>
      <text:p text:style-name="Standard">receive v. A2</text:p>
      <text:p text:style-name="Standard">recent adj. A2</text:p>
      <text:p text:style-name="Standard">recently adv. A2</text:p>
      <text:p text:style-name="Standard">reception n. A2</text:p>
      <text:p text:style-name="Standard">recipe n. A2</text:p>
      <text:p text:style-name="Standard">recognize v. A2</text:p>
      <text:p text:style-name="Standard">recommend v. A2</text:p>
      <text:p text:style-name="Standard">recommendation n. B1</text:p>
      <text:p text:style-name="Standard">record n., v. A2</text:p>
      <text:p text:style-name="Standard">recording n. A2</text:p>
      <text:p text:style-name="Standard">recover v. B2</text:p>
      <text:p text:style-name="Standard">recycle v. A2</text:p>
      <text:p text:style-name="Standard">red adj., n. A1</text:p>
      <text:p text:style-name="Standard">reduce v. A2</text:p>
      <text:p text:style-name="Standard">reduction n. B2</text:p>
      <text:p text:style-name="Standard">refer v. A2</text:p>
      <text:p text:style-name="Standard">reference n. B1</text:p>
      <text:p text:style-name="Standard">reflect v. B1</text:p>
      <text:p text:style-name="Standard">refuse1 v. A2</text:p>
      <text:p text:style-name="Standard">regard v., n. B2</text:p>
      <text:p text:style-name="Standard">region n. A2</text:p>
      <text:p text:style-name="Standard">regional adj. B2</text:p>
      <text:p text:style-name="Standard">register v., n. B2</text:p>
      <text:p text:style-name="Standard">regret v., n. B2</text:p>
      <text:p text:style-name="Standard">regular adj. A2</text:p>
      <text:p text:style-name="Standard">regularly adv. B1</text:p>
      <text:p text:style-name="Standard">regulation n. B2</text:p>
      <text:p text:style-name="Standard">reject v. B1</text:p>
      <text:p text:style-name="Standard">relate v. B1</text:p>
      <text:p text:style-name="Standard">related adj. B1</text:p>
      <text:p text:style-name="Standard">relation n. B1</text:p>
      <text:p text:style-name="Standard">relationship n. A2</text:p>
      <text:p text:style-name="Standard">relative adj., n. B1</text:p>
      <text:p text:style-name="Standard">relatively adv. B2</text:p>
      <text:p text:style-name="Standard">relax v. A1</text:p>
      <text:p text:style-name="Standard">relaxed adj. B1</text:p>
      <text:p text:style-name="Standard">relaxing adj. B1</text:p>
      <text:p text:style-name="Standard">release v., n. B1</text:p>
      <text:p text:style-name="Standard">relevant adj. B2</text:p>
      <text:p text:style-name="Standard">reliable adj. B1</text:p>
      <text:p text:style-name="Standard">relief n. B2</text:p>
      <text:p text:style-name="Standard">religion n. B1</text:p>
      <text:p text:style-name="Standard">religious adj. B1</text:p>
      <text:p text:style-name="Standard">rely v. B2</text:p>
      <text:p text:style-name="Standard">remain v. B1</text:p>
      <text:p text:style-name="Standard">remark n., v. B2</text:p>
      <text:p text:style-name="Standard">remember v. A1</text:p>
      <text:p text:style-name="Standard">remind v. B1</text:p>
      <text:p text:style-name="Standard">remote adj. B1</text:p>
      <text:p text:style-name="Standard">remove v. A2</text:p>
      <text:p text:style-name="Standard">rent n., v. B1</text:p>
      <text:p text:style-name="Standard">repair v. A2, n. B1</text:p>
      <text:p text:style-name="Standard">repeat v. A1, n. B1</text:p>
      <text:p text:style-name="Standard">repeated adj. B1</text:p>
      <text:p text:style-name="Standard">replace v. A2</text:p>
      <text:p text:style-name="Standard">reply v., n. A2</text:p>
      <text:p text:style-name="Standard">report n. A1, v. A2</text:p>
      <text:p text:style-name="Standard">reporter n. A2</text:p>
      <text:p text:style-name="Standard">represent v. B1</text:p>
      <text:p text:style-name="Standard">representative n., adj. B2</text:p>
      <text:p text:style-name="Standard"><text:soft-page-break/>reputation n. B2</text:p>
      <text:p text:style-name="Standard">request n. A2, v. B1</text:p>
      <text:p text:style-name="Standard">require v. B1</text:p>
      <text:p text:style-name="Standard">requirement n. B2</text:p>
      <text:p text:style-name="Standard">rescue v., n. B2</text:p>
      <text:p text:style-name="Standard">research n., v. A2</text:p>
      <text:p text:style-name="Standard">researcher n. A2</text:p>
      <text:p text:style-name="Standard">reservation n. B1</text:p>
      <text:p text:style-name="Standard">reserve n., v. B2</text:p>
      <text:p text:style-name="Standard">resident n., adj. B2</text:p>
      <text:p text:style-name="Standard">resist v. B2</text:p>
      <text:p text:style-name="Standard">resolve v. B2</text:p>
      <text:p text:style-name="Standard">resort n. B2</text:p>
      <text:p text:style-name="Standard">resource n. B1</text:p>
      <text:p text:style-name="Standard">respect n., v. B1</text:p>
      <text:p text:style-name="Standard">respond v. A2</text:p>
      <text:p text:style-name="Standard">response n. A2</text:p>
      <text:p text:style-name="Standard">responsibility n. B1</text:p>
      <text:p text:style-name="Standard">responsible adj. B1</text:p>
      <text:p text:style-name="Standard">rest (remaining part) n. A2</text:p>
      <text:p text:style-name="Standard">rest (sleep/relax) n., v. A2</text:p>
      <text:p text:style-name="Standard">restaurant n. A1</text:p>
      <text:p text:style-name="Standard">result n. A1, v. B1</text:p>
      <text:p text:style-name="Standard">retain v. B2</text:p>
      <text:p text:style-name="Standard">retire v. B1</text:p>
      <text:p text:style-name="Standard">retired adj. B1</text:p>
      <text:p text:style-name="Standard">return v., n. A1</text:p>
      <text:p text:style-name="Standard">reveal v. B2</text:p>
      <text:p text:style-name="Standard">review n., v. A2</text:p>
      <text:p text:style-name="Standard">revise v. B1</text:p>
      <text:p text:style-name="Standard">revolution n. B2</text:p>
      <text:p text:style-name="Standard">reward n., v. B2</text:p>
      <text:p text:style-name="Standard">rhythm n. B2</text:p>
      <text:p text:style-name="Standard">rice n. A1</text:p>
      <text:p text:style-name="Standard">rich adj. A1</text:p>
      <text:p text:style-name="Standard">rid v. B2</text:p>
      <text:p text:style-name="Standard">ride v. A1, n. A2</text:p>
      <text:p text:style-name="Standard">right adj., adv., n. A1</text:p>
      <text:p text:style-name="Standard">ring1 n. A2</text:p>
      <text:p text:style-name="Standard">ring2 v. A2, n. B1</text:p>
      <text:p text:style-name="Standard">rise v. A2, n. B1</text:p>
      <text:p text:style-name="Standard">risk n., v. B1</text:p>
      <text:p text:style-name="Standard">river n. A1</text:p>
      <text:p text:style-name="Standard">road n. A1</text:p>
      <text:p text:style-name="Standard">robot n. B1</text:p>
      <text:p text:style-name="Standard">rock (stone) n. A2</text:p>
      <text:p text:style-name="Standard">rock (music) n. A2</text:p>
      <text:p text:style-name="Standard">role n. A2</text:p>
      <text:p text:style-name="Standard">roll v., n. B1</text:p>
      <text:p text:style-name="Standard">romantic adj. B1</text:p>
      <text:p text:style-name="Standard">roof n. A2</text:p>
      <text:p text:style-name="Standard">room n. A1</text:p>
      <text:p text:style-name="Standard">root n. B2</text:p>
      <text:p text:style-name="Standard">rope n. B1</text:p>
      <text:p text:style-name="Standard">rough adj. B1</text:p>
      <text:p text:style-name="Standard">round adj., adv., prep. A2, n. B2</text:p>
      <text:p text:style-name="Standard">route n. A2</text:p>
      <text:p text:style-name="Standard">routine n. A1, adj. B2</text:p>
      <text:p text:style-name="Standard">row1 n. B1</text:p>
      <text:p text:style-name="Standard">royal adj. B1</text:p>
      <text:p text:style-name="Standard">rub v. B2</text:p>
      <text:p text:style-name="Standard">rubber n., adj. B2</text:p>
      <text:p text:style-name="Standard">rubbish n. A2</text:p>
      <text:p text:style-name="Standard">rude adj. A2</text:p>
      <text:p text:style-name="Standard">rugby n. B1</text:p>
      <text:p text:style-name="Standard">rule n. A1, v. B1</text:p>
      <text:p text:style-name="Standard">run v. A1, n. A2</text:p>
      <text:p text:style-name="Standard">runner n. A2</text:p>
      <text:p text:style-name="Standard">running n. A2</text:p>
      <text:p text:style-name="Standard">rural adj. B2</text:p>
      <text:p text:style-name="Standard">rush v., n. B2</text:p>
      <text:p text:style-name="Standard">sad adj. A1</text:p>
      <text:p text:style-name="Standard">sadly adv. A2</text:p>
      <text:p text:style-name="Standard">safe adj. A2</text:p>
      <text:p text:style-name="Standard">safety n. B1</text:p>
      <text:p text:style-name="Standard">sail v. A2, n. B1</text:p>
      <text:p text:style-name="Standard">sailing n. A2</text:p>
      <text:p text:style-name="Standard">sailor n. B1</text:p>
      <text:p text:style-name="Standard">salad n. A1</text:p>
      <text:p text:style-name="Standard">salary n. A2</text:p>
      <text:p text:style-name="Standard">sale n. A2</text:p>
      <text:p text:style-name="Standard">salt n. A1</text:p>
      <text:p text:style-name="Standard">same adj., pron., adv. A1</text:p>
      <text:p text:style-name="Standard">sample n. B1, v. B2</text:p>
      <text:p text:style-name="Standard"><text:soft-page-break/>sand n. B1</text:p>
      <text:p text:style-name="Standard">sandwich n. A1</text:p>
      <text:p text:style-name="Standard">satellite n. B2</text:p>
      <text:p text:style-name="Standard">satisfied adj. B2</text:p>
      <text:p text:style-name="Standard">satisfy v. B2</text:p>
      <text:p text:style-name="Standard">Saturday n. A1</text:p>
      <text:p text:style-name="Standard">sauce n. A2</text:p>
      <text:p text:style-name="Standard">save v. A2</text:p>
      <text:p text:style-name="Standard">saving n. B2</text:p>
      <text:p text:style-name="Standard">say v. A1</text:p>
      <text:p text:style-name="Standard">scale n. B2</text:p>
      <text:p text:style-name="Standard">scan v. B1</text:p>
      <text:p text:style-name="Standard">scared adj. A2</text:p>
      <text:p text:style-name="Standard">scary adj. A2</text:p>
      <text:p text:style-name="Standard">scene n. A2</text:p>
      <text:p text:style-name="Standard">schedule n. A2, v. B2</text:p>
      <text:p text:style-name="Standard">scheme n. B2</text:p>
      <text:p text:style-name="Standard">school n. A1</text:p>
      <text:p text:style-name="Standard">science n. A1</text:p>
      <text:p text:style-name="Standard">scientific adj. B1</text:p>
      <text:p text:style-name="Standard">scientist n. A1</text:p>
      <text:p text:style-name="Standard">score v., n. A2</text:p>
      <text:p text:style-name="Standard">scream v., n. B2</text:p>
      <text:p text:style-name="Standard">screen n. A2, v. B2</text:p>
      <text:p text:style-name="Standard">script n. B1</text:p>
      <text:p text:style-name="Standard">sculpture n. B1</text:p>
      <text:p text:style-name="Standard">sea n. A1</text:p>
      <text:p text:style-name="Standard">search n., v. A2</text:p>
      <text:p text:style-name="Standard">season n. A2</text:p>
      <text:p text:style-name="Standard">seat n. A2, v. B2</text:p>
      <text:p text:style-name="Standard">second1 (next after the first) det./</text:p>
      <text:p text:style-name="Standard">number A1, adv. A2</text:p>
      <text:p text:style-name="Standard">second1 (unit of time) n. A1</text:p>
      <text:p text:style-name="Standard">secondary adj. B1</text:p>
      <text:p text:style-name="Standard">secondly adv. A2</text:p>
      <text:p text:style-name="Standard">secret adj., n. A2</text:p>
      <text:p text:style-name="Standard">secretary n. A2</text:p>
      <text:p text:style-name="Standard">section n. A1</text:p>
      <text:p text:style-name="Standard">sector n. B2</text:p>
      <text:p text:style-name="Standard">secure v., adj. B2</text:p>
      <text:p text:style-name="Standard">security n. B1</text:p>
      <text:p text:style-name="Standard">see v. A1</text:p>
      <text:p text:style-name="Standard">seed n. B1</text:p>
      <text:p text:style-name="Standard">seek v. B2</text:p>
      <text:p text:style-name="Standard">seem v. A2</text:p>
      <text:p text:style-name="Standard">select v. B2</text:p>
      <text:p text:style-name="Standard">selection n. B2</text:p>
      <text:p text:style-name="Standard">self n. B2</text:p>
      <text:p text:style-name="Standard">sell v. A1</text:p>
      <text:p text:style-name="Standard">send v. A1</text:p>
      <text:p text:style-name="Standard">senior adj. B2</text:p>
      <text:p text:style-name="Standard">sense n. A2, v. B2</text:p>
      <text:p text:style-name="Standard">sensible adj. B1</text:p>
      <text:p text:style-name="Standard">sensitive adj. B2</text:p>
      <text:p text:style-name="Standard">sentence n. A1, v. B2</text:p>
      <text:p text:style-name="Standard">separate adj. A2, v. B1</text:p>
      <text:p text:style-name="Standard">September n. A1</text:p>
      <text:p text:style-name="Standard">sequence n. B2</text:p>
      <text:p text:style-name="Standard">series n. A2</text:p>
      <text:p text:style-name="Standard">serious adj. A2</text:p>
      <text:p text:style-name="Standard">seriously adv. B1</text:p>
      <text:p text:style-name="Standard">servant n. B1</text:p>
      <text:p text:style-name="Standard">serve v. A2</text:p>
      <text:p text:style-name="Standard">service n. A2</text:p>
      <text:p text:style-name="Standard">session n. B2</text:p>
      <text:p text:style-name="Standard">set (put) v. B1</text:p>
      <text:p text:style-name="Standard">set (group) n. B1</text:p>
      <text:p text:style-name="Standard">setting n. B1</text:p>
      <text:p text:style-name="Standard">settle v. B2</text:p>
      <text:p text:style-name="Standard">seven number A1</text:p>
      <text:p text:style-name="Standard">seventeen number A1</text:p>
      <text:p text:style-name="Standard">seventy number A1</text:p>
      <text:p text:style-name="Standard">several det./pron. A2</text:p>
      <text:p text:style-name="Standard">severe adj. B2</text:p>
      <text:p text:style-name="Standard">sex n. B1</text:p>
      <text:p text:style-name="Standard">sexual adj. B1</text:p>
      <text:p text:style-name="Standard">shade n. B2</text:p>
      <text:p text:style-name="Standard">shadow n. B2</text:p>
      <text:p text:style-name="Standard">shake v. A2, n. B1</text:p>
      <text:p text:style-name="Standard">shall modal v. A2</text:p>
      <text:p text:style-name="Standard">shallow adj. B2</text:p>
      <text:p text:style-name="Standard">shame n. B2</text:p>
      <text:p text:style-name="Standard">shape n. A2, v. B2</text:p>
      <text:p text:style-name="Standard">share v. A1, n. B1</text:p>
      <text:p text:style-name="Standard"><text:soft-page-break/>sharp adj. B1</text:p>
      <text:p text:style-name="Standard">she pron. A1</text:p>
      <text:p text:style-name="Standard">sheep n. A1</text:p>
      <text:p text:style-name="Standard">sheet n. A2</text:p>
      <text:p text:style-name="Standard">shelf n. B1</text:p>
      <text:p text:style-name="Standard">shell n. B1</text:p>
      <text:p text:style-name="Standard">shelter n., v. B2</text:p>
      <text:p text:style-name="Standard">shift n. B1, v. B2</text:p>
      <text:p text:style-name="Standard">shine v. B1</text:p>
      <text:p text:style-name="Standard">shiny adj. B1</text:p>
      <text:p text:style-name="Standard">ship n. A2, v. B2</text:p>
      <text:p text:style-name="Standard">shirt n. A1</text:p>
      <text:p text:style-name="Standard">shock n., v. B2</text:p>
      <text:p text:style-name="Standard">shocked adj. B2</text:p>
      <text:p text:style-name="Standard">shoe n. A1</text:p>
      <text:p text:style-name="Standard">shoot v. B1</text:p>
      <text:p text:style-name="Standard">shooting n. B2</text:p>
      <text:p text:style-name="Standard">shop n., v. A1</text:p>
      <text:p text:style-name="Standard">shopping n. A1</text:p>
      <text:p text:style-name="Standard">short adj. A1</text:p>
      <text:p text:style-name="Standard">shot n. B2</text:p>
      <text:p text:style-name="Standard">should modal v. A1</text:p>
      <text:p text:style-name="Standard">shoulder n. A2</text:p>
      <text:p text:style-name="Standard">shout v., n. A2</text:p>
      <text:p text:style-name="Standard">show v., n. A1</text:p>
      <text:p text:style-name="Standard">shower n. A1</text:p>
      <text:p text:style-name="Standard">shut v., adj. A2</text:p>
      <text:p text:style-name="Standard">shy adj. B1</text:p>
      <text:p text:style-name="Standard">sick adj. A1</text:p>
      <text:p text:style-name="Standard">side n. A2</text:p>
      <text:p text:style-name="Standard">sight n. B1</text:p>
      <text:p text:style-name="Standard">sign n., v. A2</text:p>
      <text:p text:style-name="Standard">signal n., v. B1</text:p>
      <text:p text:style-name="Standard">significant adj. B2</text:p>
      <text:p text:style-name="Standard">significantly adv. B2</text:p>
      <text:p text:style-name="Standard">silence n. B2</text:p>
      <text:p text:style-name="Standard">silent adj. B1</text:p>
      <text:p text:style-name="Standard">silk n. B2</text:p>
      <text:p text:style-name="Standard">silly adj. B1</text:p>
      <text:p text:style-name="Standard">silver n., adj. A2</text:p>
      <text:p text:style-name="Standard">similar adj. A1</text:p>
      <text:p text:style-name="Standard">similarity n. B1</text:p>
      <text:p text:style-name="Standard">similarly adv. B1</text:p>
      <text:p text:style-name="Standard">simple adj. A2</text:p>
      <text:p text:style-name="Standard">simply adv. B1</text:p>
      <text:p text:style-name="Standard">since prep., conj. A2, adv. B1</text:p>
      <text:p text:style-name="Standard">sincere adj. B2</text:p>
      <text:p text:style-name="Standard">sing v. A1</text:p>
      <text:p text:style-name="Standard">singer n. A1</text:p>
      <text:p text:style-name="Standard">singing n. A2</text:p>
      <text:p text:style-name="Standard">single adj., n. A2</text:p>
      <text:p text:style-name="Standard">sink v. B1</text:p>
      <text:p text:style-name="Standard">sir n. A2</text:p>
      <text:p text:style-name="Standard">sister n. A1</text:p>
      <text:p text:style-name="Standard">sit v. A1</text:p>
      <text:p text:style-name="Standard">site n. A2</text:p>
      <text:p text:style-name="Standard">situation n. A1</text:p>
      <text:p text:style-name="Standard">six number A1</text:p>
      <text:p text:style-name="Standard">sixteen number A1</text:p>
      <text:p text:style-name="Standard">sixty number A1</text:p>
      <text:p text:style-name="Standard">size n. A2</text:p>
      <text:p text:style-name="Standard">ski v., n. A2</text:p>
      <text:p text:style-name="Standard">skiing n. A2</text:p>
      <text:p text:style-name="Standard">skill n. A1</text:p>
      <text:p text:style-name="Standard">skin n. A2</text:p>
      <text:p text:style-name="Standard">skirt n. A1</text:p>
      <text:p text:style-name="Standard">sky n. A2</text:p>
      <text:p text:style-name="Standard">slave n. B2</text:p>
      <text:p text:style-name="Standard">sleep v. A1, n. A2</text:p>
      <text:p text:style-name="Standard">slice n., v. B1</text:p>
      <text:p text:style-name="Standard">slide v., n. B2</text:p>
      <text:p text:style-name="Standard">slight adj. B2</text:p>
      <text:p text:style-name="Standard">slightly adv. B1</text:p>
      <text:p text:style-name="Standard">slip v. B2</text:p>
      <text:p text:style-name="Standard">slope n., v. B2</text:p>
      <text:p text:style-name="Standard">slow adj. A1, v. B1</text:p>
      <text:p text:style-name="Standard">slowly adv. A2</text:p>
      <text:p text:style-name="Standard">small adj. A1</text:p>
      <text:p text:style-name="Standard">smart adj. B1</text:p>
      <text:p text:style-name="Standard">smartphone n. A2</text:p>
      <text:p text:style-name="Standard">smell v., n. A2</text:p>
      <text:p text:style-name="Standard">smile v., n. A2</text:p>
      <text:p text:style-name="Standard">smoke n., v. A2</text:p>
      <text:p text:style-name="Standard">smoking n. A2</text:p>
      <text:p text:style-name="Standard"><text:soft-page-break/>smooth adj. B1</text:p>
      <text:p text:style-name="Standard">snake n. A1</text:p>
      <text:p text:style-name="Standard">snow n., v. A1</text:p>
      <text:p text:style-name="Standard">so adv., conj. A1</text:p>
      <text:p text:style-name="Standard">soap n. A2</text:p>
      <text:p text:style-name="Standard">soccer n. A2</text:p>
      <text:p text:style-name="Standard">social adj. A2</text:p>
      <text:p text:style-name="Standard">society n. A2</text:p>
      <text:p text:style-name="Standard">sock n. A2</text:p>
      <text:p text:style-name="Standard">soft adj. A2</text:p>
      <text:p text:style-name="Standard">software n. B1</text:p>
      <text:p text:style-name="Standard">soil n. B1</text:p>
      <text:p text:style-name="Standard">solar adj. B2</text:p>
      <text:p text:style-name="Standard">soldier n. A2</text:p>
      <text:p text:style-name="Standard">solid adj., n. B1</text:p>
      <text:p text:style-name="Standard">solution n. A2</text:p>
      <text:p text:style-name="Standard">solve v. A2</text:p>
      <text:p text:style-name="Standard">some det., pron. A1</text:p>
      <text:p text:style-name="Standard">somebody pron. A1</text:p>
      <text:p text:style-name="Standard">someone pron. A1</text:p>
      <text:p text:style-name="Standard">something pron. A1</text:p>
      <text:p text:style-name="Standard">sometimes adv. A1</text:p>
      <text:p text:style-name="Standard">somewhat adv. B2</text:p>
      <text:p text:style-name="Standard">somewhere adv., pron. A2</text:p>
      <text:p text:style-name="Standard">son n. A1</text:p>
      <text:p text:style-name="Standard">song n. A1</text:p>
      <text:p text:style-name="Standard">soon adv. A1</text:p>
      <text:p text:style-name="Standard">sorry adj., exclam. A1</text:p>
      <text:p text:style-name="Standard">sort n. A2, v. B1</text:p>
      <text:p text:style-name="Standard">soul n. B2</text:p>
      <text:p text:style-name="Standard">sound n., v. A1</text:p>
      <text:p text:style-name="Standard">soup n. A1</text:p>
      <text:p text:style-name="Standard">source n. A2</text:p>
      <text:p text:style-name="Standard">south n., adj., adv. A1</text:p>
      <text:p text:style-name="Standard">southern adj. B1</text:p>
      <text:p text:style-name="Standard">space n. A1</text:p>
      <text:p text:style-name="Standard">speak v. A1</text:p>
      <text:p text:style-name="Standard">speaker n. A2</text:p>
      <text:p text:style-name="Standard">special adj. A1</text:p>
      <text:p text:style-name="Standard">specialist n., adj. B2</text:p>
      <text:p text:style-name="Standard">species n. B2</text:p>
      <text:p text:style-name="Standard">specific adj. A2</text:p>
      <text:p text:style-name="Standard">specifically adv. B1</text:p>
      <text:p text:style-name="Standard">speech n. A2</text:p>
      <text:p text:style-name="Standard">speed n. A2, v. B2</text:p>
      <text:p text:style-name="Standard">spell v. A1</text:p>
      <text:p text:style-name="Standard">spelling n. A1</text:p>
      <text:p text:style-name="Standard">spend v. A1</text:p>
      <text:p text:style-name="Standard">spending n. B1</text:p>
      <text:p text:style-name="Standard">spicy adj. B1</text:p>
      <text:p text:style-name="Standard">spider n. A2</text:p>
      <text:p text:style-name="Standard">spirit n. B1</text:p>
      <text:p text:style-name="Standard">spiritual adj. B2</text:p>
      <text:p text:style-name="Standard">split v., n. B2</text:p>
      <text:p text:style-name="Standard">spoken adj. B1</text:p>
      <text:p text:style-name="Standard">sponsor v., n. B2</text:p>
      <text:p text:style-name="Standard">spoon n. A2</text:p>
      <text:p text:style-name="Standard">sport n. A1</text:p>
      <text:p text:style-name="Standard">spot n. B1, v. B2</text:p>
      <text:p text:style-name="Standard">spread v. B1, n. B2</text:p>
      <text:p text:style-name="Standard">spring n. A1, v. B1</text:p>
      <text:p text:style-name="Standard">square adj., n. A2</text:p>
      <text:p text:style-name="Standard">stable adj. B2</text:p>
      <text:p text:style-name="Standard">stadium n. B1</text:p>
      <text:p text:style-name="Standard">staff n. B1</text:p>
      <text:p text:style-name="Standard">stage n. A2, v. B2</text:p>
      <text:p text:style-name="Standard">stair n. A2</text:p>
      <text:p text:style-name="Standard">stamp n. A2</text:p>
      <text:p text:style-name="Standard">stand v. A1, n. B2</text:p>
      <text:p text:style-name="Standard">standard n., adj. B1</text:p>
      <text:p text:style-name="Standard">star n. A1, v. A2</text:p>
      <text:p text:style-name="Standard">stare v. B2</text:p>
      <text:p text:style-name="Standard">start v. A1, n. A2</text:p>
      <text:p text:style-name="Standard">state n. A2, adj., v. B1</text:p>
      <text:p text:style-name="Standard">statement n. A1</text:p>
      <text:p text:style-name="Standard">station n. A1</text:p>
      <text:p text:style-name="Standard">statistic n. B1</text:p>
      <text:p text:style-name="Standard">statue n. B1</text:p>
      <text:p text:style-name="Standard">status n. B2</text:p>
      <text:p text:style-name="Standard">stay v. A1, n. A2</text:p>
      <text:p text:style-name="Standard">steady adj. B2</text:p>
      <text:p text:style-name="Standard">steal v. A2</text:p>
      <text:p text:style-name="Standard">steel n. B2</text:p>
      <text:p text:style-name="Standard">steep adj. B2</text:p>
      <text:p text:style-name="Standard"><text:soft-page-break/>step n. A2, v. B2</text:p>
      <text:p text:style-name="Standard">stick (push into/attach) v. B1</text:p>
      <text:p text:style-name="Standard">stick (piece of wood) n. B1</text:p>
      <text:p text:style-name="Standard">sticky adj. B2</text:p>
      <text:p text:style-name="Standard">stiff adj. B2</text:p>
      <text:p text:style-name="Standard">still adv. A1, adj. B1</text:p>
      <text:p text:style-name="Standard">stock n. B2</text:p>
      <text:p text:style-name="Standard">stomach n. A2</text:p>
      <text:p text:style-name="Standard">stone n. A2</text:p>
      <text:p text:style-name="Standard">stop v., n. A1</text:p>
      <text:p text:style-name="Standard">store n. A2, v. B1</text:p>
      <text:p text:style-name="Standard">storm n. A2</text:p>
      <text:p text:style-name="Standard">story n. A1</text:p>
      <text:p text:style-name="Standard">straight adv., adj. A2</text:p>
      <text:p text:style-name="Standard">strange adj. A2</text:p>
      <text:p text:style-name="Standard">stranger n. B1</text:p>
      <text:p text:style-name="Standard">strategy n. A2</text:p>
      <text:p text:style-name="Standard">stream n. B2</text:p>
      <text:p text:style-name="Standard">street n. A1</text:p>
      <text:p text:style-name="Standard">strength n. B1</text:p>
      <text:p text:style-name="Standard">stress n., v. A2</text:p>
      <text:p text:style-name="Standard">stretch v., n. B2</text:p>
      <text:p text:style-name="Standard">strict adj. B2</text:p>
      <text:p text:style-name="Standard">strike v., n. B2</text:p>
      <text:p text:style-name="Standard">string n. B1</text:p>
      <text:p text:style-name="Standard">strong adj. A1</text:p>
      <text:p text:style-name="Standard">strongly adv. B1</text:p>
      <text:p text:style-name="Standard">structure n. A2, v. B2</text:p>
      <text:p text:style-name="Standard">struggle v., n. B2</text:p>
      <text:p text:style-name="Standard">student n. A1</text:p>
      <text:p text:style-name="Standard">studio n. B1</text:p>
      <text:p text:style-name="Standard">study n., v. A1</text:p>
      <text:p text:style-name="Standard">stuff n. B1, v. B2</text:p>
      <text:p text:style-name="Standard">stupid adj. A2</text:p>
      <text:p text:style-name="Standard">style n. A1</text:p>
      <text:p text:style-name="Standard">subject n. A1, adj. B2</text:p>
      <text:p text:style-name="Standard">submit v. B2</text:p>
      <text:p text:style-name="Standard">substance n. B1</text:p>
      <text:p text:style-name="Standard">succeed v. A2</text:p>
      <text:p text:style-name="Standard">success n. A1</text:p>
      <text:p text:style-name="Standard">successful adj. A2</text:p>
      <text:p text:style-name="Standard">successfully adv. B1</text:p>
      <text:p text:style-name="Standard">such det./pron. A2</text:p>
      <text:p text:style-name="Standard">sudden adj. B1</text:p>
      <text:p text:style-name="Standard">suddenly adv. A2</text:p>
      <text:p text:style-name="Standard">suffer v. B1</text:p>
      <text:p text:style-name="Standard">sugar n. A1</text:p>
      <text:p text:style-name="Standard">suggest v. A2</text:p>
      <text:p text:style-name="Standard">suggestion n. A2</text:p>
      <text:p text:style-name="Standard">suit n. A2, v. B1</text:p>
      <text:p text:style-name="Standard">suitable adj. B1</text:p>
      <text:p text:style-name="Standard">sum n., v. B2</text:p>
      <text:p text:style-name="Standard">summarize v. B1</text:p>
      <text:p text:style-name="Standard">summary n. B1</text:p>
      <text:p text:style-name="Standard">summer n. A1</text:p>
      <text:p text:style-name="Standard">sun n. A1</text:p>
      <text:p text:style-name="Standard">Sunday n. A1</text:p>
      <text:p text:style-name="Standard">supermarket n. A1</text:p>
      <text:p text:style-name="Standard">supply n., v. B1</text:p>
      <text:p text:style-name="Standard">support v., n. A2</text:p>
      <text:p text:style-name="Standard">supporter n. B1</text:p>
      <text:p text:style-name="Standard">suppose v. A2</text:p>
      <text:p text:style-name="Standard">sure adj. A1, adv. A2</text:p>
      <text:p text:style-name="Standard">surely adv. B1</text:p>
      <text:p text:style-name="Standard">surface n. B1</text:p>
      <text:p text:style-name="Standard">surgery n. B2</text:p>
      <text:p text:style-name="Standard">surprise n., v. A2</text:p>
      <text:p text:style-name="Standard">surprised adj. A2</text:p>
      <text:p text:style-name="Standard">surprising adj. A2</text:p>
      <text:p text:style-name="Standard">surround v. B2</text:p>
      <text:p text:style-name="Standard">surrounding adj. B2</text:p>
      <text:p text:style-name="Standard">survey n. A2, v. B2</text:p>
      <text:p text:style-name="Standard">survive v. B1</text:p>
      <text:p text:style-name="Standard">suspect v., n. B2</text:p>
      <text:p text:style-name="Standard">swear v. B2</text:p>
      <text:p text:style-name="Standard">sweater n. A1</text:p>
      <text:p text:style-name="Standard">sweep v. B2</text:p>
      <text:p text:style-name="Standard">sweet adj., n. A2</text:p>
      <text:p text:style-name="Standard">swim v. A1, n. B1</text:p>
      <text:p text:style-name="Standard">swimming n. A1</text:p>
      <text:p text:style-name="Standard">switch v. B1, n. B2</text:p>
      <text:p text:style-name="Standard">symbol n. A2</text:p>
      <text:p text:style-name="Standard">sympathy n. B2</text:p>
      <text:p text:style-name="Standard">symptom n. B1</text:p>
      <text:p text:style-name="Standard"><text:soft-page-break/>system n. A2</text:p>
      <text:p text:style-name="Standard">table n. A1</text:p>
      <text:p text:style-name="Standard">tablet n. A2</text:p>
      <text:p text:style-name="Standard">tail n. B1</text:p>
      <text:p text:style-name="Standard">take v. A1</text:p>
      <text:p text:style-name="Standard">tale n. B2</text:p>
      <text:p text:style-name="Standard">talent n. B1</text:p>
      <text:p text:style-name="Standard">talented adj. B1</text:p>
      <text:p text:style-name="Standard">talk v. A1, n. A2</text:p>
      <text:p text:style-name="Standard">tall adj. A1</text:p>
      <text:p text:style-name="Standard">tank n. B2</text:p>
      <text:p text:style-name="Standard">tape n. B1</text:p>
      <text:p text:style-name="Standard">target n. A2, v. B2</text:p>
      <text:p text:style-name="Standard">task n. A2</text:p>
      <text:p text:style-name="Standard">taste n., v. A2</text:p>
      <text:p text:style-name="Standard">tax n., v. B1</text:p>
      <text:p text:style-name="Standard">taxi n. A1</text:p>
      <text:p text:style-name="Standard">tea n. A1</text:p>
      <text:p text:style-name="Standard">teach v. A1</text:p>
      <text:p text:style-name="Standard">teacher n. A1</text:p>
      <text:p text:style-name="Standard">teaching n. A2</text:p>
      <text:p text:style-name="Standard">team n. A1</text:p>
      <text:p text:style-name="Standard">tear1 v., n. B2</text:p>
      <text:p text:style-name="Standard">tear2 n. B2</text:p>
      <text:p text:style-name="Standard">technical adj. B1</text:p>
      <text:p text:style-name="Standard">technique n. B1</text:p>
      <text:p text:style-name="Standard">technology n. A2</text:p>
      <text:p text:style-name="Standard">teenage adj. A2</text:p>
      <text:p text:style-name="Standard">teenager n. A1</text:p>
      <text:p text:style-name="Standard">telephone n., v. A1</text:p>
      <text:p text:style-name="Standard">television n. A1</text:p>
      <text:p text:style-name="Standard">tell v. A1</text:p>
      <text:p text:style-name="Standard">temperature n. A2</text:p>
      <text:p text:style-name="Standard">temporary adj. B2</text:p>
      <text:p text:style-name="Standard">ten number A1</text:p>
      <text:p text:style-name="Standard">tend v. B1</text:p>
      <text:p text:style-name="Standard">tennis n. A1</text:p>
      <text:p text:style-name="Standard">tent n. B1</text:p>
      <text:p text:style-name="Standard">term n. A2, v. B2</text:p>
      <text:p text:style-name="Standard">terrible adj. A1</text:p>
      <text:p text:style-name="Standard">test n., v. A1</text:p>
      <text:p text:style-name="Standard">text n. A1, v. A2</text:p>
      <text:p text:style-name="Standard">than conj. A1</text:p>
      <text:p text:style-name="Standard">thank v. A1</text:p>
      <text:p text:style-name="Standard">thanks exclam., n. A1</text:p>
      <text:p text:style-name="Standard">that det., pron., conj. A1, adv. B1</text:p>
      <text:p text:style-name="Standard">the definite article A1</text:p>
      <text:p text:style-name="Standard">theatre n. A1</text:p>
      <text:p text:style-name="Standard">their det. A1</text:p>
      <text:p text:style-name="Standard">theirs pron. B1</text:p>
      <text:p text:style-name="Standard">them pron. A1</text:p>
      <text:p text:style-name="Standard">theme n. B1</text:p>
      <text:p text:style-name="Standard">themselves pron. A2</text:p>
      <text:p text:style-name="Standard">then adv. A1</text:p>
      <text:p text:style-name="Standard">theory n. B1</text:p>
      <text:p text:style-name="Standard">therapy n. B2</text:p>
      <text:p text:style-name="Standard">there adv. A1</text:p>
      <text:p text:style-name="Standard">therefore adv. B1</text:p>
      <text:p text:style-name="Standard">they pron. A1</text:p>
      <text:p text:style-name="Standard">thick adj. A2</text:p>
      <text:p text:style-name="Standard">thief n. A2</text:p>
      <text:p text:style-name="Standard">thin adj. A2</text:p>
      <text:p text:style-name="Standard">thing n. A1</text:p>
      <text:p text:style-name="Standard">think v. A1</text:p>
      <text:p text:style-name="Standard">thinking n. A2</text:p>
      <text:p text:style-name="Standard">third number A1, n. A2</text:p>
      <text:p text:style-name="Standard">thirsty adj. A1</text:p>
      <text:p text:style-name="Standard">thirteen number A1</text:p>
      <text:p text:style-name="Standard">thirty number A1</text:p>
      <text:p text:style-name="Standard">this det./pron. A1, adv. B1</text:p>
      <text:p text:style-name="Standard">though conj., adv. B1</text:p>
      <text:p text:style-name="Standard">thought n. A2</text:p>
      <text:p text:style-name="Standard">thousand number A1</text:p>
      <text:p text:style-name="Standard">threat n. B2</text:p>
      <text:p text:style-name="Standard">threaten v. B2</text:p>
      <text:p text:style-name="Standard">three number A1</text:p>
      <text:p text:style-name="Standard">throat n. B1</text:p>
      <text:p text:style-name="Standard">through prep., adv. A1</text:p>
      <text:p text:style-name="Standard">throughout prep./adv. B1</text:p>
      <text:p text:style-name="Standard">throw v. A2</text:p>
      <text:p text:style-name="Standard">Thursday n. A1</text:p>
      <text:p text:style-name="Standard">thus adv. B2</text:p>
      <text:p text:style-name="Standard">ticket n. A1</text:p>
      <text:p text:style-name="Standard">tidy adj., v. A2</text:p>
      <text:p text:style-name="Standard"><text:soft-page-break/>tie v., n. A2</text:p>
      <text:p text:style-name="Standard">tight adj. B1</text:p>
      <text:p text:style-name="Standard">till conj./prep. B1</text:p>
      <text:p text:style-name="Standard">time n. A1, v. B2</text:p>
      <text:p text:style-name="Standard">tin n. B1</text:p>
      <text:p text:style-name="Standard">tiny adj. B1</text:p>
      <text:p text:style-name="Standard">tip n. A2, v. B1</text:p>
      <text:p text:style-name="Standard">tired adj. A1</text:p>
      <text:p text:style-name="Standard">title n. A1, v. B2</text:p>
      <text:p text:style-name="Standard">to prep., infinitive marker A1</text:p>
      <text:p text:style-name="Standard">today adv., n. A1</text:p>
      <text:p text:style-name="Standard">toe n. B1</text:p>
      <text:p text:style-name="Standard">together adv. A1</text:p>
      <text:p text:style-name="Standard">toilet n. A1</text:p>
      <text:p text:style-name="Standard">tomato n. A1</text:p>
      <text:p text:style-name="Standard">tomorrow adv., n. A1</text:p>
      <text:p text:style-name="Standard">tone n. B2</text:p>
      <text:p text:style-name="Standard">tongue n. B1</text:p>
      <text:p text:style-name="Standard">tonight adv., n. A1</text:p>
      <text:p text:style-name="Standard">too adv. A1</text:p>
      <text:p text:style-name="Standard">tool n. A2</text:p>
      <text:p text:style-name="Standard">tooth n. A1</text:p>
      <text:p text:style-name="Standard">top n., adj. A2</text:p>
      <text:p text:style-name="Standard">topic n. A1</text:p>
      <text:p text:style-name="Standard">total adj., n. B1</text:p>
      <text:p text:style-name="Standard">totally adv. B1</text:p>
      <text:p text:style-name="Standard">touch v. A2, n. B1</text:p>
      <text:p text:style-name="Standard">tough adj. B2</text:p>
      <text:p text:style-name="Standard">tour n. A2, v. B1</text:p>
      <text:p text:style-name="Standard">tourism n. A2</text:p>
      <text:p text:style-name="Standard">tourist n. A1</text:p>
      <text:p text:style-name="Standard">towards prep. A2</text:p>
      <text:p text:style-name="Standard">towel n. A2</text:p>
      <text:p text:style-name="Standard">tower n. A2</text:p>
      <text:p text:style-name="Standard">town n. A1</text:p>
      <text:p text:style-name="Standard">toy n., adj. A2</text:p>
      <text:p text:style-name="Standard">track n. A2, v. B2</text:p>
      <text:p text:style-name="Standard">trade n., v. B1</text:p>
      <text:p text:style-name="Standard">tradition n. A2</text:p>
      <text:p text:style-name="Standard">traditional adj. A2</text:p>
      <text:p text:style-name="Standard">traffic n. A1</text:p>
      <text:p text:style-name="Standard">train n. A1, v. A2</text:p>
      <text:p text:style-name="Standard">trainer n. A2</text:p>
      <text:p text:style-name="Standard">training n. A2</text:p>
      <text:p text:style-name="Standard">transfer v., n. B2</text:p>
      <text:p text:style-name="Standard">transform v. B2</text:p>
      <text:p text:style-name="Standard">transition n. B2</text:p>
      <text:p text:style-name="Standard">translate v. B1</text:p>
      <text:p text:style-name="Standard">translation n. B1</text:p>
      <text:p text:style-name="Standard">transport n. A2, v. B1</text:p>
      <text:p text:style-name="Standard">travel v., n. A1</text:p>
      <text:p text:style-name="Standard">traveller n. A2</text:p>
      <text:p text:style-name="Standard">treat v. B1</text:p>
      <text:p text:style-name="Standard">treatment n. B1</text:p>
      <text:p text:style-name="Standard">tree n. A1</text:p>
      <text:p text:style-name="Standard">trend n. B1</text:p>
      <text:p text:style-name="Standard">trial n. B2</text:p>
      <text:p text:style-name="Standard">trick n., v. B1</text:p>
      <text:p text:style-name="Standard">trip n. A1, v. B2</text:p>
      <text:p text:style-name="Standard">tropical adj. B2</text:p>
      <text:p text:style-name="Standard">trouble n. A2, v. B2</text:p>
      <text:p text:style-name="Standard">trousers n. A1</text:p>
      <text:p text:style-name="Standard">truck n. A2</text:p>
      <text:p text:style-name="Standard">true adj. A1</text:p>
      <text:p text:style-name="Standard">truly adv. B2</text:p>
      <text:p text:style-name="Standard">trust n., v. B2</text:p>
      <text:p text:style-name="Standard">truth n. B1</text:p>
      <text:p text:style-name="Standard">try v. A1, n. B2</text:p>
      <text:p text:style-name="Standard">T-shirt n. A1</text:p>
      <text:p text:style-name="Standard">tube n. B1</text:p>
      <text:p text:style-name="Standard">Tuesday n. A1</text:p>
      <text:p text:style-name="Standard">tune n. B2</text:p>
      <text:p text:style-name="Standard">tunnel n. B2</text:p>
      <text:p text:style-name="Standard">turn v., n. A1</text:p>
      <text:p text:style-name="Standard">TV n. A1</text:p>
      <text:p text:style-name="Standard">twelve number A1</text:p>
      <text:p text:style-name="Standard">twenty number A1</text:p>
      <text:p text:style-name="Standard">twice adv. A1</text:p>
      <text:p text:style-name="Standard">twin n., adj. A2</text:p>
      <text:p text:style-name="Standard">two number A1</text:p>
      <text:p text:style-name="Standard">type n. A1, v. B1</text:p>
      <text:p text:style-name="Standard">typical adj. A2</text:p>
      <text:p text:style-name="Standard">typically adv. B1</text:p>
      <text:p text:style-name="Standard">tyre n. B1</text:p>
      <text:p text:style-name="Standard"><text:soft-page-break/>ugly adj. B1</text:p>
      <text:p text:style-name="Standard">ultimately adv. B2</text:p>
      <text:p text:style-name="Standard">umbrella n. A1</text:p>
      <text:p text:style-name="Standard">unable adj. B1</text:p>
      <text:p text:style-name="Standard">uncle n. A1</text:p>
      <text:p text:style-name="Standard">uncomfortable adj. B1</text:p>
      <text:p text:style-name="Standard">unconscious adj. B2</text:p>
      <text:p text:style-name="Standard">under prep., adv. A1</text:p>
      <text:p text:style-name="Standard">underground adj., adv. A2</text:p>
      <text:p text:style-name="Standard">understand v. A1</text:p>
      <text:p text:style-name="Standard">understanding n. A2</text:p>
      <text:p text:style-name="Standard">underwear n. B1</text:p>
      <text:p text:style-name="Standard">unemployed adj. B1</text:p>
      <text:p text:style-name="Standard">unemployment n. B1</text:p>
      <text:p text:style-name="Standard">unexpected adj. B2</text:p>
      <text:p text:style-name="Standard">unfair adj. B1</text:p>
      <text:p text:style-name="Standard">unfortunately adv. A2</text:p>
      <text:p text:style-name="Standard">unhappy adj. A2</text:p>
      <text:p text:style-name="Standard">uniform n. A2</text:p>
      <text:p text:style-name="Standard">union n. B1</text:p>
      <text:p text:style-name="Standard">unique adj. B2</text:p>
      <text:p text:style-name="Standard">unit n. A2</text:p>
      <text:p text:style-name="Standard">united adj. A2</text:p>
      <text:p text:style-name="Standard">universe n. B2</text:p>
      <text:p text:style-name="Standard">university n. A1</text:p>
      <text:p text:style-name="Standard">unknown adj. B2</text:p>
      <text:p text:style-name="Standard">unless conj. B1</text:p>
      <text:p text:style-name="Standard">unlike prep. B1</text:p>
      <text:p text:style-name="Standard">unlikely adj. B1</text:p>
      <text:p text:style-name="Standard">unnecessary adj. B1</text:p>
      <text:p text:style-name="Standard">unpleasant adj. B1</text:p>
      <text:p text:style-name="Standard">until conj./prep. A1</text:p>
      <text:p text:style-name="Standard">unusual adj. A2</text:p>
      <text:p text:style-name="Standard">up adv., prep. A1</text:p>
      <text:p text:style-name="Standard">update v., n. B1</text:p>
      <text:p text:style-name="Standard">upon prep. B1</text:p>
      <text:p text:style-name="Standard">upper adj. B2</text:p>
      <text:p text:style-name="Standard">upset adj., v. B1</text:p>
      <text:p text:style-name="Standard">upstairs adv. A1, adj. A2</text:p>
      <text:p text:style-name="Standard">upwards adv. B2</text:p>
      <text:p text:style-name="Standard">urban adj. B2</text:p>
      <text:p text:style-name="Standard">urge v. B2</text:p>
      <text:p text:style-name="Standard">us pron. A1</text:p>
      <text:p text:style-name="Standard">use v. A1, n. A2</text:p>
      <text:p text:style-name="Standard">used1 adj. B1</text:p>
      <text:p text:style-name="Standard">used2 adj. B1</text:p>
      <text:p text:style-name="Standard">used to modal v. A2</text:p>
      <text:p text:style-name="Standard">useful adj. A1</text:p>
      <text:p text:style-name="Standard">user n. A2</text:p>
      <text:p text:style-name="Standard">usual adj. A2</text:p>
      <text:p text:style-name="Standard">usually adv. A1</text:p>
      <text:p text:style-name="Standard">vacation n. A1</text:p>
      <text:p text:style-name="Standard">valley n. A2</text:p>
      <text:p text:style-name="Standard">valuable adj. B1</text:p>
      <text:p text:style-name="Standard">value n. B1, v. B2</text:p>
      <text:p text:style-name="Standard">van n. A2</text:p>
      <text:p text:style-name="Standard">variety n. A2</text:p>
      <text:p text:style-name="Standard">various adj. B1</text:p>
      <text:p text:style-name="Standard">vary v. B2</text:p>
      <text:p text:style-name="Standard">vast adj. B2</text:p>
      <text:p text:style-name="Standard">vegetable n. A1</text:p>
      <text:p text:style-name="Standard">vehicle n. A2</text:p>
      <text:p text:style-name="Standard">venue n. B2</text:p>
      <text:p text:style-name="Standard">version n. B1</text:p>
      <text:p text:style-name="Standard">very adv. A1, adj. B2</text:p>
      <text:p text:style-name="Standard">via prep. B2</text:p>
      <text:p text:style-name="Standard">victim n. B1</text:p>
      <text:p text:style-name="Standard">victory n. B2</text:p>
      <text:p text:style-name="Standard">video n. A1</text:p>
      <text:p text:style-name="Standard">view n. A2, v. B1</text:p>
      <text:p text:style-name="Standard">viewer n. B1</text:p>
      <text:p text:style-name="Standard">village n. A1</text:p>
      <text:p text:style-name="Standard">violence n. B2</text:p>
      <text:p text:style-name="Standard">violent adj. B1</text:p>
      <text:p text:style-name="Standard">virtual adj. B2</text:p>
      <text:p text:style-name="Standard">virus n. A2</text:p>
      <text:p text:style-name="Standard">vision n. B2</text:p>
      <text:p text:style-name="Standard">visit v., n. A1</text:p>
      <text:p text:style-name="Standard">visitor n. A1</text:p>
      <text:p text:style-name="Standard">visual adj. B2</text:p>
      <text:p text:style-name="Standard">vital adj. B2</text:p>
      <text:p text:style-name="Standard">vitamin n. B2</text:p>
      <text:p text:style-name="Standard">voice n. A2</text:p>
      <text:p text:style-name="Standard">volume n. B2</text:p>
      <text:p text:style-name="Standard"><text:soft-page-break/>volunteer n., v. B1</text:p>
      <text:p text:style-name="Standard">vote n., v. B1</text:p>
      <text:p text:style-name="Standard">wage n. B2</text:p>
      <text:p text:style-name="Standard">wait v. A1, n. A2</text:p>
      <text:p text:style-name="Standard">waiter n. A1</text:p>
      <text:p text:style-name="Standard">wake v. A1</text:p>
      <text:p text:style-name="Standard">walk v., n. A1</text:p>
      <text:p text:style-name="Standard">wall n. A1</text:p>
      <text:p text:style-name="Standard">want v. A1</text:p>
      <text:p text:style-name="Standard">war n. A2</text:p>
      <text:p text:style-name="Standard">warm adj. A1, v. B1</text:p>
      <text:p text:style-name="Standard">warn v. B1</text:p>
      <text:p text:style-name="Standard">warning n. B1</text:p>
      <text:p text:style-name="Standard">wash v. A1, n. A2</text:p>
      <text:p text:style-name="Standard">washing n. A2</text:p>
      <text:p text:style-name="Standard">waste n., v., adj. B1</text:p>
      <text:p text:style-name="Standard">watch v., n. A1</text:p>
      <text:p text:style-name="Standard">water n. A1, v. B1</text:p>
      <text:p text:style-name="Standard">wave n. A2, v. B1</text:p>
      <text:p text:style-name="Standard">way n. A1, adv. B2</text:p>
      <text:p text:style-name="Standard">we pron. A1</text:p>
      <text:p text:style-name="Standard">weak adj. A2</text:p>
      <text:p text:style-name="Standard">weakness n. B2</text:p>
      <text:p text:style-name="Standard">wealth n. B2</text:p>
      <text:p text:style-name="Standard">wealthy adj. B2</text:p>
      <text:p text:style-name="Standard">weapon n. B1</text:p>
      <text:p text:style-name="Standard">wear v. A1</text:p>
      <text:p text:style-name="Standard">weather n. A1</text:p>
      <text:p text:style-name="Standard">web n. A2</text:p>
      <text:p text:style-name="Standard">website n. A1</text:p>
      <text:p text:style-name="Standard">wedding n. A2</text:p>
      <text:p text:style-name="Standard">Wednesday n. A1</text:p>
      <text:p text:style-name="Standard">week n. A1</text:p>
      <text:p text:style-name="Standard">weekend n. A1</text:p>
      <text:p text:style-name="Standard">weigh v. B1</text:p>
      <text:p text:style-name="Standard">weight n. A2</text:p>
      <text:p text:style-name="Standard">welcome exclam., v., adj. A1, n. A2</text:p>
      <text:p text:style-name="Standard">well adv., adj., exclam. A1</text:p>
      <text:p text:style-name="Standard">west n., adj., adv. A1</text:p>
      <text:p text:style-name="Standard">western adj. B1</text:p>
      <text:p text:style-name="Standard">wet adj. A2</text:p>
      <text:p text:style-name="Standard">what pron./det. A1</text:p>
      <text:p text:style-name="Standard">whatever det./pron. B1</text:p>
      <text:p text:style-name="Standard">wheel n. A2</text:p>
      <text:p text:style-name="Standard">when adv., pron., conj. A1</text:p>
      <text:p text:style-name="Standard">whenever conj. B1</text:p>
      <text:p text:style-name="Standard">where adv., conj. A1</text:p>
      <text:p text:style-name="Standard">whereas conj. B2</text:p>
      <text:p text:style-name="Standard">wherever conj. B2</text:p>
      <text:p text:style-name="Standard">whether conj. B1</text:p>
      <text:p text:style-name="Standard">which pron./det. A1</text:p>
      <text:p text:style-name="Standard">while conj. A2, n. B1</text:p>
      <text:p text:style-name="Standard">whisper v., n. B2</text:p>
      <text:p text:style-name="Standard">white adj., n. A1</text:p>
      <text:p text:style-name="Standard">who pron. A1</text:p>
      <text:p text:style-name="Standard">whole adj. A2, n. B1</text:p>
      <text:p text:style-name="Standard">whom pron. B2</text:p>
      <text:p text:style-name="Standard">whose det./pron. A2</text:p>
      <text:p text:style-name="Standard">why adv. A1</text:p>
      <text:p text:style-name="Standard">wide adj. A2</text:p>
      <text:p text:style-name="Standard">widely adv. B2</text:p>
      <text:p text:style-name="Standard">wife n. A1</text:p>
      <text:p text:style-name="Standard">wild adj. A2</text:p>
      <text:p text:style-name="Standard">wildlife n. B2</text:p>
      <text:p text:style-name="Standard">will modal v. A1, n. B1</text:p>
      <text:p text:style-name="Standard">willing adj. B2</text:p>
      <text:p text:style-name="Standard">win v. A1, n. B1</text:p>
      <text:p text:style-name="Standard">wind1 n. A2</text:p>
      <text:p text:style-name="Standard">wind2 v. B2</text:p>
      <text:p text:style-name="Standard">window n. A1</text:p>
      <text:p text:style-name="Standard">wine n. A1</text:p>
      <text:p text:style-name="Standard">wing n. B1</text:p>
      <text:p text:style-name="Standard">winner n. A2</text:p>
      <text:p text:style-name="Standard">winter n. A1</text:p>
      <text:p text:style-name="Standard">wire n. B2</text:p>
      <text:p text:style-name="Standard">wise adj. B2</text:p>
      <text:p text:style-name="Standard">wish v., n. A2</text:p>
      <text:p text:style-name="Standard">with prep. A1</text:p>
      <text:p text:style-name="Standard">within prep. B1</text:p>
      <text:p text:style-name="Standard">without prep. A1</text:p>
      <text:p text:style-name="Standard">witness n., v. B2</text:p>
      <text:p text:style-name="Standard">woman n. A1</text:p>
      <text:p text:style-name="Standard">wonder v., n. B1</text:p>
      <text:p text:style-name="Standard">wonderful adj. A1</text:p>
      <text:p text:style-name="Standard"><text:soft-page-break/>wood n. A2</text:p>
      <text:p text:style-name="Standard">wooden adj. A2</text:p>
      <text:p text:style-name="Standard">wool n. B1</text:p>
      <text:p text:style-name="Standard">word n. A1</text:p>
      <text:p text:style-name="Standard">work v., n. A1</text:p>
      <text:p text:style-name="Standard">worker n. A1</text:p>
      <text:p text:style-name="Standard">working adj. A2</text:p>
      <text:p text:style-name="Standard">world n. A1</text:p>
      <text:p text:style-name="Standard">worldwide adj., adv. B1</text:p>
      <text:p text:style-name="Standard">worried adj. A2</text:p>
      <text:p text:style-name="Standard">worry v. A2, n. B1</text:p>
      <text:p text:style-name="Standard">worse adj. A2, adv. B1, n. B2</text:p>
      <text:p text:style-name="Standard">worst adj. A2, adv. B1, n. B2</text:p>
      <text:p text:style-name="Standard">worth adj. B1, n. B2</text:p>
      <text:p text:style-name="Standard">would modal v. A1</text:p>
      <text:p text:style-name="Standard">wound n., v. B2</text:p>
      <text:p text:style-name="Standard">wow exclam. A2</text:p>
      <text:p text:style-name="Standard">wrap v. B2</text:p>
      <text:p text:style-name="Standard">write v. A1</text:p>
      <text:p text:style-name="Standard">writer n. A1</text:p>
      <text:p text:style-name="Standard">writing n. A1</text:p>
      <text:p text:style-name="Standard">written adj. B1</text:p>
      <text:p text:style-name="Standard">wrong adj. A1, adv. B1, n. B2</text:p>
      <text:p text:style-name="Standard">yard n. B1</text:p>
      <text:p text:style-name="Standard">yeah exclam. A1</text:p>
      <text:p text:style-name="Standard">year n. A1</text:p>
      <text:p text:style-name="Standard">yellow adj., n. A1</text:p>
      <text:p text:style-name="Standard">yes exclam. A1</text:p>
      <text:p text:style-name="Standard">yesterday adv., n. A1</text:p>
      <text:p text:style-name="Standard">yet adv. A2, conj. B2</text:p>
      <text:p text:style-name="Standard">you pron. A1</text:p>
      <text:p text:style-name="Standard">young adj. A1, n. B1</text:p>
      <text:p text:style-name="Standard">your det. A1</text:p>
      <text:p text:style-name="Standard">yours pron. A2</text:p>
      <text:p text:style-name="Standard">yourself pron. A1</text:p>
      <text:p text:style-name="Standard">youth n. B1</text:p>
      <text:p text:style-name="Standard">zero number A2</text:p>
      <text:p text:style-name="P2">zone n. B2</text:p>
      <text:p text:style-name="P2"/>
      <text:p text:style-name="P2">© Oxford University Press 1 / 11</text:p>
      <text:p text:style-name="P2">The Oxford 3000™</text:p>
      <text:p text:style-name="P2">The Oxford 3000 is the list of the 3000 most important words to learn in English, from A1 to B2 level.</text:p>
      <text:p text:style-name="P3">Rev 1, 8mm spac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801cm" fo:padding="0.019cm" fo:border-left="none" fo:border-right="none" fo:border-top="none" fo:border-bottom="0.74pt dotted #50938a" style:join-border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/>
      <style:text-properties officeooo:rsid="000d6090" officeooo:paragraph-rsid="000d6090"/>
    </style:style>
    <style:style style:name="MT1" style:family="text">
      <style:text-properties officeooo:rsid="0014a114"/>
    </style:style>
    <style:style style:name="MT2" style:family="text">
      <style:text-properties officeooo:rsid="001566fd"/>
    </style:style>
    <style:style style:name="MT3" style:family="text">
      <style:text-properties officeooo:rsid="00159ec7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xford <text:span text:style-name="MT1">3000</text:span> Word List, <text:span text:style-name="MT1">Formatted for Shorthand, </text:span><text:span text:style-name="MT2">Rev </text:span><text:span text:style-name="MT3">2</text:span><text:tab/><text:tab/><text:page-number text:select-page="current">1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4:17:32.602625300</meta:creation-date>
    <dc:date>2025-07-08T15:44:18.613636600</dc:date>
    <meta:editing-duration>PT23M52S</meta:editing-duration>
    <meta:editing-cycles>7</meta:editing-cycles>
    <meta:generator>LibreOffice/25.2.4.3$Windows_X86_64 LibreOffice_project/33e196637044ead23f5c3226cde09b47731f7e27</meta:generator>
    <meta:print-date>2025-07-08T14:37:50.008147100</meta:print-date>
    <meta:document-statistic meta:table-count="0" meta:image-count="0" meta:object-count="0" meta:page-count="36" meta:paragraph-count="2983" meta:word-count="9932" meta:character-count="43473" meta:non-whitespace-character-count="36523"/>
  </office:meta>
</office:document-meta>
</file>